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Gutenberg's Alice's Adventures in Wonderland, by Lewis Carroll</text:p>
      <text:p text:style-name="P3"/>
      <text:p text:style-name="P1">This eBook is for the use of anyone anywhere at no cost and with</text:p>
      <text:p text:style-name="P1">almost no restrictions whatsoever. <text:s/>You may copy it, give it away or</text:p>
      <text:p text:style-name="P1">re-use it under the terms of the Project Gutenberg License included</text:p>
      <text:p text:style-name="P1">with this eBook or online at www.gutenberg.org</text:p>
      <text:p text:style-name="P3"/>
      <text:p text:style-name="P3"/>
      <text:p text:style-name="P1">Title: Alice's Adventures in Wonderland</text:p>
      <text:p text:style-name="P3"/>
      <text:p text:style-name="P1">Author: Lewis Carroll</text:p>
      <text:p text:style-name="P3"/>
      <text:p text:style-name="P1">Posting Date: June 25, 2008 [EBook #11]</text:p>
      <text:p text:style-name="P1">Release Date: March, 1994</text:p>
      <text:p text:style-name="P1">[Last updated: December 20, 2011]</text:p>
      <text:p text:style-name="P3"/>
      <text:p text:style-name="P1">Language: English</text:p>
      <text:p text:style-name="P3"/>
      <text:p text:style-name="P3"/>
      <text:p text:style-name="P1">*** START OF THIS PROJECT GUTENBERG EBOOK ALICE'S ADVENTURES IN WONDERLAND ***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ALICE'S ADVENTURES IN WONDERLAND</text:p>
      <text:p text:style-name="P3"/>
      <text:p text:style-name="P1">Lewis Carroll</text:p>
      <text:p text:style-name="P3"/>
      <text:p text:style-name="P1">THE MILLENNIUM FULCRUM EDITION 3.0</text:p>
      <text:p text:style-name="P3"/>
      <text:p text:style-name="P3"/>
      <text:p text:style-name="P3"/>
      <text:p text:style-name="P3"/>
      <text:p text:style-name="P1">CHAPTER I. Down the Rabbit-Hole</text:p>
      <text:p text:style-name="P3"/>
      <text:p text:style-name="P1">Alice was beginning to get very tired of sitting by her sister on the</text:p>
      <text:p text:style-name="P1">bank, and of having nothing to do: once or twice she had peeped into the</text:p>
      <text:p text:style-name="P1">book her sister was reading, but it had no pictures or conversations in</text:p>
      <text:p text:style-name="P1">it, 'and what is the use of a book,' thought Alice 'without pictures or</text:p>
      <text:p text:style-name="P1">conversation?'</text:p>
      <text:p text:style-name="P3"/>
      <text:p text:style-name="P1">So she was considering in her own mind (as well as she could, for the</text:p>
      <text:p text:style-name="P1">hot day made her feel very sleepy and stupid), whether the pleasure</text:p>
      <text:p text:style-name="P1">of making a daisy-chain would be worth the trouble of getting up and</text:p>
      <text:p text:style-name="P1">picking the daisies, when suddenly a White Rabbit with pink eyes ran</text:p>
      <text:p text:style-name="P1">close by her.</text:p>
      <text:p text:style-name="P3"/>
      <text:p text:style-name="P1">There was nothing so VERY remarkable in that; nor did Alice think it so</text:p>
      <text:p text:style-name="P1">VERY much out of the way to hear the Rabbit say to itself, 'Oh dear!</text:p>
      <text:p text:style-name="P1">Oh dear! I shall be late!' (when she thought it over afterwards, it</text:p>
      <text:p text:style-name="P1">occurred to her that she ought to have wondered at this, but at the time</text:p>
      <text:p text:style-name="P1">it all seemed quite natural); but when the Rabbit actually TOOK A WATCH</text:p>
      <text:p text:style-name="P1">OUT OF ITS WAISTCOAT-POCKET, and looked at it, and then hurried on,</text:p>
      <text:p text:style-name="P1"><text:soft-page-break/>Alice started to her feet, for it flashed across her mind that she had</text:p>
      <text:p text:style-name="P1">never before seen a rabbit with either a waistcoat-pocket, or a watch</text:p>
      <text:p text:style-name="P1">to take out of it, and burning with curiosity, she ran across the field</text:p>
      <text:p text:style-name="P1">after it, and fortunately was just in time to see it pop down a large</text:p>
      <text:p text:style-name="P1">rabbit-hole under the hedge.</text:p>
      <text:p text:style-name="P3"/>
      <text:p text:style-name="P1">In another moment down went Alice after it, never once considering how</text:p>
      <text:p text:style-name="P1">in the world she was to get out again.</text:p>
      <text:p text:style-name="P3"/>
      <text:p text:style-name="P1">The rabbit-hole went straight on like a tunnel for some way, and then</text:p>
      <text:p text:style-name="P1">dipped suddenly down, so suddenly that Alice had not a moment to think</text:p>
      <text:p text:style-name="P1">about stopping herself before she found herself falling down a very deep</text:p>
      <text:p text:style-name="P1">well.</text:p>
      <text:p text:style-name="P3"/>
      <text:p text:style-name="P1">Either the well was very deep, or she fell very slowly, for she had</text:p>
      <text:p text:style-name="P1">plenty of time as she went down to look about her and to wonder what was</text:p>
      <text:p text:style-name="P1">going to happen next. First, she tried to look down and make out what</text:p>
      <text:p text:style-name="P1">she was coming to, but it was too dark to see anything; then she</text:p>
      <text:p text:style-name="P1">looked at the sides of the well, and noticed that they were filled with</text:p>
      <text:p text:style-name="P1">cupboards and book-shelves; here and there she saw maps and pictures</text:p>
      <text:p text:style-name="P1">hung upon pegs. She took down a jar from one of the shelves as</text:p>
      <text:p text:style-name="P1">she passed; it was labelled 'ORANGE MARMALADE', but to her great</text:p>
      <text:p text:style-name="P1">disappointment it was empty: she did not like to drop the jar for fear</text:p>
      <text:p text:style-name="P1">of killing somebody, so managed to put it into one of the cupboards as</text:p>
      <text:p text:style-name="P1">she fell past it.</text:p>
      <text:p text:style-name="P3"/>
      <text:p text:style-name="P1">'Well!' thought Alice to herself, 'after such a fall as this, I shall</text:p>
      <text:p text:style-name="P1">think nothing of tumbling down stairs! How brave they'll all think me at</text:p>
      <text:p text:style-name="P1">home! Why, I wouldn't say anything about it, even if I fell off the top</text:p>
      <text:p text:style-name="P1">of the house!' (Which was very likely true.)</text:p>
      <text:p text:style-name="P3"/>
      <text:p text:style-name="P1">Down, down, down. Would the fall NEVER come to an end! 'I wonder how</text:p>
      <text:p text:style-name="P1">many miles I've fallen by this time?' she said aloud. 'I must be getting</text:p>
      <text:p text:style-name="P1">somewhere near the centre of the earth. Let me see: that would be four</text:p>
      <text:p text:style-name="P1">thousand miles down, I think--' (for, you see, Alice had learnt several</text:p>
      <text:p text:style-name="P1">things of this sort in her lessons in the schoolroom, and though this</text:p>
      <text:p text:style-name="P1">was not a VERY good opportunity for showing off her knowledge, as there</text:p>
      <text:p text:style-name="P1">was no one to listen to her, still it was good practice to say it over)</text:p>
      <text:p text:style-name="P1">'--yes, that's about the right distance--but then I wonder what Latitude</text:p>
      <text:p text:style-name="P1">or Longitude I've got to?' (Alice had no idea what Latitude was, or</text:p>
      <text:p text:style-name="P1">Longitude either, but thought they were nice grand words to say.)</text:p>
      <text:p text:style-name="P3"/>
      <text:p text:style-name="P1">Presently she began again. 'I wonder if I shall fall right THROUGH the</text:p>
      <text:p text:style-name="P1">earth! How funny it'll seem to come out among the people that walk with</text:p>
      <text:p text:style-name="P1">their heads downward! The Antipathies, I think--' (she was rather glad</text:p>
      <text:p text:style-name="P1">there WAS no one listening, this time, as it didn't sound at all the</text:p>
      <text:p text:style-name="P1">right word) '--but I shall have to ask them what the name of the country</text:p>
      <text:p text:style-name="P1">is, you know. Please, Ma'am, is this New Zealand or Australia?' (and</text:p>
      <text:p text:style-name="P1">she tried to curtsey as she spoke--fancy CURTSEYING as you're falling</text:p>
      <text:p text:style-name="P1">through the air! Do you think you could manage it?) 'And what an</text:p>
      <text:p text:style-name="P1">ignorant little girl she'll think me for asking! No, it'll never do to</text:p>
      <text:p text:style-name="P1">ask: perhaps I shall see it written up somewhere.'</text:p>
      <text:p text:style-name="P3"/>
      <text:p text:style-name="P1">Down, down, down. There was nothing else to do, so Alice soon began</text:p>
      <text:p text:style-name="P1">talking again. 'Dinah'll miss me very much to-night, I should think!'</text:p>
      <text:p text:style-name="P1">(Dinah was the cat.) 'I hope they'll remember her saucer of milk at</text:p>
      <text:p text:style-name="P1">tea-time. Dinah my dear! I wish you were down here with me! There are no</text:p>
      <text:p text:style-name="P1">mice in the air, I'm afraid, but you might catch a bat, and that's very</text:p>
      <text:p text:style-name="P1">like a mouse, you know. But do cats eat bats, I wonder?' And here Alice</text:p>
      <text:p text:style-name="P1"><text:soft-page-break/>began to get rather sleepy, and went on saying to herself, in a dreamy</text:p>
      <text:p text:style-name="P1">sort of way, 'Do cats eat bats? Do cats eat bats?' and sometimes, 'Do</text:p>
      <text:p text:style-name="P1">bats eat cats?' for, you see, as she couldn't answer either question,</text:p>
      <text:p text:style-name="P1">it didn't much matter which way she put it. She felt that she was dozing</text:p>
      <text:p text:style-name="P1">off, and had just begun to dream that she was walking hand in hand with</text:p>
      <text:p text:style-name="P1">Dinah, and saying to her very earnestly, 'Now, Dinah, tell me the truth:</text:p>
      <text:p text:style-name="P1">did you ever eat a bat?' when suddenly, thump! thump! down she came upon</text:p>
      <text:p text:style-name="P1">a heap of sticks and dry leaves, and the fall was over.</text:p>
      <text:p text:style-name="P3"/>
      <text:p text:style-name="P1">Alice was not a bit hurt, and she jumped up on to her feet in a moment:</text:p>
      <text:p text:style-name="P1">she looked up, but it was all dark overhead; before her was another</text:p>
      <text:p text:style-name="P1">long passage, and the White Rabbit was still in sight, hurrying down it.</text:p>
      <text:p text:style-name="P1">There was not a moment to be lost: away went Alice like the wind, and</text:p>
      <text:p text:style-name="P1">was just in time to hear it say, as it turned a corner, 'Oh my ears</text:p>
      <text:p text:style-name="P1">and whiskers, how late it's getting!' She was close behind it when she</text:p>
      <text:p text:style-name="P1">turned the corner, but the Rabbit was no longer to be seen: she found</text:p>
      <text:p text:style-name="P1">herself in a long, low hall, which was lit up by a row of lamps hanging</text:p>
      <text:p text:style-name="P1">from the roof.</text:p>
      <text:p text:style-name="P3"/>
      <text:p text:style-name="P1">There were doors all round the hall, but they were all locked; and when</text:p>
      <text:p text:style-name="P1">Alice had been all the way down one side and up the other, trying every</text:p>
      <text:p text:style-name="P1">door, she walked sadly down the middle, wondering how she was ever to</text:p>
      <text:p text:style-name="P1">get out again.</text:p>
      <text:p text:style-name="P3"/>
      <text:p text:style-name="P1">Suddenly she came upon a little three-legged table, all made of solid</text:p>
      <text:p text:style-name="P1">glass; there was nothing on it except a tiny golden key, and Alice's</text:p>
      <text:p text:style-name="P1">first thought was that it might belong to one of the doors of the hall;</text:p>
      <text:p text:style-name="P1">but, alas! either the locks were too large, or the key was too small,</text:p>
      <text:p text:style-name="P1">but at any rate it would not open any of them. However, on the second</text:p>
      <text:p text:style-name="P1">time round, she came upon a low curtain she had not noticed before, and</text:p>
      <text:p text:style-name="P1">behind it was a little door about fifteen inches high: she tried the</text:p>
      <text:p text:style-name="P1">little golden key in the lock, and to her great delight it fitted!</text:p>
      <text:p text:style-name="P3"/>
      <text:p text:style-name="P1">Alice opened the door and found that it led into a small passage, not</text:p>
      <text:p text:style-name="P1">much larger than a rat-hole: she knelt down and looked along the passage</text:p>
      <text:p text:style-name="P1">into the loveliest garden you ever saw. How she longed to get out of</text:p>
      <text:p text:style-name="P1">that dark hall, and wander about among those beds of bright flowers and</text:p>
      <text:p text:style-name="P1">those cool fountains, but she could not even get her head through the</text:p>
      <text:p text:style-name="P1">doorway; 'and even if my head would go through,' thought poor Alice, 'it</text:p>
      <text:p text:style-name="P1">would be of very little use without my shoulders. Oh, how I wish I could</text:p>
      <text:p text:style-name="P1">shut up like a telescope! I think I could, if I only know how to begin.'</text:p>
      <text:p text:style-name="P1">For, you see, so many out-of-the-way things had happened lately,</text:p>
      <text:p text:style-name="P1">that Alice had begun to think that very few things indeed were really</text:p>
      <text:p text:style-name="P1">impossible.</text:p>
      <text:p text:style-name="P3"/>
      <text:p text:style-name="P1">There seemed to be no use in waiting by the little door, so she went</text:p>
      <text:p text:style-name="P1">back to the table, half hoping she might find another key on it, or at</text:p>
      <text:p text:style-name="P1">any rate a book of rules for shutting people up like telescopes: this</text:p>
      <text:p text:style-name="P1">time she found a little bottle on it, ('which certainly was not here</text:p>
      <text:p text:style-name="P1">before,' said Alice,) and round the neck of the bottle was a paper</text:p>
      <text:p text:style-name="P1">label, with the words 'DRINK ME' beautifully printed on it in large</text:p>
      <text:p text:style-name="P1">letters.</text:p>
      <text:p text:style-name="P3"/>
      <text:p text:style-name="P1">It was all very well to say 'Drink me,' but the wise little Alice was</text:p>
      <text:p text:style-name="P1">not going to do THAT in a hurry. 'No, I'll look first,' she said, 'and</text:p>
      <text:p text:style-name="P1">see whether it's marked "poison" or not'; for she had read several nice</text:p>
      <text:p text:style-name="P1">little histories about children who had got burnt, and eaten up by wild</text:p>
      <text:p text:style-name="P1">beasts and other unpleasant things, all because they WOULD not remember</text:p>
      <text:p text:style-name="P1">the simple rules their friends had taught them: such as, that a red-hot</text:p>
      <text:p text:style-name="P1"><text:soft-page-break/>poker will burn you if you hold it too long; and that if you cut your</text:p>
      <text:p text:style-name="P1">finger VERY deeply with a knife, it usually bleeds; and she had never</text:p>
      <text:p text:style-name="P1">forgotten that, if you drink much from a bottle marked 'poison,' it is</text:p>
      <text:p text:style-name="P1">almost certain to disagree with you, sooner or later.</text:p>
      <text:p text:style-name="P3"/>
      <text:p text:style-name="P1">However, this bottle was NOT marked 'poison,' so Alice ventured to taste</text:p>
      <text:p text:style-name="P1">it, and finding it very nice, (it had, in fact, a sort of mixed flavour</text:p>
      <text:p text:style-name="P1">of cherry-tart, custard, pine-apple, roast turkey, toffee, and hot</text:p>
      <text:p text:style-name="P1">buttered toast,) she very soon finished it off.</text:p>
      <text:p text:style-name="P3"/>
      <text:p text:style-name="P2"><text:s text:c="2"/><text:span text:style-name="T1">* <text:s text:c="3"/>* <text:s text:c="3"/>* <text:s text:c="3"/>* <text:s text:c="3"/>* <text:s text:c="3"/>* <text:s text:c="3"/>*</text:span></text:p>
      <text:p text:style-name="P3"/>
      <text:p text:style-name="P2"><text:s text:c="4"/><text:span text:style-name="T1">* <text:s text:c="3"/>* <text:s text:c="3"/>* <text:s text:c="3"/>* <text:s text:c="3"/>* <text:s text:c="3"/>*</text:span></text:p>
      <text:p text:style-name="P3"/>
      <text:p text:style-name="P2"><text:s text:c="2"/><text:span text:style-name="T1">* <text:s text:c="3"/>* <text:s text:c="3"/>* <text:s text:c="3"/>* <text:s text:c="3"/>* <text:s text:c="3"/>* <text:s text:c="3"/>*</text:span></text:p>
      <text:p text:style-name="P3"/>
      <text:p text:style-name="P1">'What a curious feeling!' said Alice; 'I must be shutting up like a</text:p>
      <text:p text:style-name="P1">telescope.'</text:p>
      <text:p text:style-name="P3"/>
      <text:p text:style-name="P1">And so it was indeed: she was now only ten inches high, and her face</text:p>
      <text:p text:style-name="P1">brightened up at the thought that she was now the right size for going</text:p>
      <text:p text:style-name="P1">through the little door into that lovely garden. First, however, she</text:p>
      <text:p text:style-name="P1">waited for a few minutes to see if she was going to shrink any further:</text:p>
      <text:p text:style-name="P1">she felt a little nervous about this; 'for it might end, you know,' said</text:p>
      <text:p text:style-name="P1">Alice to herself, 'in my going out altogether, like a candle. I wonder</text:p>
      <text:p text:style-name="P1">what I should be like then?' And she tried to fancy what the flame of a</text:p>
      <text:p text:style-name="P1">candle is like after the candle is blown out, for she could not remember</text:p>
      <text:p text:style-name="P1">ever having seen such a thing.</text:p>
      <text:p text:style-name="P3"/>
      <text:p text:style-name="P1">After a while, finding that nothing more happened, she decided on going</text:p>
      <text:p text:style-name="P1">into the garden at once; but, alas for poor Alice! when she got to the</text:p>
      <text:p text:style-name="P1">door, she found she had forgotten the little golden key, and when she</text:p>
      <text:p text:style-name="P1">went back to the table for it, she found she could not possibly reach</text:p>
      <text:p text:style-name="P1">it: she could see it quite plainly through the glass, and she tried her</text:p>
      <text:p text:style-name="P1">best to climb up one of the legs of the table, but it was too slippery;</text:p>
      <text:p text:style-name="P1">and when she had tired herself out with trying, the poor little thing</text:p>
      <text:p text:style-name="P1">sat down and cried.</text:p>
      <text:p text:style-name="P3"/>
      <text:p text:style-name="P1">'Come, there's no use in crying like that!' said Alice to herself,</text:p>
      <text:p text:style-name="P1">rather sharply; 'I advise you to leave off this minute!' She generally</text:p>
      <text:p text:style-name="P1">gave herself very good advice, (though she very seldom followed it),</text:p>
      <text:p text:style-name="P1">and sometimes she scolded herself so severely as to bring tears into</text:p>
      <text:p text:style-name="P1">her eyes; and once she remembered trying to box her own ears for having</text:p>
      <text:p text:style-name="P1">cheated herself in a game of croquet she was playing against herself,</text:p>
      <text:p text:style-name="P1">for this curious child was very fond of pretending to be two people.</text:p>
      <text:p text:style-name="P1">'But it's no use now,' thought poor Alice, 'to pretend to be two people!</text:p>
      <text:p text:style-name="P1">Why, there's hardly enough of me left to make ONE respectable person!'</text:p>
      <text:p text:style-name="P3"/>
      <text:p text:style-name="P1">Soon her eye fell on a little glass box that was lying under the table:</text:p>
      <text:p text:style-name="P1">she opened it, and found in it a very small cake, on which the words</text:p>
      <text:p text:style-name="P1">'EAT ME' were beautifully marked in currants. 'Well, I'll eat it,' said</text:p>
      <text:p text:style-name="P1">Alice, 'and if it makes me grow larger, I can reach the key; and if it</text:p>
      <text:p text:style-name="P1">makes me grow smaller, I can creep under the door; so either way I'll</text:p>
      <text:p text:style-name="P1">get into the garden, and I don't care which happens!'</text:p>
      <text:p text:style-name="P3"/>
      <text:p text:style-name="P1">She ate a little bit, and said anxiously to herself, 'Which way? Which</text:p>
      <text:p text:style-name="P1">way?', holding her hand on the top of her head to feel which way it was</text:p>
      <text:p text:style-name="P1">growing, and she was quite surprised to find that she remained the same</text:p>
      <text:p text:style-name="P1">size: to be sure, this generally happens when one eats cake, but Alice</text:p>
      <text:p text:style-name="P1"><text:soft-page-break/>had got so much into the way of expecting nothing but out-of-the-way</text:p>
      <text:p text:style-name="P1">things to happen, that it seemed quite dull and stupid for life to go on</text:p>
      <text:p text:style-name="P1">in the common way.</text:p>
      <text:p text:style-name="P3"/>
      <text:p text:style-name="P1">So she set to work, and very soon finished off the cake.</text:p>
      <text:p text:style-name="P3"/>
      <text:p text:style-name="P2"><text:s text:c="2"/><text:span text:style-name="T1">* <text:s text:c="3"/>* <text:s text:c="3"/>* <text:s text:c="3"/>* <text:s text:c="3"/>* <text:s text:c="3"/>* <text:s text:c="3"/>*</text:span></text:p>
      <text:p text:style-name="P3"/>
      <text:p text:style-name="P2"><text:s text:c="4"/><text:span text:style-name="T1">* <text:s text:c="3"/>* <text:s text:c="3"/>* <text:s text:c="3"/>* <text:s text:c="3"/>* <text:s text:c="3"/>*</text:span></text:p>
      <text:p text:style-name="P3"/>
      <text:p text:style-name="P2"><text:s text:c="2"/><text:span text:style-name="T1">* <text:s text:c="3"/>* <text:s text:c="3"/>* <text:s text:c="3"/>* <text:s text:c="3"/>* <text:s text:c="3"/>* <text:s text:c="3"/>*</text:span></text:p>
      <text:p text:style-name="P3"/>
      <text:p text:style-name="P3"/>
      <text:p text:style-name="P3"/>
      <text:p text:style-name="P3"/>
      <text:p text:style-name="P1">CHAPTER II. The Pool of Tears</text:p>
      <text:p text:style-name="P3"/>
      <text:p text:style-name="P1">'Curiouser and curiouser!' cried Alice (she was so much surprised, that</text:p>
      <text:p text:style-name="P1">for the moment she quite forgot how to speak good English); 'now I'm</text:p>
      <text:p text:style-name="P1">opening out like the largest telescope that ever was! Good-bye, feet!'</text:p>
      <text:p text:style-name="P1">(for when she looked down at her feet, they seemed to be almost out of</text:p>
      <text:p text:style-name="P1">sight, they were getting so far off). 'Oh, my poor little feet, I wonder</text:p>
      <text:p text:style-name="P1">who will put on your shoes and stockings for you now, dears? I'm sure</text:p>
      <text:p text:style-name="P1">_I_ shan't be able! I shall be a great deal too far off to trouble</text:p>
      <text:p text:style-name="P1">myself about you: you must manage the best way you can;--but I must be</text:p>
      <text:p text:style-name="P1">kind to them,' thought Alice, 'or perhaps they won't walk the way I want</text:p>
      <text:p text:style-name="P1">to go! Let me see: I'll give them a new pair of boots every Christmas.'</text:p>
      <text:p text:style-name="P3"/>
      <text:p text:style-name="P1">And she went on planning to herself how she would manage it. 'They must</text:p>
      <text:p text:style-name="P1">go by the carrier,' she thought; 'and how funny it'll seem, sending</text:p>
      <text:p text:style-name="P1">presents to one's own feet! And how odd the directions will look!</text:p>
      <text:p text:style-name="P3"/>
      <text:p text:style-name="P2"><text:s text:c="5"/><text:span text:style-name="T1">ALICE'S RIGHT FOOT, ESQ.</text:span></text:p>
      <text:p text:style-name="P2"><text:s text:c="7"/><text:span text:style-name="T1">HEARTHRUG,</text:span></text:p>
      <text:p text:style-name="P2"><text:s text:c="9"/><text:span text:style-name="T1">NEAR THE FENDER,</text:span></text:p>
      <text:p text:style-name="P2"><text:s text:c="11"/><text:span text:style-name="T1">(WITH ALICE'S LOVE).</text:span></text:p>
      <text:p text:style-name="P3"/>
      <text:p text:style-name="P1">Oh dear, what nonsense I'm talking!'</text:p>
      <text:p text:style-name="P3"/>
      <text:p text:style-name="P1">Just then her head struck against the roof of the hall: in fact she was</text:p>
      <text:p text:style-name="P1">now more than nine feet high, and she at once took up the little golden</text:p>
      <text:p text:style-name="P1">key and hurried off to the garden door.</text:p>
      <text:p text:style-name="P3"/>
      <text:p text:style-name="P1">Poor Alice! It was as much as she could do, lying down on one side, to</text:p>
      <text:p text:style-name="P1">look through into the garden with one eye; but to get through was more</text:p>
      <text:p text:style-name="P1">hopeless than ever: she sat down and began to cry again.</text:p>
      <text:p text:style-name="P3"/>
      <text:p text:style-name="P1">'You ought to be ashamed of yourself,' said Alice, 'a great girl like</text:p>
      <text:p text:style-name="P1">you,' (she might well say this), 'to go on crying in this way! Stop this</text:p>
      <text:p text:style-name="P1">moment, I tell you!' But she went on all the same, shedding gallons of</text:p>
      <text:p text:style-name="P1">tears, until there was a large pool all round her, about four inches</text:p>
      <text:p text:style-name="P1">deep and reaching half down the hall.</text:p>
      <text:p text:style-name="P3"/>
      <text:p text:style-name="P1">After a time she heard a little pattering of feet in the distance, and</text:p>
      <text:p text:style-name="P1">she hastily dried her eyes to see what was coming. It was the White</text:p>
      <text:p text:style-name="P1">Rabbit returning, splendidly dressed, with a pair of white kid gloves in</text:p>
      <text:p text:style-name="P1">one hand and a large fan in the other: he came trotting along in a great</text:p>
      <text:p text:style-name="P1">hurry, muttering to himself as he came, 'Oh! the Duchess, the Duchess!</text:p>
      <text:p text:style-name="P1">Oh! won't she be savage if I've kept her waiting!' Alice felt so</text:p>
      <text:p text:style-name="P1"><text:soft-page-break/>desperate that she was ready to ask help of any one; so, when the Rabbit</text:p>
      <text:p text:style-name="P1">came near her, she began, in a low, timid voice, 'If you please, sir--'</text:p>
      <text:p text:style-name="P1">The Rabbit started violently, dropped the white kid gloves and the fan,</text:p>
      <text:p text:style-name="P1">and skurried away into the darkness as hard as he could go.</text:p>
      <text:p text:style-name="P3"/>
      <text:p text:style-name="P1">Alice took up the fan and gloves, and, as the hall was very hot, she</text:p>
      <text:p text:style-name="P1">kept fanning herself all the time she went on talking: 'Dear, dear! How</text:p>
      <text:p text:style-name="P1">queer everything is to-day! And yesterday things went on just as usual.</text:p>
      <text:p text:style-name="P1">I wonder if I've been changed in the night? Let me think: was I the</text:p>
      <text:p text:style-name="P1">same when I got up this morning? I almost think I can remember feeling a</text:p>
      <text:p text:style-name="P1">little different. But if I'm not the same, the next question is, Who</text:p>
      <text:p text:style-name="P1">in the world am I? Ah, THAT'S the great puzzle!' And she began thinking</text:p>
      <text:p text:style-name="P1">over all the children she knew that were of the same age as herself, to</text:p>
      <text:p text:style-name="P1">see if she could have been changed for any of them.</text:p>
      <text:p text:style-name="P3"/>
      <text:p text:style-name="P1">'I'm sure I'm not Ada,' she said, 'for her hair goes in such long</text:p>
      <text:p text:style-name="P1">ringlets, and mine doesn't go in ringlets at all; and I'm sure I can't</text:p>
      <text:p text:style-name="P1">be Mabel, for I know all sorts of things, and she, oh! she knows such a</text:p>
      <text:p text:style-name="P1">very little! Besides, SHE'S she, and I'm I, and--oh dear, how puzzling</text:p>
      <text:p text:style-name="P1">it all is! I'll try if I know all the things I used to know. Let me</text:p>
      <text:p text:style-name="P1">see: four times five is twelve, and four times six is thirteen, and</text:p>
      <text:p text:style-name="P1">four times seven is--oh dear! I shall never get to twenty at that rate!</text:p>
      <text:p text:style-name="P1">However, the Multiplication Table doesn't signify: let's try Geography.</text:p>
      <text:p text:style-name="P1">London is the capital of Paris, and Paris is the capital of Rome, and</text:p>
      <text:p text:style-name="P1">Rome--no, THAT'S all wrong, I'm certain! I must have been changed for</text:p>
      <text:p text:style-name="P1">Mabel! I'll try and say "How doth the little--"' and she crossed her</text:p>
      <text:p text:style-name="P1">hands on her lap as if she were saying lessons, and began to repeat it,</text:p>
      <text:p text:style-name="P1">but her voice sounded hoarse and strange, and the words did not come the</text:p>
      <text:p text:style-name="P1">same as they used to do:--</text:p>
      <text:p text:style-name="P3"/>
      <text:p text:style-name="P2"><text:s text:c="5"/><text:span text:style-name="T1">'How doth the little crocodile</text:span></text:p>
      <text:p text:style-name="P2"><text:s text:c="6"/><text:span text:style-name="T1">Improve his shining tail,</text:span></text:p>
      <text:p text:style-name="P2"><text:s text:c="5"/><text:span text:style-name="T1">And pour the waters of the Nile</text:span></text:p>
      <text:p text:style-name="P2"><text:s text:c="6"/><text:span text:style-name="T1">On every golden scale!</text:span></text:p>
      <text:p text:style-name="P3"/>
      <text:p text:style-name="P2"><text:s text:c="5"/><text:span text:style-name="T1">'How cheerfully he seems to grin,</text:span></text:p>
      <text:p text:style-name="P2"><text:s text:c="6"/><text:span text:style-name="T1">How neatly spread his claws,</text:span></text:p>
      <text:p text:style-name="P2"><text:s text:c="5"/><text:span text:style-name="T1">And welcome little fishes in</text:span></text:p>
      <text:p text:style-name="P2"><text:s text:c="6"/><text:span text:style-name="T1">With gently smiling jaws!'</text:span></text:p>
      <text:p text:style-name="P3"/>
      <text:p text:style-name="P1">'I'm sure those are not the right words,' said poor Alice, and her eyes</text:p>
      <text:p text:style-name="P1">filled with tears again as she went on, 'I must be Mabel after all, and</text:p>
      <text:p text:style-name="P1">I shall have to go and live in that poky little house, and have next to</text:p>
      <text:p text:style-name="P1">no toys to play with, and oh! ever so many lessons to learn! No, I've</text:p>
      <text:p text:style-name="P1">made up my mind about it; if I'm Mabel, I'll stay down here! It'll be no</text:p>
      <text:p text:style-name="P1">use their putting their heads down and saying "Come up again, dear!" I</text:p>
      <text:p text:style-name="P1">shall only look up and say "Who am I then? Tell me that first, and then,</text:p>
      <text:p text:style-name="P1">if I like being that person, I'll come up: if not, I'll stay down here</text:p>
      <text:p text:style-name="P1">till I'm somebody else"--but, oh dear!' cried Alice, with a sudden burst</text:p>
      <text:p text:style-name="P1">of tears, 'I do wish they WOULD put their heads down! I am so VERY tired</text:p>
      <text:p text:style-name="P1">of being all alone here!'</text:p>
      <text:p text:style-name="P3"/>
      <text:p text:style-name="P1">As she said this she looked down at her hands, and was surprised to see</text:p>
      <text:p text:style-name="P1">that she had put on one of the Rabbit's little white kid gloves while</text:p>
      <text:p text:style-name="P1">she was talking. 'How CAN I have done that?' she thought. 'I must</text:p>
      <text:p text:style-name="P1">be growing small again.' She got up and went to the table to measure</text:p>
      <text:p text:style-name="P1">herself by it, and found that, as nearly as she could guess, she was now</text:p>
      <text:p text:style-name="P1">about two feet high, and was going on shrinking rapidly: she soon found</text:p>
      <text:p text:style-name="P1">out that the cause of this was the fan she was holding, and she dropped</text:p>
      <text:p text:style-name="P1"><text:soft-page-break/>it hastily, just in time to avoid shrinking away altogether.</text:p>
      <text:p text:style-name="P3"/>
      <text:p text:style-name="P1">'That WAS a narrow escape!' said Alice, a good deal frightened at the</text:p>
      <text:p text:style-name="P1">sudden change, but very glad to find herself still in existence; 'and</text:p>
      <text:p text:style-name="P1">now for the garden!' and she ran with all speed back to the little door:</text:p>
      <text:p text:style-name="P1">but, alas! the little door was shut again, and the little golden key was</text:p>
      <text:p text:style-name="P1">lying on the glass table as before, 'and things are worse than ever,'</text:p>
      <text:p text:style-name="P1">thought the poor child, 'for I never was so small as this before, never!</text:p>
      <text:p text:style-name="P1">And I declare it's too bad, that it is!'</text:p>
      <text:p text:style-name="P3"/>
      <text:p text:style-name="P1">As she said these words her foot slipped, and in another moment, splash!</text:p>
      <text:p text:style-name="P1">she was up to her chin in salt water. Her first idea was that she</text:p>
      <text:p text:style-name="P1">had somehow fallen into the sea, 'and in that case I can go back by</text:p>
      <text:p text:style-name="P1">railway,' she said to herself. (Alice had been to the seaside once in</text:p>
      <text:p text:style-name="P1">her life, and had come to the general conclusion, that wherever you go</text:p>
      <text:p text:style-name="P1">to on the English coast you find a number of bathing machines in the</text:p>
      <text:p text:style-name="P1">sea, some children digging in the sand with wooden spades, then a row</text:p>
      <text:p text:style-name="P1">of lodging houses, and behind them a railway station.) However, she soon</text:p>
      <text:p text:style-name="P1">made out that she was in the pool of tears which she had wept when she</text:p>
      <text:p text:style-name="P1">was nine feet high.</text:p>
      <text:p text:style-name="P3"/>
      <text:p text:style-name="P1">'I wish I hadn't cried so much!' said Alice, as she swam about, trying</text:p>
      <text:p text:style-name="P1">to find her way out. 'I shall be punished for it now, I suppose, by</text:p>
      <text:p text:style-name="P1">being drowned in my own tears! That WILL be a queer thing, to be sure!</text:p>
      <text:p text:style-name="P1">However, everything is queer to-day.'</text:p>
      <text:p text:style-name="P3"/>
      <text:p text:style-name="P1">Just then she heard something splashing about in the pool a little way</text:p>
      <text:p text:style-name="P1">off, and she swam nearer to make out what it was: at first she thought</text:p>
      <text:p text:style-name="P1">it must be a walrus or hippopotamus, but then she remembered how small</text:p>
      <text:p text:style-name="P1">she was now, and she soon made out that it was only a mouse that had</text:p>
      <text:p text:style-name="P1">slipped in like herself.</text:p>
      <text:p text:style-name="P3"/>
      <text:p text:style-name="P1">'Would it be of any use, now,' thought Alice, 'to speak to this mouse?</text:p>
      <text:p text:style-name="P1">Everything is so out-of-the-way down here, that I should think very</text:p>
      <text:p text:style-name="P1">likely it can talk: at any rate, there's no harm in trying.' So she</text:p>
      <text:p text:style-name="P1">began: 'O Mouse, do you know the way out of this pool? I am very tired</text:p>
      <text:p text:style-name="P1">of swimming about here, O Mouse!' (Alice thought this must be the right</text:p>
      <text:p text:style-name="P1">way of speaking to a mouse: she had never done such a thing before, but</text:p>
      <text:p text:style-name="P1">she remembered having seen in her brother's Latin Grammar, 'A mouse--of</text:p>
      <text:p text:style-name="P1">a mouse--to a mouse--a mouse--O mouse!') The Mouse looked at her rather</text:p>
      <text:p text:style-name="P1">inquisitively, and seemed to her to wink with one of its little eyes,</text:p>
      <text:p text:style-name="P1">but it said nothing.</text:p>
      <text:p text:style-name="P3"/>
      <text:p text:style-name="P1">'Perhaps it doesn't understand English,' thought Alice; 'I daresay it's</text:p>
      <text:p text:style-name="P1">a French mouse, come over with William the Conqueror.' (For, with all</text:p>
      <text:p text:style-name="P1">her knowledge of history, Alice had no very clear notion how long ago</text:p>
      <text:p text:style-name="P1">anything had happened.) So she began again: 'Ou est ma chatte?' which</text:p>
      <text:p text:style-name="P1">was the first sentence in her French lesson-book. The Mouse gave a</text:p>
      <text:p text:style-name="P1">sudden leap out of the water, and seemed to quiver all over with fright.</text:p>
      <text:p text:style-name="P1">'Oh, I beg your pardon!' cried Alice hastily, afraid that she had hurt</text:p>
      <text:p text:style-name="P1">the poor animal's feelings. 'I quite forgot you didn't like cats.'</text:p>
      <text:p text:style-name="P3"/>
      <text:p text:style-name="P1">'Not like cats!' cried the Mouse, in a shrill, passionate voice. 'Would</text:p>
      <text:p text:style-name="P1">YOU like cats if you were me?'</text:p>
      <text:p text:style-name="P3"/>
      <text:p text:style-name="P1">'Well, perhaps not,' said Alice in a soothing tone: 'don't be angry</text:p>
      <text:p text:style-name="P1">about it. And yet I wish I could show you our cat Dinah: I think you'd</text:p>
      <text:p text:style-name="P1">take a fancy to cats if you could only see her. She is such a dear quiet</text:p>
      <text:p text:style-name="P1">thing,' Alice went on, half to herself, as she swam lazily about in the</text:p>
      <text:p text:style-name="P1"><text:soft-page-break/>pool, 'and she sits purring so nicely by the fire, licking her paws and</text:p>
      <text:p text:style-name="P1">washing her face--and she is such a nice soft thing to nurse--and she's</text:p>
      <text:p text:style-name="P1">such a capital one for catching mice--oh, I beg your pardon!' cried</text:p>
      <text:p text:style-name="P1">Alice again, for this time the Mouse was bristling all over, and she</text:p>
      <text:p text:style-name="P1">felt certain it must be really offended. 'We won't talk about her any</text:p>
      <text:p text:style-name="P1">more if you'd rather not.'</text:p>
      <text:p text:style-name="P3"/>
      <text:p text:style-name="P1">'We indeed!' cried the Mouse, who was trembling down to the end of his</text:p>
      <text:p text:style-name="P1">tail. 'As if I would talk on such a subject! Our family always HATED</text:p>
      <text:p text:style-name="P1">cats: nasty, low, vulgar things! Don't let me hear the name again!'</text:p>
      <text:p text:style-name="P3"/>
      <text:p text:style-name="P1">'I won't indeed!' said Alice, in a great hurry to change the subject of</text:p>
      <text:p text:style-name="P1">conversation. 'Are you--are you fond--of--of dogs?' The Mouse did not</text:p>
      <text:p text:style-name="P1">answer, so Alice went on eagerly: 'There is such a nice little dog near</text:p>
      <text:p text:style-name="P1">our house I should like to show you! A little bright-eyed terrier, you</text:p>
      <text:p text:style-name="P1">know, with oh, such long curly brown hair! And it'll fetch things when</text:p>
      <text:p text:style-name="P1">you throw them, and it'll sit up and beg for its dinner, and all sorts</text:p>
      <text:p text:style-name="P1">of things--I can't remember half of them--and it belongs to a farmer,</text:p>
      <text:p text:style-name="P1">you know, and he says it's so useful, it's worth a hundred pounds! He</text:p>
      <text:p text:style-name="P1">says it kills all the rats and--oh dear!' cried Alice in a sorrowful</text:p>
      <text:p text:style-name="P1">tone, 'I'm afraid I've offended it again!' For the Mouse was swimming</text:p>
      <text:p text:style-name="P1">away from her as hard as it could go, and making quite a commotion in</text:p>
      <text:p text:style-name="P1">the pool as it went.</text:p>
      <text:p text:style-name="P3"/>
      <text:p text:style-name="P1">So she called softly after it, 'Mouse dear! Do come back again, and we</text:p>
      <text:p text:style-name="P1">won't talk about cats or dogs either, if you don't like them!' When the</text:p>
      <text:p text:style-name="P1">Mouse heard this, it turned round and swam slowly back to her: its</text:p>
      <text:p text:style-name="P1">face was quite pale (with passion, Alice thought), and it said in a low</text:p>
      <text:p text:style-name="P1">trembling voice, 'Let us get to the shore, and then I'll tell you my</text:p>
      <text:p text:style-name="P1">history, and you'll understand why it is I hate cats and dogs.'</text:p>
      <text:p text:style-name="P3"/>
      <text:p text:style-name="P1">It was high time to go, for the pool was getting quite crowded with the</text:p>
      <text:p text:style-name="P1">birds and animals that had fallen into it: there were a Duck and a Dodo,</text:p>
      <text:p text:style-name="P1">a Lory and an Eaglet, and several other curious creatures. Alice led the</text:p>
      <text:p text:style-name="P1">way, and the whole party swam to the shore.</text:p>
      <text:p text:style-name="P3"/>
      <text:p text:style-name="P3"/>
      <text:p text:style-name="P3"/>
      <text:p text:style-name="P3"/>
      <text:p text:style-name="P1">CHAPTER III. A Caucus-Race and a Long Tale</text:p>
      <text:p text:style-name="P3"/>
      <text:p text:style-name="P1">They were indeed a queer-looking party that assembled on the bank--the</text:p>
      <text:p text:style-name="P1">birds with draggled feathers, the animals with their fur clinging close</text:p>
      <text:p text:style-name="P1">to them, and all dripping wet, cross, and uncomfortable.</text:p>
      <text:p text:style-name="P3"/>
      <text:p text:style-name="P1">The first question of course was, how to get dry again: they had a</text:p>
      <text:p text:style-name="P1">consultation about this, and after a few minutes it seemed quite natural</text:p>
      <text:p text:style-name="P1">to Alice to find herself talking familiarly with them, as if she had</text:p>
      <text:p text:style-name="P1">known them all her life. Indeed, she had quite a long argument with the</text:p>
      <text:p text:style-name="P1">Lory, who at last turned sulky, and would only say, 'I am older than</text:p>
      <text:p text:style-name="P1">you, and must know better'; and this Alice would not allow without</text:p>
      <text:p text:style-name="P1">knowing how old it was, and, as the Lory positively refused to tell its</text:p>
      <text:p text:style-name="P1">age, there was no more to be said.</text:p>
      <text:p text:style-name="P3"/>
      <text:p text:style-name="P1">At last the Mouse, who seemed to be a person of authority among them,</text:p>
      <text:p text:style-name="P1">called out, 'Sit down, all of you, and listen to me! I'LL soon make you</text:p>
      <text:p text:style-name="P1">dry enough!' They all sat down at once, in a large ring, with the Mouse</text:p>
      <text:p text:style-name="P1">in the middle. Alice kept her eyes anxiously fixed on it, for she felt</text:p>
      <text:p text:style-name="P1">sure she would catch a bad cold if she did not get dry very soon.</text:p>
      <text:p text:style-name="P3"><text:soft-page-break/></text:p>
      <text:p text:style-name="P1">'Ahem!' said the Mouse with an important air, 'are you all ready? This</text:p>
      <text:p text:style-name="P1">is the driest thing I know. Silence all round, if you please! "William</text:p>
      <text:p text:style-name="P1">the Conqueror, whose cause was favoured by the pope, was soon submitted</text:p>
      <text:p text:style-name="P1">to by the English, who wanted leaders, and had been of late much</text:p>
      <text:p text:style-name="P1">accustomed to usurpation and conquest. Edwin and Morcar, the earls of</text:p>
      <text:p text:style-name="P1">Mercia and Northumbria--"'</text:p>
      <text:p text:style-name="P3"/>
      <text:p text:style-name="P1">'Ugh!' said the Lory, with a shiver.</text:p>
      <text:p text:style-name="P3"/>
      <text:p text:style-name="P1">'I beg your pardon!' said the Mouse, frowning, but very politely: 'Did</text:p>
      <text:p text:style-name="P1">you speak?'</text:p>
      <text:p text:style-name="P3"/>
      <text:p text:style-name="P1">'Not I!' said the Lory hastily.</text:p>
      <text:p text:style-name="P3"/>
      <text:p text:style-name="P1">'I thought you did,' said the Mouse. '--I proceed. "Edwin and Morcar,</text:p>
      <text:p text:style-name="P1">the earls of Mercia and Northumbria, declared for him: and even Stigand,</text:p>
      <text:p text:style-name="P1">the patriotic archbishop of Canterbury, found it advisable--"'</text:p>
      <text:p text:style-name="P3"/>
      <text:p text:style-name="P1">'Found WHAT?' said the Duck.</text:p>
      <text:p text:style-name="P3"/>
      <text:p text:style-name="P1">'Found IT,' the Mouse replied rather crossly: 'of course you know what</text:p>
      <text:p text:style-name="P1">"it" means.'</text:p>
      <text:p text:style-name="P3"/>
      <text:p text:style-name="P1">'I know what "it" means well enough, when I find a thing,' said the</text:p>
      <text:p text:style-name="P1">Duck: 'it's generally a frog or a worm. The question is, what did the</text:p>
      <text:p text:style-name="P1">archbishop find?'</text:p>
      <text:p text:style-name="P3"/>
      <text:p text:style-name="P1">The Mouse did not notice this question, but hurriedly went on, '"--found</text:p>
      <text:p text:style-name="P1">it advisable to go with Edgar Atheling to meet William and offer him the</text:p>
      <text:p text:style-name="P1">crown. William's conduct at first was moderate. But the insolence of his</text:p>
      <text:p text:style-name="P1">Normans--" How are you getting on now, my dear?' it continued, turning</text:p>
      <text:p text:style-name="P1">to Alice as it spoke.</text:p>
      <text:p text:style-name="P3"/>
      <text:p text:style-name="P1">'As wet as ever,' said Alice in a melancholy tone: 'it doesn't seem to</text:p>
      <text:p text:style-name="P1">dry me at all.'</text:p>
      <text:p text:style-name="P3"/>
      <text:p text:style-name="P1">'In that case,' said the Dodo solemnly, rising to its feet, 'I move</text:p>
      <text:p text:style-name="P1">that the meeting adjourn, for the immediate adoption of more energetic</text:p>
      <text:p text:style-name="P1">remedies--'</text:p>
      <text:p text:style-name="P3"/>
      <text:p text:style-name="P1">'Speak English!' said the Eaglet. 'I don't know the meaning of half</text:p>
      <text:p text:style-name="P1">those long words, and, what's more, I don't believe you do either!' And</text:p>
      <text:p text:style-name="P1">the Eaglet bent down its head to hide a smile: some of the other birds</text:p>
      <text:p text:style-name="P1">tittered audibly.</text:p>
      <text:p text:style-name="P3"/>
      <text:p text:style-name="P1">'What I was going to say,' said the Dodo in an offended tone, 'was, that</text:p>
      <text:p text:style-name="P1">the best thing to get us dry would be a Caucus-race.'</text:p>
      <text:p text:style-name="P3"/>
      <text:p text:style-name="P1">'What IS a Caucus-race?' said Alice; not that she wanted much to know,</text:p>
      <text:p text:style-name="P1">but the Dodo had paused as if it thought that SOMEBODY ought to speak,</text:p>
      <text:p text:style-name="P1">and no one else seemed inclined to say anything.</text:p>
      <text:p text:style-name="P3"/>
      <text:p text:style-name="P1">'Why,' said the Dodo, 'the best way to explain it is to do it.' (And, as</text:p>
      <text:p text:style-name="P1">you might like to try the thing yourself, some winter day, I will tell</text:p>
      <text:p text:style-name="P1">you how the Dodo managed it.)</text:p>
      <text:p text:style-name="P3"/>
      <text:p text:style-name="P1">First it marked out a race-course, in a sort of circle, ('the exact</text:p>
      <text:p text:style-name="P1">shape doesn't matter,' it said,) and then all the party were placed</text:p>
      <text:p text:style-name="P1"><text:soft-page-break/>along the course, here and there. There was no 'One, two, three, and</text:p>
      <text:p text:style-name="P1">away,' but they began running when they liked, and left off when they</text:p>
      <text:p text:style-name="P1">liked, so that it was not easy to know when the race was over. However,</text:p>
      <text:p text:style-name="P1">when they had been running half an hour or so, and were quite dry again,</text:p>
      <text:p text:style-name="P1">the Dodo suddenly called out 'The race is over!' and they all crowded</text:p>
      <text:p text:style-name="P1">round it, panting, and asking, 'But who has won?'</text:p>
      <text:p text:style-name="P3"/>
      <text:p text:style-name="P1">This question the Dodo could not answer without a great deal of thought,</text:p>
      <text:p text:style-name="P1">and it sat for a long time with one finger pressed upon its forehead</text:p>
      <text:p text:style-name="P1">(the position in which you usually see Shakespeare, in the pictures</text:p>
      <text:p text:style-name="P1">of him), while the rest waited in silence. At last the Dodo said,</text:p>
      <text:p text:style-name="P1">'EVERYBODY has won, and all must have prizes.'</text:p>
      <text:p text:style-name="P3"/>
      <text:p text:style-name="P1">'But who is to give the prizes?' quite a chorus of voices asked.</text:p>
      <text:p text:style-name="P3"/>
      <text:p text:style-name="P1">'Why, SHE, of course,' said the Dodo, pointing to Alice with one finger;</text:p>
      <text:p text:style-name="P1">and the whole party at once crowded round her, calling out in a confused</text:p>
      <text:p text:style-name="P1">way, 'Prizes! Prizes!'</text:p>
      <text:p text:style-name="P3"/>
      <text:p text:style-name="P1">Alice had no idea what to do, and in despair she put her hand in her</text:p>
      <text:p text:style-name="P1">pocket, and pulled out a box of comfits, (luckily the salt water had</text:p>
      <text:p text:style-name="P1">not got into it), and handed them round as prizes. There was exactly one</text:p>
      <text:p text:style-name="P1">a-piece all round.</text:p>
      <text:p text:style-name="P3"/>
      <text:p text:style-name="P1">'But she must have a prize herself, you know,' said the Mouse.</text:p>
      <text:p text:style-name="P3"/>
      <text:p text:style-name="P1">'Of course,' the Dodo replied very gravely. 'What else have you got in</text:p>
      <text:p text:style-name="P1">your pocket?' he went on, turning to Alice.</text:p>
      <text:p text:style-name="P3"/>
      <text:p text:style-name="P1">'Only a thimble,' said Alice sadly.</text:p>
      <text:p text:style-name="P3"/>
      <text:p text:style-name="P1">'Hand it over here,' said the Dodo.</text:p>
      <text:p text:style-name="P3"/>
      <text:p text:style-name="P1">Then they all crowded round her once more, while the Dodo solemnly</text:p>
      <text:p text:style-name="P1">presented the thimble, saying 'We beg your acceptance of this elegant</text:p>
      <text:p text:style-name="P1">thimble'; and, when it had finished this short speech, they all cheered.</text:p>
      <text:p text:style-name="P3"/>
      <text:p text:style-name="P1">Alice thought the whole thing very absurd, but they all looked so grave</text:p>
      <text:p text:style-name="P1">that she did not dare to laugh; and, as she could not think of anything</text:p>
      <text:p text:style-name="P1">to say, she simply bowed, and took the thimble, looking as solemn as she</text:p>
      <text:p text:style-name="P1">could.</text:p>
      <text:p text:style-name="P3"/>
      <text:p text:style-name="P1">The next thing was to eat the comfits: this caused some noise and</text:p>
      <text:p text:style-name="P1">confusion, as the large birds complained that they could not taste</text:p>
      <text:p text:style-name="P1">theirs, and the small ones choked and had to be patted on the back.</text:p>
      <text:p text:style-name="P1">However, it was over at last, and they sat down again in a ring, and</text:p>
      <text:p text:style-name="P1">begged the Mouse to tell them something more.</text:p>
      <text:p text:style-name="P3"/>
      <text:p text:style-name="P1">'You promised to tell me your history, you know,' said Alice, 'and why</text:p>
      <text:p text:style-name="P1">it is you hate--C and D,' she added in a whisper, half afraid that it</text:p>
      <text:p text:style-name="P1">would be offended again.</text:p>
      <text:p text:style-name="P3"/>
      <text:p text:style-name="P1">'Mine is a long and a sad tale!' said the Mouse, turning to Alice, and</text:p>
      <text:p text:style-name="P1">sighing.</text:p>
      <text:p text:style-name="P3"/>
      <text:p text:style-name="P1">'It IS a long tail, certainly,' said Alice, looking down with wonder at</text:p>
      <text:p text:style-name="P1">the Mouse's tail; 'but why do you call it sad?' And she kept on puzzling</text:p>
      <text:p text:style-name="P1">about it while the Mouse was speaking, so that her idea of the tale was</text:p>
      <text:p text:style-name="P1">something like this:--</text:p>
      <text:p text:style-name="P3"><text:soft-page-break/></text:p>
      <text:p text:style-name="P2"><text:s text:c="9"/><text:span text:style-name="T1">'Fury said to a</text:span></text:p>
      <text:p text:style-name="P2"><text:s text:c="9"/><text:span text:style-name="T1">mouse, That he</text:span></text:p>
      <text:p text:style-name="P2"><text:s text:c="8"/><text:span text:style-name="T1">met in the</text:span></text:p>
      <text:p text:style-name="P2"><text:s text:c="7"/><text:span text:style-name="T1">house,</text:span></text:p>
      <text:p text:style-name="P2"><text:s text:c="5"/><text:span text:style-name="T1">"Let us</text:span></text:p>
      <text:p text:style-name="P2"><text:s text:c="6"/><text:span text:style-name="T1">both go to</text:span></text:p>
      <text:p text:style-name="P2"><text:s text:c="7"/><text:span text:style-name="T1">law: I will</text:span></text:p>
      <text:p text:style-name="P2"><text:s text:c="8"/><text:span text:style-name="T1">prosecute</text:span></text:p>
      <text:p text:style-name="P2"><text:s text:c="9"/><text:span text:style-name="T1">YOU.--Come,</text:span></text:p>
      <text:p text:style-name="P2"><text:s text:c="11"/><text:span text:style-name="T1">I'll take no</text:span></text:p>
      <text:p text:style-name="P2"><text:s text:c="11"/><text:span text:style-name="T1">denial; We</text:span></text:p>
      <text:p text:style-name="P2"><text:s text:c="10"/><text:span text:style-name="T1">must have a</text:span></text:p>
      <text:p text:style-name="P2"><text:s text:c="8"/><text:span text:style-name="T1">trial: For</text:span></text:p>
      <text:p text:style-name="P2"><text:s text:c="6"/><text:span text:style-name="T1">really this</text:span></text:p>
      <text:p text:style-name="P2"><text:s text:c="5"/><text:span text:style-name="T1">morning I've</text:span></text:p>
      <text:p text:style-name="P2"><text:s text:c="4"/><text:span text:style-name="T1">nothing</text:span></text:p>
      <text:p text:style-name="P2"><text:s text:c="4"/><text:span text:style-name="T1">to do."</text:span></text:p>
      <text:p text:style-name="P2"><text:s text:c="5"/><text:span text:style-name="T1">Said the</text:span></text:p>
      <text:p text:style-name="P2"><text:s text:c="6"/><text:span text:style-name="T1">mouse to the</text:span></text:p>
      <text:p text:style-name="P2"><text:s text:c="7"/><text:span text:style-name="T1">cur, "Such</text:span></text:p>
      <text:p text:style-name="P2"><text:s text:c="8"/><text:span text:style-name="T1">a trial,</text:span></text:p>
      <text:p text:style-name="P2"><text:s text:c="9"/><text:span text:style-name="T1">dear Sir,</text:span></text:p>
      <text:p text:style-name="P2"><text:s text:c="12"/><text:span text:style-name="T1">With</text:span></text:p>
      <text:p text:style-name="P2"><text:s text:c="10"/><text:span text:style-name="T1">no jury</text:span></text:p>
      <text:p text:style-name="P2"><text:s text:c="8"/><text:span text:style-name="T1">or judge,</text:span></text:p>
      <text:p text:style-name="P2"><text:s text:c="7"/><text:span text:style-name="T1">would be</text:span></text:p>
      <text:p text:style-name="P2"><text:s text:c="6"/><text:span text:style-name="T1">wasting</text:span></text:p>
      <text:p text:style-name="P2"><text:s text:c="6"/><text:span text:style-name="T1">our</text:span></text:p>
      <text:p text:style-name="P2"><text:s text:c="6"/><text:span text:style-name="T1">breath."</text:span></text:p>
      <text:p text:style-name="P2"><text:s text:c="7"/><text:span text:style-name="T1">"I'll be</text:span></text:p>
      <text:p text:style-name="P2"><text:s text:c="8"/><text:span text:style-name="T1">judge, I'll</text:span></text:p>
      <text:p text:style-name="P2"><text:s text:c="9"/><text:span text:style-name="T1">be jury,"</text:span></text:p>
      <text:p text:style-name="P2"><text:s text:c="12"/><text:span text:style-name="T1">Said</text:span></text:p>
      <text:p text:style-name="P2"><text:s text:c="9"/><text:span text:style-name="T1">cunning</text:span></text:p>
      <text:p text:style-name="P2"><text:s text:c="10"/><text:span text:style-name="T1">old Fury:</text:span></text:p>
      <text:p text:style-name="P2"><text:s text:c="10"/><text:span text:style-name="T1">"I'll</text:span></text:p>
      <text:p text:style-name="P2"><text:s text:c="10"/><text:span text:style-name="T1">try the</text:span></text:p>
      <text:p text:style-name="P2"><text:s text:c="12"/><text:span text:style-name="T1">whole</text:span></text:p>
      <text:p text:style-name="P2"><text:s text:c="12"/><text:span text:style-name="T1">cause,</text:span></text:p>
      <text:p text:style-name="P2"><text:s text:c="14"/><text:span text:style-name="T1">and</text:span></text:p>
      <text:p text:style-name="P2"><text:s text:c="11"/><text:span text:style-name="T1">condemn</text:span></text:p>
      <text:p text:style-name="P2"><text:s text:c="11"/><text:span text:style-name="T1">you</text:span></text:p>
      <text:p text:style-name="P2"><text:s text:c="10"/><text:span text:style-name="T1">to</text:span></text:p>
      <text:p text:style-name="P2"><text:s text:c="11"/><text:span text:style-name="T1">death."'</text:span></text:p>
      <text:p text:style-name="P3"/>
      <text:p text:style-name="P3"/>
      <text:p text:style-name="P1">'You are not attending!' said the Mouse to Alice severely. 'What are you</text:p>
      <text:p text:style-name="P1">thinking of?'</text:p>
      <text:p text:style-name="P3"/>
      <text:p text:style-name="P1">'I beg your pardon,' said Alice very humbly: 'you had got to the fifth</text:p>
      <text:p text:style-name="P1">bend, I think?'</text:p>
      <text:p text:style-name="P3"/>
      <text:p text:style-name="P1">'I had NOT!' cried the Mouse, sharply and very angrily.</text:p>
      <text:p text:style-name="P3"/>
      <text:p text:style-name="P1">'A knot!' said Alice, always ready to make herself useful, and looking</text:p>
      <text:p text:style-name="P1">anxiously about her. 'Oh, do let me help to undo it!'</text:p>
      <text:p text:style-name="P3"/>
      <text:p text:style-name="P1">'I shall do nothing of the sort,' said the Mouse, getting up and walking</text:p>
      <text:p text:style-name="P1"><text:soft-page-break/>away. 'You insult me by talking such nonsense!'</text:p>
      <text:p text:style-name="P3"/>
      <text:p text:style-name="P1">'I didn't mean it!' pleaded poor Alice. 'But you're so easily offended,</text:p>
      <text:p text:style-name="P1">you know!'</text:p>
      <text:p text:style-name="P3"/>
      <text:p text:style-name="P1">The Mouse only growled in reply.</text:p>
      <text:p text:style-name="P3"/>
      <text:p text:style-name="P1">'Please come back and finish your story!' Alice called after it; and the</text:p>
      <text:p text:style-name="P1">others all joined in chorus, 'Yes, please do!' but the Mouse only shook</text:p>
      <text:p text:style-name="P1">its head impatiently, and walked a little quicker.</text:p>
      <text:p text:style-name="P3"/>
      <text:p text:style-name="P1">'What a pity it wouldn't stay!' sighed the Lory, as soon as it was quite</text:p>
      <text:p text:style-name="P1">out of sight; and an old Crab took the opportunity of saying to her</text:p>
      <text:p text:style-name="P1">daughter 'Ah, my dear! Let this be a lesson to you never to lose</text:p>
      <text:p text:style-name="P1">YOUR temper!' 'Hold your tongue, Ma!' said the young Crab, a little</text:p>
      <text:p text:style-name="P1">snappishly. 'You're enough to try the patience of an oyster!'</text:p>
      <text:p text:style-name="P3"/>
      <text:p text:style-name="P1">'I wish I had our Dinah here, I know I do!' said Alice aloud, addressing</text:p>
      <text:p text:style-name="P1">nobody in particular. 'She'd soon fetch it back!'</text:p>
      <text:p text:style-name="P3"/>
      <text:p text:style-name="P1">'And who is Dinah, if I might venture to ask the question?' said the</text:p>
      <text:p text:style-name="P1">Lory.</text:p>
      <text:p text:style-name="P3"/>
      <text:p text:style-name="P1">Alice replied eagerly, for she was always ready to talk about her pet:</text:p>
      <text:p text:style-name="P1">'Dinah's our cat. And she's such a capital one for catching mice you</text:p>
      <text:p text:style-name="P1">can't think! And oh, I wish you could see her after the birds! Why,</text:p>
      <text:p text:style-name="P1">she'll eat a little bird as soon as look at it!'</text:p>
      <text:p text:style-name="P3"/>
      <text:p text:style-name="P1">This speech caused a remarkable sensation among the party. Some of the</text:p>
      <text:p text:style-name="P1">birds hurried off at once: one old Magpie began wrapping itself up very</text:p>
      <text:p text:style-name="P1">carefully, remarking, 'I really must be getting home; the night-air</text:p>
      <text:p text:style-name="P1">doesn't suit my throat!' and a Canary called out in a trembling voice to</text:p>
      <text:p text:style-name="P1">its children, 'Come away, my dears! It's high time you were all in bed!'</text:p>
      <text:p text:style-name="P1">On various pretexts they all moved off, and Alice was soon left alone.</text:p>
      <text:p text:style-name="P3"/>
      <text:p text:style-name="P1">'I wish I hadn't mentioned Dinah!' she said to herself in a melancholy</text:p>
      <text:p text:style-name="P1">tone. 'Nobody seems to like her, down here, and I'm sure she's the best</text:p>
      <text:p text:style-name="P1">cat in the world! Oh, my dear Dinah! I wonder if I shall ever see you</text:p>
      <text:p text:style-name="P1">any more!' And here poor Alice began to cry again, for she felt very</text:p>
      <text:p text:style-name="P1">lonely and low-spirited. In a little while, however, she again heard</text:p>
      <text:p text:style-name="P1">a little pattering of footsteps in the distance, and she looked up</text:p>
      <text:p text:style-name="P1">eagerly, half hoping that the Mouse had changed his mind, and was coming</text:p>
      <text:p text:style-name="P1">back to finish his story.</text:p>
      <text:p text:style-name="P3"/>
      <text:p text:style-name="P3"/>
      <text:p text:style-name="P3"/>
      <text:p text:style-name="P3"/>
      <text:p text:style-name="P1">CHAPTER IV. The Rabbit Sends in a Little Bill</text:p>
      <text:p text:style-name="P3"/>
      <text:p text:style-name="P1">It was the White Rabbit, trotting slowly back again, and looking</text:p>
      <text:p text:style-name="P1">anxiously about as it went, as if it had lost something; and she heard</text:p>
      <text:p text:style-name="P1">it muttering to itself 'The Duchess! The Duchess! Oh my dear paws! Oh</text:p>
      <text:p text:style-name="P1">my fur and whiskers! She'll get me executed, as sure as ferrets are</text:p>
      <text:p text:style-name="P1">ferrets! Where CAN I have dropped them, I wonder?' Alice guessed in a</text:p>
      <text:p text:style-name="P1">moment that it was looking for the fan and the pair of white kid gloves,</text:p>
      <text:p text:style-name="P1">and she very good-naturedly began hunting about for them, but they were</text:p>
      <text:p text:style-name="P1">nowhere to be seen--everything seemed to have changed since her swim in</text:p>
      <text:p text:style-name="P1">the pool, and the great hall, with the glass table and the little door,</text:p>
      <text:p text:style-name="P1">had vanished completely.</text:p>
      <text:p text:style-name="P3"><text:soft-page-break/></text:p>
      <text:p text:style-name="P1">Very soon the Rabbit noticed Alice, as she went hunting about, and</text:p>
      <text:p text:style-name="P1">called out to her in an angry tone, 'Why, Mary Ann, what ARE you doing</text:p>
      <text:p text:style-name="P1">out here? Run home this moment, and fetch me a pair of gloves and a fan!</text:p>
      <text:p text:style-name="P1">Quick, now!' And Alice was so much frightened that she ran off at once</text:p>
      <text:p text:style-name="P1">in the direction it pointed to, without trying to explain the mistake it</text:p>
      <text:p text:style-name="P1">had made.</text:p>
      <text:p text:style-name="P3"/>
      <text:p text:style-name="P1">'He took me for his housemaid,' she said to herself as she ran. 'How</text:p>
      <text:p text:style-name="P1">surprised he'll be when he finds out who I am! But I'd better take him</text:p>
      <text:p text:style-name="P1">his fan and gloves--that is, if I can find them.' As she said this, she</text:p>
      <text:p text:style-name="P1">came upon a neat little house, on the door of which was a bright brass</text:p>
      <text:p text:style-name="P1">plate with the name 'W. RABBIT' engraved upon it. She went in without</text:p>
      <text:p text:style-name="P1">knocking, and hurried upstairs, in great fear lest she should meet the</text:p>
      <text:p text:style-name="P1">real Mary Ann, and be turned out of the house before she had found the</text:p>
      <text:p text:style-name="P1">fan and gloves.</text:p>
      <text:p text:style-name="P3"/>
      <text:p text:style-name="P1">'How queer it seems,' Alice said to herself, 'to be going messages for</text:p>
      <text:p text:style-name="P1">a rabbit! I suppose Dinah'll be sending me on messages next!' And she</text:p>
      <text:p text:style-name="P1">began fancying the sort of thing that would happen: '"Miss Alice! Come</text:p>
      <text:p text:style-name="P1">here directly, and get ready for your walk!" "Coming in a minute,</text:p>
      <text:p text:style-name="P1">nurse! But I've got to see that the mouse doesn't get out." Only I don't</text:p>
      <text:p text:style-name="P1">think,' Alice went on, 'that they'd let Dinah stop in the house if it</text:p>
      <text:p text:style-name="P1">began ordering people about like that!'</text:p>
      <text:p text:style-name="P3"/>
      <text:p text:style-name="P1">By this time she had found her way into a tidy little room with a table</text:p>
      <text:p text:style-name="P1">in the window, and on it (as she had hoped) a fan and two or three pairs</text:p>
      <text:p text:style-name="P1">of tiny white kid gloves: she took up the fan and a pair of the gloves,</text:p>
      <text:p text:style-name="P1">and was just going to leave the room, when her eye fell upon a little</text:p>
      <text:p text:style-name="P1">bottle that stood near the looking-glass. There was no label this time</text:p>
      <text:p text:style-name="P1">with the words 'DRINK ME,' but nevertheless she uncorked it and put it</text:p>
      <text:p text:style-name="P1">to her lips. 'I know SOMETHING interesting is sure to happen,' she said</text:p>
      <text:p text:style-name="P1">to herself, 'whenever I eat or drink anything; so I'll just see what</text:p>
      <text:p text:style-name="P1">this bottle does. I do hope it'll make me grow large again, for really</text:p>
      <text:p text:style-name="P1">I'm quite tired of being such a tiny little thing!'</text:p>
      <text:p text:style-name="P3"/>
      <text:p text:style-name="P1">It did so indeed, and much sooner than she had expected: before she had</text:p>
      <text:p text:style-name="P1">drunk half the bottle, she found her head pressing against the ceiling,</text:p>
      <text:p text:style-name="P1">and had to stoop to save her neck from being broken. She hastily put</text:p>
      <text:p text:style-name="P1">down the bottle, saying to herself 'That's quite enough--I hope I shan't</text:p>
      <text:p text:style-name="P1">grow any more--As it is, I can't get out at the door--I do wish I hadn't</text:p>
      <text:p text:style-name="P1">drunk quite so much!'</text:p>
      <text:p text:style-name="P3"/>
      <text:p text:style-name="P1">Alas! it was too late to wish that! She went on growing, and growing,</text:p>
      <text:p text:style-name="P1">and very soon had to kneel down on the floor: in another minute there</text:p>
      <text:p text:style-name="P1">was not even room for this, and she tried the effect of lying down with</text:p>
      <text:p text:style-name="P1">one elbow against the door, and the other arm curled round her head.</text:p>
      <text:p text:style-name="P1">Still she went on growing, and, as a last resource, she put one arm out</text:p>
      <text:p text:style-name="P1">of the window, and one foot up the chimney, and said to herself 'Now I</text:p>
      <text:p text:style-name="P1">can do no more, whatever happens. What WILL become of me?'</text:p>
      <text:p text:style-name="P3"/>
      <text:p text:style-name="P1">Luckily for Alice, the little magic bottle had now had its full effect,</text:p>
      <text:p text:style-name="P1">and she grew no larger: still it was very uncomfortable, and, as there</text:p>
      <text:p text:style-name="P1">seemed to be no sort of chance of her ever getting out of the room</text:p>
      <text:p text:style-name="P1">again, no wonder she felt unhappy.</text:p>
      <text:p text:style-name="P3"/>
      <text:p text:style-name="P1">'It was much pleasanter at home,' thought poor Alice, 'when one wasn't</text:p>
      <text:p text:style-name="P1">always growing larger and smaller, and being ordered about by mice and</text:p>
      <text:p text:style-name="P1">rabbits. I almost wish I hadn't gone down that rabbit-hole--and yet--and</text:p>
      <text:p text:style-name="P1"><text:soft-page-break/>yet--it's rather curious, you know, this sort of life! I do wonder what</text:p>
      <text:p text:style-name="P1">CAN have happened to me! When I used to read fairy-tales, I fancied that</text:p>
      <text:p text:style-name="P1">kind of thing never happened, and now here I am in the middle of one!</text:p>
      <text:p text:style-name="P1">There ought to be a book written about me, that there ought! And when I</text:p>
      <text:p text:style-name="P1">grow up, I'll write one--but I'm grown up now,' she added in a sorrowful</text:p>
      <text:p text:style-name="P1">tone; 'at least there's no room to grow up any more HERE.'</text:p>
      <text:p text:style-name="P3"/>
      <text:p text:style-name="P1">'But then,' thought Alice, 'shall I NEVER get any older than I am</text:p>
      <text:p text:style-name="P1">now? That'll be a comfort, one way--never to be an old woman--but</text:p>
      <text:p text:style-name="P1">then--always to have lessons to learn! Oh, I shouldn't like THAT!'</text:p>
      <text:p text:style-name="P3"/>
      <text:p text:style-name="P1">'Oh, you foolish Alice!' she answered herself. 'How can you learn</text:p>
      <text:p text:style-name="P1">lessons in here? Why, there's hardly room for YOU, and no room at all</text:p>
      <text:p text:style-name="P1">for any lesson-books!'</text:p>
      <text:p text:style-name="P3"/>
      <text:p text:style-name="P1">And so she went on, taking first one side and then the other, and making</text:p>
      <text:p text:style-name="P1">quite a conversation of it altogether; but after a few minutes she heard</text:p>
      <text:p text:style-name="P1">a voice outside, and stopped to listen.</text:p>
      <text:p text:style-name="P3"/>
      <text:p text:style-name="P1">'Mary Ann! Mary Ann!' said the voice. 'Fetch me my gloves this moment!'</text:p>
      <text:p text:style-name="P1">Then came a little pattering of feet on the stairs. Alice knew it was</text:p>
      <text:p text:style-name="P1">the Rabbit coming to look for her, and she trembled till she shook the</text:p>
      <text:p text:style-name="P1">house, quite forgetting that she was now about a thousand times as large</text:p>
      <text:p text:style-name="P1">as the Rabbit, and had no reason to be afraid of it.</text:p>
      <text:p text:style-name="P3"/>
      <text:p text:style-name="P1">Presently the Rabbit came up to the door, and tried to open it; but, as</text:p>
      <text:p text:style-name="P1">the door opened inwards, and Alice's elbow was pressed hard against it,</text:p>
      <text:p text:style-name="P1">that attempt proved a failure. Alice heard it say to itself 'Then I'll</text:p>
      <text:p text:style-name="P1">go round and get in at the window.'</text:p>
      <text:p text:style-name="P3"/>
      <text:p text:style-name="P1">'THAT you won't' thought Alice, and, after waiting till she fancied</text:p>
      <text:p text:style-name="P1">she heard the Rabbit just under the window, she suddenly spread out her</text:p>
      <text:p text:style-name="P1">hand, and made a snatch in the air. She did not get hold of anything,</text:p>
      <text:p text:style-name="P1">but she heard a little shriek and a fall, and a crash of broken glass,</text:p>
      <text:p text:style-name="P1">from which she concluded that it was just possible it had fallen into a</text:p>
      <text:p text:style-name="P1">cucumber-frame, or something of the sort.</text:p>
      <text:p text:style-name="P3"/>
      <text:p text:style-name="P1">Next came an angry voice--the Rabbit's--'Pat! Pat! Where are you?' And</text:p>
      <text:p text:style-name="P1">then a voice she had never heard before, 'Sure then I'm here! Digging</text:p>
      <text:p text:style-name="P1">for apples, yer honour!'</text:p>
      <text:p text:style-name="P3"/>
      <text:p text:style-name="P1">'Digging for apples, indeed!' said the Rabbit angrily. 'Here! Come and</text:p>
      <text:p text:style-name="P1">help me out of THIS!' (Sounds of more broken glass.)</text:p>
      <text:p text:style-name="P3"/>
      <text:p text:style-name="P1">'Now tell me, Pat, what's that in the window?'</text:p>
      <text:p text:style-name="P3"/>
      <text:p text:style-name="P1">'Sure, it's an arm, yer honour!' (He pronounced it 'arrum.')</text:p>
      <text:p text:style-name="P3"/>
      <text:p text:style-name="P1">'An arm, you goose! Who ever saw one that size? Why, it fills the whole</text:p>
      <text:p text:style-name="P1">window!'</text:p>
      <text:p text:style-name="P3"/>
      <text:p text:style-name="P1">'Sure, it does, yer honour: but it's an arm for all that.'</text:p>
      <text:p text:style-name="P3"/>
      <text:p text:style-name="P1">'Well, it's got no business there, at any rate: go and take it away!'</text:p>
      <text:p text:style-name="P3"/>
      <text:p text:style-name="P1">There was a long silence after this, and Alice could only hear whispers</text:p>
      <text:p text:style-name="P1">now and then; such as, 'Sure, I don't like it, yer honour, at all, at</text:p>
      <text:p text:style-name="P1">all!' 'Do as I tell you, you coward!' and at last she spread out her</text:p>
      <text:p text:style-name="P1">hand again, and made another snatch in the air. This time there were</text:p>
      <text:p text:style-name="P1"><text:soft-page-break/>TWO little shrieks, and more sounds of broken glass. 'What a number of</text:p>
      <text:p text:style-name="P1">cucumber-frames there must be!' thought Alice. 'I wonder what they'll do</text:p>
      <text:p text:style-name="P1">next! As for pulling me out of the window, I only wish they COULD! I'm</text:p>
      <text:p text:style-name="P1">sure I don't want to stay in here any longer!'</text:p>
      <text:p text:style-name="P3"/>
      <text:p text:style-name="P1">She waited for some time without hearing anything more: at last came a</text:p>
      <text:p text:style-name="P1">rumbling of little cartwheels, and the sound of a good many voices</text:p>
      <text:p text:style-name="P1">all talking together: she made out the words: 'Where's the other</text:p>
      <text:p text:style-name="P1">ladder?--Why, I hadn't to bring but one; Bill's got the other--Bill!</text:p>
      <text:p text:style-name="P1">fetch it here, lad!--Here, put 'em up at this corner--No, tie 'em</text:p>
      <text:p text:style-name="P1">together first--they don't reach half high enough yet--Oh! they'll</text:p>
      <text:p text:style-name="P1">do well enough; don't be particular--Here, Bill! catch hold of this</text:p>
      <text:p text:style-name="P1">rope--Will the roof bear?--Mind that loose slate--Oh, it's coming</text:p>
      <text:p text:style-name="P1">down! Heads below!' (a loud crash)--'Now, who did that?--It was Bill, I</text:p>
      <text:p text:style-name="P1">fancy--Who's to go down the chimney?--Nay, I shan't! YOU do it!--That I</text:p>
      <text:p text:style-name="P1">won't, then!--Bill's to go down--Here, Bill! the master says you're to</text:p>
      <text:p text:style-name="P1">go down the chimney!'</text:p>
      <text:p text:style-name="P3"/>
      <text:p text:style-name="P1">'Oh! So Bill's got to come down the chimney, has he?' said Alice to</text:p>
      <text:p text:style-name="P1">herself. 'Shy, they seem to put everything upon Bill! I wouldn't be in</text:p>
      <text:p text:style-name="P1">Bill's place for a good deal: this fireplace is narrow, to be sure; but</text:p>
      <text:p text:style-name="P1">I THINK I can kick a little!'</text:p>
      <text:p text:style-name="P3"/>
      <text:p text:style-name="P1">She drew her foot as far down the chimney as she could, and waited</text:p>
      <text:p text:style-name="P1">till she heard a little animal (she couldn't guess of what sort it was)</text:p>
      <text:p text:style-name="P1">scratching and scrambling about in the chimney close above her: then,</text:p>
      <text:p text:style-name="P1">saying to herself 'This is Bill,' she gave one sharp kick, and waited to</text:p>
      <text:p text:style-name="P1">see what would happen next.</text:p>
      <text:p text:style-name="P3"/>
      <text:p text:style-name="P1">The first thing she heard was a general chorus of 'There goes Bill!'</text:p>
      <text:p text:style-name="P1">then the Rabbit's voice along--'Catch him, you by the hedge!' then</text:p>
      <text:p text:style-name="P1">silence, and then another confusion of voices--'Hold up his head--Brandy</text:p>
      <text:p text:style-name="P1">now--Don't choke him--How was it, old fellow? What happened to you? Tell</text:p>
      <text:p text:style-name="P1">us all about it!'</text:p>
      <text:p text:style-name="P3"/>
      <text:p text:style-name="P1">Last came a little feeble, squeaking voice, ('That's Bill,' thought</text:p>
      <text:p text:style-name="P1">Alice,) 'Well, I hardly know--No more, thank ye; I'm better now--but I'm</text:p>
      <text:p text:style-name="P1">a deal too flustered to tell you--all I know is, something comes at me</text:p>
      <text:p text:style-name="P1">like a Jack-in-the-box, and up I goes like a sky-rocket!'</text:p>
      <text:p text:style-name="P3"/>
      <text:p text:style-name="P1">'So you did, old fellow!' said the others.</text:p>
      <text:p text:style-name="P3"/>
      <text:p text:style-name="P1">'We must burn the house down!' said the Rabbit's voice; and Alice called</text:p>
      <text:p text:style-name="P1">out as loud as she could, 'If you do. I'll set Dinah at you!'</text:p>
      <text:p text:style-name="P3"/>
      <text:p text:style-name="P1">There was a dead silence instantly, and Alice thought to herself, 'I</text:p>
      <text:p text:style-name="P1">wonder what they WILL do next! If they had any sense, they'd take the</text:p>
      <text:p text:style-name="P1">roof off.' After a minute or two, they began moving about again, and</text:p>
      <text:p text:style-name="P1">Alice heard the Rabbit say, 'A barrowful will do, to begin with.'</text:p>
      <text:p text:style-name="P3"/>
      <text:p text:style-name="P1">'A barrowful of WHAT?' thought Alice; but she had not long to doubt,</text:p>
      <text:p text:style-name="P1">for the next moment a shower of little pebbles came rattling in at the</text:p>
      <text:p text:style-name="P1">window, and some of them hit her in the face. 'I'll put a stop to this,'</text:p>
      <text:p text:style-name="P1">she said to herself, and shouted out, 'You'd better not do that again!'</text:p>
      <text:p text:style-name="P1">which produced another dead silence.</text:p>
      <text:p text:style-name="P3"/>
      <text:p text:style-name="P1">Alice noticed with some surprise that the pebbles were all turning into</text:p>
      <text:p text:style-name="P1">little cakes as they lay on the floor, and a bright idea came into her</text:p>
      <text:p text:style-name="P1">head. 'If I eat one of these cakes,' she thought, 'it's sure to make</text:p>
      <text:p text:style-name="P1"><text:soft-page-break/>SOME change in my size; and as it can't possibly make me larger, it must</text:p>
      <text:p text:style-name="P1">make me smaller, I suppose.'</text:p>
      <text:p text:style-name="P3"/>
      <text:p text:style-name="P1">So she swallowed one of the cakes, and was delighted to find that she</text:p>
      <text:p text:style-name="P1">began shrinking directly. As soon as she was small enough to get through</text:p>
      <text:p text:style-name="P1">the door, she ran out of the house, and found quite a crowd of little</text:p>
      <text:p text:style-name="P1">animals and birds waiting outside. The poor little Lizard, Bill, was</text:p>
      <text:p text:style-name="P1">in the middle, being held up by two guinea-pigs, who were giving it</text:p>
      <text:p text:style-name="P1">something out of a bottle. They all made a rush at Alice the moment she</text:p>
      <text:p text:style-name="P1">appeared; but she ran off as hard as she could, and soon found herself</text:p>
      <text:p text:style-name="P1">safe in a thick wood.</text:p>
      <text:p text:style-name="P3"/>
      <text:p text:style-name="P1">'The first thing I've got to do,' said Alice to herself, as she wandered</text:p>
      <text:p text:style-name="P1">about in the wood, 'is to grow to my right size again; and the second</text:p>
      <text:p text:style-name="P1">thing is to find my way into that lovely garden. I think that will be</text:p>
      <text:p text:style-name="P1">the best plan.'</text:p>
      <text:p text:style-name="P3"/>
      <text:p text:style-name="P1">It sounded an excellent plan, no doubt, and very neatly and simply</text:p>
      <text:p text:style-name="P1">arranged; the only difficulty was, that she had not the smallest idea</text:p>
      <text:p text:style-name="P1">how to set about it; and while she was peering about anxiously among</text:p>
      <text:p text:style-name="P1">the trees, a little sharp bark just over her head made her look up in a</text:p>
      <text:p text:style-name="P1">great hurry.</text:p>
      <text:p text:style-name="P3"/>
      <text:p text:style-name="P1">An enormous puppy was looking down at her with large round eyes, and</text:p>
      <text:p text:style-name="P1">feebly stretching out one paw, trying to touch her. 'Poor little thing!'</text:p>
      <text:p text:style-name="P1">said Alice, in a coaxing tone, and she tried hard to whistle to it; but</text:p>
      <text:p text:style-name="P1">she was terribly frightened all the time at the thought that it might be</text:p>
      <text:p text:style-name="P1">hungry, in which case it would be very likely to eat her up in spite of</text:p>
      <text:p text:style-name="P1">all her coaxing.</text:p>
      <text:p text:style-name="P3"/>
      <text:p text:style-name="P1">Hardly knowing what she did, she picked up a little bit of stick, and</text:p>
      <text:p text:style-name="P1">held it out to the puppy; whereupon the puppy jumped into the air off</text:p>
      <text:p text:style-name="P1">all its feet at once, with a yelp of delight, and rushed at the stick,</text:p>
      <text:p text:style-name="P1">and made believe to worry it; then Alice dodged behind a great thistle,</text:p>
      <text:p text:style-name="P1">to keep herself from being run over; and the moment she appeared on the</text:p>
      <text:p text:style-name="P1">other side, the puppy made another rush at the stick, and tumbled head</text:p>
      <text:p text:style-name="P1">over heels in its hurry to get hold of it; then Alice, thinking it was</text:p>
      <text:p text:style-name="P1">very like having a game of play with a cart-horse, and expecting every</text:p>
      <text:p text:style-name="P1">moment to be trampled under its feet, ran round the thistle again; then</text:p>
      <text:p text:style-name="P1">the puppy began a series of short charges at the stick, running a very</text:p>
      <text:p text:style-name="P1">little way forwards each time and a long way back, and barking hoarsely</text:p>
      <text:p text:style-name="P1">all the while, till at last it sat down a good way off, panting, with</text:p>
      <text:p text:style-name="P1">its tongue hanging out of its mouth, and its great eyes half shut.</text:p>
      <text:p text:style-name="P3"/>
      <text:p text:style-name="P1">This seemed to Alice a good opportunity for making her escape; so she</text:p>
      <text:p text:style-name="P1">set off at once, and ran till she was quite tired and out of breath, and</text:p>
      <text:p text:style-name="P1">till the puppy's bark sounded quite faint in the distance.</text:p>
      <text:p text:style-name="P3"/>
      <text:p text:style-name="P1">'And yet what a dear little puppy it was!' said Alice, as she leant</text:p>
      <text:p text:style-name="P1">against a buttercup to rest herself, and fanned herself with one of the</text:p>
      <text:p text:style-name="P1">leaves: 'I should have liked teaching it tricks very much, if--if I'd</text:p>
      <text:p text:style-name="P1">only been the right size to do it! Oh dear! I'd nearly forgotten that</text:p>
      <text:p text:style-name="P1">I've got to grow up again! Let me see--how IS it to be managed? I</text:p>
      <text:p text:style-name="P1">suppose I ought to eat or drink something or other; but the great</text:p>
      <text:p text:style-name="P1">question is, what?'</text:p>
      <text:p text:style-name="P3"/>
      <text:p text:style-name="P1">The great question certainly was, what? Alice looked all round her at</text:p>
      <text:p text:style-name="P1">the flowers and the blades of grass, but she did not see anything that</text:p>
      <text:p text:style-name="P1">looked like the right thing to eat or drink under the circumstances.</text:p>
      <text:p text:style-name="P1"><text:soft-page-break/>There was a large mushroom growing near her, about the same height as</text:p>
      <text:p text:style-name="P1">herself; and when she had looked under it, and on both sides of it, and</text:p>
      <text:p text:style-name="P1">behind it, it occurred to her that she might as well look and see what</text:p>
      <text:p text:style-name="P1">was on the top of it.</text:p>
      <text:p text:style-name="P3"/>
      <text:p text:style-name="P1">She stretched herself up on tiptoe, and peeped over the edge of the</text:p>
      <text:p text:style-name="P1">mushroom, and her eyes immediately met those of a large caterpillar,</text:p>
      <text:p text:style-name="P1">that was sitting on the top with its arms folded, quietly smoking a long</text:p>
      <text:p text:style-name="P1">hookah, and taking not the smallest notice of her or of anything else.</text:p>
      <text:p text:style-name="P3"/>
      <text:p text:style-name="P3"/>
      <text:p text:style-name="P3"/>
      <text:p text:style-name="P3"/>
      <text:p text:style-name="P1">CHAPTER V. Advice from a Caterpillar</text:p>
      <text:p text:style-name="P3"/>
      <text:p text:style-name="P1">The Caterpillar and Alice looked at each other for some time in silence:</text:p>
      <text:p text:style-name="P1">at last the Caterpillar took the hookah out of its mouth, and addressed</text:p>
      <text:p text:style-name="P1">her in a languid, sleepy voice.</text:p>
      <text:p text:style-name="P3"/>
      <text:p text:style-name="P1">'Who are YOU?' said the Caterpillar.</text:p>
      <text:p text:style-name="P3"/>
      <text:p text:style-name="P1">This was not an encouraging opening for a conversation. Alice replied,</text:p>
      <text:p text:style-name="P1">rather shyly, 'I--I hardly know, sir, just at present--at least I know</text:p>
      <text:p text:style-name="P1">who I WAS when I got up this morning, but I think I must have been</text:p>
      <text:p text:style-name="P1">changed several times since then.'</text:p>
      <text:p text:style-name="P3"/>
      <text:p text:style-name="P1">'What do you mean by that?' said the Caterpillar sternly. 'Explain</text:p>
      <text:p text:style-name="P1">yourself!'</text:p>
      <text:p text:style-name="P3"/>
      <text:p text:style-name="P1">'I can't explain MYSELF, I'm afraid, sir' said Alice, 'because I'm not</text:p>
      <text:p text:style-name="P1">myself, you see.'</text:p>
      <text:p text:style-name="P3"/>
      <text:p text:style-name="P1">'I don't see,' said the Caterpillar.</text:p>
      <text:p text:style-name="P3"/>
      <text:p text:style-name="P1">'I'm afraid I can't put it more clearly,' Alice replied very politely,</text:p>
      <text:p text:style-name="P1">'for I can't understand it myself to begin with; and being so many</text:p>
      <text:p text:style-name="P1">different sizes in a day is very confusing.'</text:p>
      <text:p text:style-name="P3"/>
      <text:p text:style-name="P1">'It isn't,' said the Caterpillar.</text:p>
      <text:p text:style-name="P3"/>
      <text:p text:style-name="P1">'Well, perhaps you haven't found it so yet,' said Alice; 'but when you</text:p>
      <text:p text:style-name="P1">have to turn into a chrysalis--you will some day, you know--and then</text:p>
      <text:p text:style-name="P1">after that into a butterfly, I should think you'll feel it a little</text:p>
      <text:p text:style-name="P1">queer, won't you?'</text:p>
      <text:p text:style-name="P3"/>
      <text:p text:style-name="P1">'Not a bit,' said the Caterpillar.</text:p>
      <text:p text:style-name="P3"/>
      <text:p text:style-name="P1">'Well, perhaps your feelings may be different,' said Alice; 'all I know</text:p>
      <text:p text:style-name="P1">is, it would feel very queer to ME.'</text:p>
      <text:p text:style-name="P3"/>
      <text:p text:style-name="P1">'You!' said the Caterpillar contemptuously. 'Who are YOU?'</text:p>
      <text:p text:style-name="P3"/>
      <text:p text:style-name="P1">Which brought them back again to the beginning of the conversation.</text:p>
      <text:p text:style-name="P1">Alice felt a little irritated at the Caterpillar's making such VERY</text:p>
      <text:p text:style-name="P1">short remarks, and she drew herself up and said, very gravely, 'I think,</text:p>
      <text:p text:style-name="P1">you ought to tell me who YOU are, first.'</text:p>
      <text:p text:style-name="P3"/>
      <text:p text:style-name="P1">'Why?' said the Caterpillar.</text:p>
      <text:p text:style-name="P3"/>
      <text:p text:style-name="P1"><text:soft-page-break/>Here was another puzzling question; and as Alice could not think of any</text:p>
      <text:p text:style-name="P1">good reason, and as the Caterpillar seemed to be in a VERY unpleasant</text:p>
      <text:p text:style-name="P1">state of mind, she turned away.</text:p>
      <text:p text:style-name="P3"/>
      <text:p text:style-name="P1">'Come back!' the Caterpillar called after her. 'I've something important</text:p>
      <text:p text:style-name="P1">to say!'</text:p>
      <text:p text:style-name="P3"/>
      <text:p text:style-name="P1">This sounded promising, certainly: Alice turned and came back again.</text:p>
      <text:p text:style-name="P3"/>
      <text:p text:style-name="P1">'Keep your temper,' said the Caterpillar.</text:p>
      <text:p text:style-name="P3"/>
      <text:p text:style-name="P1">'Is that all?' said Alice, swallowing down her anger as well as she</text:p>
      <text:p text:style-name="P1">could.</text:p>
      <text:p text:style-name="P3"/>
      <text:p text:style-name="P1">'No,' said the Caterpillar.</text:p>
      <text:p text:style-name="P3"/>
      <text:p text:style-name="P1">Alice thought she might as well wait, as she had nothing else to do, and</text:p>
      <text:p text:style-name="P1">perhaps after all it might tell her something worth hearing. For some</text:p>
      <text:p text:style-name="P1">minutes it puffed away without speaking, but at last it unfolded its</text:p>
      <text:p text:style-name="P1">arms, took the hookah out of its mouth again, and said, 'So you think</text:p>
      <text:p text:style-name="P1">you're changed, do you?'</text:p>
      <text:p text:style-name="P3"/>
      <text:p text:style-name="P1">'I'm afraid I am, sir,' said Alice; 'I can't remember things as I</text:p>
      <text:p text:style-name="P1">used--and I don't keep the same size for ten minutes together!'</text:p>
      <text:p text:style-name="P3"/>
      <text:p text:style-name="P1">'Can't remember WHAT things?' said the Caterpillar.</text:p>
      <text:p text:style-name="P3"/>
      <text:p text:style-name="P1">'Well, I've tried to say "HOW DOTH THE LITTLE BUSY BEE," but it all came</text:p>
      <text:p text:style-name="P1">different!' Alice replied in a very melancholy voice.</text:p>
      <text:p text:style-name="P3"/>
      <text:p text:style-name="P1">'Repeat, "YOU ARE OLD, FATHER WILLIAM,"' said the Caterpillar.</text:p>
      <text:p text:style-name="P3"/>
      <text:p text:style-name="P1">Alice folded her hands, and began:--</text:p>
      <text:p text:style-name="P3"/>
      <text:p text:style-name="P2"><text:s text:c="3"/><text:span text:style-name="T1">'You are old, Father William,' the young man said,</text:span></text:p>
      <text:p text:style-name="P2"><text:s text:c="4"/><text:span text:style-name="T1">'And your hair has become very white;</text:span></text:p>
      <text:p text:style-name="P2"><text:s text:c="3"/><text:span text:style-name="T1">And yet you incessantly stand on your head--</text:span></text:p>
      <text:p text:style-name="P2"><text:s text:c="4"/><text:span text:style-name="T1">Do you think, at your age, it is right?'</text:span></text:p>
      <text:p text:style-name="P3"/>
      <text:p text:style-name="P2"><text:s text:c="3"/><text:span text:style-name="T1">'In my youth,' Father William replied to his son,</text:span></text:p>
      <text:p text:style-name="P2"><text:s text:c="4"/><text:span text:style-name="T1">'I feared it might injure the brain;</text:span></text:p>
      <text:p text:style-name="P2"><text:s text:c="3"/><text:span text:style-name="T1">But, now that I'm perfectly sure I have none,</text:span></text:p>
      <text:p text:style-name="P2"><text:s text:c="4"/><text:span text:style-name="T1">Why, I do it again and again.'</text:span></text:p>
      <text:p text:style-name="P3"/>
      <text:p text:style-name="P2"><text:s text:c="3"/><text:span text:style-name="T1">'You are old,' said the youth, 'as I mentioned before,</text:span></text:p>
      <text:p text:style-name="P2"><text:s text:c="4"/><text:span text:style-name="T1">And have grown most uncommonly fat;</text:span></text:p>
      <text:p text:style-name="P2"><text:s text:c="3"/><text:span text:style-name="T1">Yet you turned a back-somersault in at the door--</text:span></text:p>
      <text:p text:style-name="P2"><text:s text:c="4"/><text:span text:style-name="T1">Pray, what is the reason of that?'</text:span></text:p>
      <text:p text:style-name="P3"/>
      <text:p text:style-name="P2"><text:s text:c="3"/><text:span text:style-name="T1">'In my youth,' said the sage, as he shook his grey locks,</text:span></text:p>
      <text:p text:style-name="P2"><text:s text:c="4"/><text:span text:style-name="T1">'I kept all my limbs very supple</text:span></text:p>
      <text:p text:style-name="P2"><text:s text:c="3"/><text:span text:style-name="T1">By the use of this ointment--one shilling the box--</text:span></text:p>
      <text:p text:style-name="P2"><text:s text:c="4"/><text:span text:style-name="T1">Allow me to sell you a couple?'</text:span></text:p>
      <text:p text:style-name="P3"/>
      <text:p text:style-name="P2"><text:s text:c="3"/><text:span text:style-name="T1">'You are old,' said the youth, 'and your jaws are too weak</text:span></text:p>
      <text:p text:style-name="P2"><text:s text:c="4"/><text:span text:style-name="T1">For anything tougher than suet;</text:span></text:p>
      <text:p text:style-name="P2"><text:s text:c="3"/><text:span text:style-name="T1">Yet you finished the goose, with the bones and the beak--</text:span></text:p>
      <text:p text:style-name="P2"><text:s text:c="4"/><text:span text:style-name="T1">Pray how did you manage to do it?'</text:span></text:p>
      <text:p text:style-name="P3"/>
      <text:p text:style-name="P2"><text:soft-page-break/><text:s text:c="3"/><text:span text:style-name="T1">'In my youth,' said his father, 'I took to the law,</text:span></text:p>
      <text:p text:style-name="P2"><text:s text:c="4"/><text:span text:style-name="T1">And argued each case with my wife;</text:span></text:p>
      <text:p text:style-name="P2"><text:s text:c="3"/><text:span text:style-name="T1">And the muscular strength, which it gave to my jaw,</text:span></text:p>
      <text:p text:style-name="P2"><text:s text:c="4"/><text:span text:style-name="T1">Has lasted the rest of my life.'</text:span></text:p>
      <text:p text:style-name="P3"/>
      <text:p text:style-name="P2"><text:s text:c="3"/><text:span text:style-name="T1">'You are old,' said the youth, 'one would hardly suppose</text:span></text:p>
      <text:p text:style-name="P2"><text:s text:c="4"/><text:span text:style-name="T1">That your eye was as steady as ever;</text:span></text:p>
      <text:p text:style-name="P2"><text:s text:c="3"/><text:span text:style-name="T1">Yet you balanced an eel on the end of your nose--</text:span></text:p>
      <text:p text:style-name="P2"><text:s text:c="4"/><text:span text:style-name="T1">What made you so awfully clever?'</text:span></text:p>
      <text:p text:style-name="P3"/>
      <text:p text:style-name="P2"><text:s text:c="3"/><text:span text:style-name="T1">'I have answered three questions, and that is enough,'</text:span></text:p>
      <text:p text:style-name="P2"><text:s text:c="4"/><text:span text:style-name="T1">Said his father; 'don't give yourself airs!</text:span></text:p>
      <text:p text:style-name="P2"><text:s text:c="3"/><text:span text:style-name="T1">Do you think I can listen all day to such stuff?</text:span></text:p>
      <text:p text:style-name="P2"><text:s text:c="4"/><text:span text:style-name="T1">Be off, or I'll kick you down stairs!'</text:span></text:p>
      <text:p text:style-name="P3"/>
      <text:p text:style-name="P3"/>
      <text:p text:style-name="P1">'That is not said right,' said the Caterpillar.</text:p>
      <text:p text:style-name="P3"/>
      <text:p text:style-name="P1">'Not QUITE right, I'm afraid,' said Alice, timidly; 'some of the words</text:p>
      <text:p text:style-name="P1">have got altered.'</text:p>
      <text:p text:style-name="P3"/>
      <text:p text:style-name="P1">'It is wrong from beginning to end,' said the Caterpillar decidedly, and</text:p>
      <text:p text:style-name="P1">there was silence for some minutes.</text:p>
      <text:p text:style-name="P3"/>
      <text:p text:style-name="P1">The Caterpillar was the first to speak.</text:p>
      <text:p text:style-name="P3"/>
      <text:p text:style-name="P1">'What size do you want to be?' it asked.</text:p>
      <text:p text:style-name="P3"/>
      <text:p text:style-name="P1">'Oh, I'm not particular as to size,' Alice hastily replied; 'only one</text:p>
      <text:p text:style-name="P1">doesn't like changing so often, you know.'</text:p>
      <text:p text:style-name="P3"/>
      <text:p text:style-name="P1">'I DON'T know,' said the Caterpillar.</text:p>
      <text:p text:style-name="P3"/>
      <text:p text:style-name="P1">Alice said nothing: she had never been so much contradicted in her life</text:p>
      <text:p text:style-name="P1">before, and she felt that she was losing her temper.</text:p>
      <text:p text:style-name="P3"/>
      <text:p text:style-name="P1">'Are you content now?' said the Caterpillar.</text:p>
      <text:p text:style-name="P3"/>
      <text:p text:style-name="P1">'Well, I should like to be a LITTLE larger, sir, if you wouldn't mind,'</text:p>
      <text:p text:style-name="P1">said Alice: 'three inches is such a wretched height to be.'</text:p>
      <text:p text:style-name="P3"/>
      <text:p text:style-name="P1">'It is a very good height indeed!' said the Caterpillar angrily, rearing</text:p>
      <text:p text:style-name="P1">itself upright as it spoke (it was exactly three inches high).</text:p>
      <text:p text:style-name="P3"/>
      <text:p text:style-name="P1">'But I'm not used to it!' pleaded poor Alice in a piteous tone. And</text:p>
      <text:p text:style-name="P1">she thought of herself, 'I wish the creatures wouldn't be so easily</text:p>
      <text:p text:style-name="P1">offended!'</text:p>
      <text:p text:style-name="P3"/>
      <text:p text:style-name="P1">'You'll get used to it in time,' said the Caterpillar; and it put the</text:p>
      <text:p text:style-name="P1">hookah into its mouth and began smoking again.</text:p>
      <text:p text:style-name="P3"/>
      <text:p text:style-name="P1">This time Alice waited patiently until it chose to speak again. In</text:p>
      <text:p text:style-name="P1">a minute or two the Caterpillar took the hookah out of its mouth</text:p>
      <text:p text:style-name="P1">and yawned once or twice, and shook itself. Then it got down off the</text:p>
      <text:p text:style-name="P1">mushroom, and crawled away in the grass, merely remarking as it went,</text:p>
      <text:p text:style-name="P1">'One side will make you grow taller, and the other side will make you</text:p>
      <text:p text:style-name="P1">grow shorter.'</text:p>
      <text:p text:style-name="P3"/>
      <text:p text:style-name="P1">'One side of WHAT? The other side of WHAT?' thought Alice to herself.</text:p>
      <text:p text:style-name="P3"><text:soft-page-break/></text:p>
      <text:p text:style-name="P1">'Of the mushroom,' said the Caterpillar, just as if she had asked it</text:p>
      <text:p text:style-name="P1">aloud; and in another moment it was out of sight.</text:p>
      <text:p text:style-name="P3"/>
      <text:p text:style-name="P1">Alice remained looking thoughtfully at the mushroom for a minute, trying</text:p>
      <text:p text:style-name="P1">to make out which were the two sides of it; and as it was perfectly</text:p>
      <text:p text:style-name="P1">round, she found this a very difficult question. However, at last she</text:p>
      <text:p text:style-name="P1">stretched her arms round it as far as they would go, and broke off a bit</text:p>
      <text:p text:style-name="P1">of the edge with each hand.</text:p>
      <text:p text:style-name="P3"/>
      <text:p text:style-name="P1">'And now which is which?' she said to herself, and nibbled a little of</text:p>
      <text:p text:style-name="P1">the right-hand bit to try the effect: the next moment she felt a violent</text:p>
      <text:p text:style-name="P1">blow underneath her chin: it had struck her foot!</text:p>
      <text:p text:style-name="P3"/>
      <text:p text:style-name="P1">She was a good deal frightened by this very sudden change, but she felt</text:p>
      <text:p text:style-name="P1">that there was no time to be lost, as she was shrinking rapidly; so she</text:p>
      <text:p text:style-name="P1">set to work at once to eat some of the other bit. Her chin was pressed</text:p>
      <text:p text:style-name="P1">so closely against her foot, that there was hardly room to open her</text:p>
      <text:p text:style-name="P1">mouth; but she did it at last, and managed to swallow a morsel of the</text:p>
      <text:p text:style-name="P1">lefthand bit.</text:p>
      <text:p text:style-name="P3"/>
      <text:p text:style-name="P3"/>
      <text:p text:style-name="P2"><text:s text:c="2"/><text:span text:style-name="T1">* <text:s text:c="3"/>* <text:s text:c="3"/>* <text:s text:c="3"/>* <text:s text:c="3"/>* <text:s text:c="3"/>* <text:s text:c="3"/>*</text:span></text:p>
      <text:p text:style-name="P3"/>
      <text:p text:style-name="P2"><text:s text:c="4"/><text:span text:style-name="T1">* <text:s text:c="3"/>* <text:s text:c="3"/>* <text:s text:c="3"/>* <text:s text:c="3"/>* <text:s text:c="3"/>*</text:span></text:p>
      <text:p text:style-name="P3"/>
      <text:p text:style-name="P2"><text:s text:c="2"/><text:span text:style-name="T1">* <text:s text:c="3"/>* <text:s text:c="3"/>* <text:s text:c="3"/>* <text:s text:c="3"/>* <text:s text:c="3"/>* <text:s text:c="3"/>*</text:span></text:p>
      <text:p text:style-name="P3"/>
      <text:p text:style-name="P1">'Come, my head's free at last!' said Alice in a tone of delight, which</text:p>
      <text:p text:style-name="P1">changed into alarm in another moment, when she found that her shoulders</text:p>
      <text:p text:style-name="P1">were nowhere to be found: all she could see, when she looked down, was</text:p>
      <text:p text:style-name="P1">an immense length of neck, which seemed to rise like a stalk out of a</text:p>
      <text:p text:style-name="P1">sea of green leaves that lay far below her.</text:p>
      <text:p text:style-name="P3"/>
      <text:p text:style-name="P1">'What CAN all that green stuff be?' said Alice. 'And where HAVE my</text:p>
      <text:p text:style-name="P1">shoulders got to? And oh, my poor hands, how is it I can't see you?'</text:p>
      <text:p text:style-name="P1">She was moving them about as she spoke, but no result seemed to follow,</text:p>
      <text:p text:style-name="P1">except a little shaking among the distant green leaves.</text:p>
      <text:p text:style-name="P3"/>
      <text:p text:style-name="P1">As there seemed to be no chance of getting her hands up to her head, she</text:p>
      <text:p text:style-name="P1">tried to get her head down to them, and was delighted to find that her</text:p>
      <text:p text:style-name="P1">neck would bend about easily in any direction, like a serpent. She had</text:p>
      <text:p text:style-name="P1">just succeeded in curving it down into a graceful zigzag, and was going</text:p>
      <text:p text:style-name="P1">to dive in among the leaves, which she found to be nothing but the tops</text:p>
      <text:p text:style-name="P1">of the trees under which she had been wandering, when a sharp hiss made</text:p>
      <text:p text:style-name="P1">her draw back in a hurry: a large pigeon had flown into her face, and</text:p>
      <text:p text:style-name="P1">was beating her violently with its wings.</text:p>
      <text:p text:style-name="P3"/>
      <text:p text:style-name="P1">'Serpent!' screamed the Pigeon.</text:p>
      <text:p text:style-name="P3"/>
      <text:p text:style-name="P1">'I'm NOT a serpent!' said Alice indignantly. 'Let me alone!'</text:p>
      <text:p text:style-name="P3"/>
      <text:p text:style-name="P1">'Serpent, I say again!' repeated the Pigeon, but in a more subdued tone,</text:p>
      <text:p text:style-name="P1">and added with a kind of sob, 'I've tried every way, and nothing seems</text:p>
      <text:p text:style-name="P1">to suit them!'</text:p>
      <text:p text:style-name="P3"/>
      <text:p text:style-name="P1">'I haven't the least idea what you're talking about,' said Alice.</text:p>
      <text:p text:style-name="P3"/>
      <text:p text:style-name="P1">'I've tried the roots of trees, and I've tried banks, and I've tried</text:p>
      <text:p text:style-name="P1"><text:soft-page-break/>hedges,' the Pigeon went on, without attending to her; 'but those</text:p>
      <text:p text:style-name="P1">serpents! There's no pleasing them!'</text:p>
      <text:p text:style-name="P3"/>
      <text:p text:style-name="P1">Alice was more and more puzzled, but she thought there was no use in</text:p>
      <text:p text:style-name="P1">saying anything more till the Pigeon had finished.</text:p>
      <text:p text:style-name="P3"/>
      <text:p text:style-name="P1">'As if it wasn't trouble enough hatching the eggs,' said the Pigeon;</text:p>
      <text:p text:style-name="P1">'but I must be on the look-out for serpents night and day! Why, I</text:p>
      <text:p text:style-name="P1">haven't had a wink of sleep these three weeks!'</text:p>
      <text:p text:style-name="P3"/>
      <text:p text:style-name="P1">'I'm very sorry you've been annoyed,' said Alice, who was beginning to</text:p>
      <text:p text:style-name="P1">see its meaning.</text:p>
      <text:p text:style-name="P3"/>
      <text:p text:style-name="P1">'And just as I'd taken the highest tree in the wood,' continued the</text:p>
      <text:p text:style-name="P1">Pigeon, raising its voice to a shriek, 'and just as I was thinking I</text:p>
      <text:p text:style-name="P1">should be free of them at last, they must needs come wriggling down from</text:p>
      <text:p text:style-name="P1">the sky! Ugh, Serpent!'</text:p>
      <text:p text:style-name="P3"/>
      <text:p text:style-name="P1">'But I'm NOT a serpent, I tell you!' said Alice. 'I'm a--I'm a--'</text:p>
      <text:p text:style-name="P3"/>
      <text:p text:style-name="P1">'Well! WHAT are you?' said the Pigeon. 'I can see you're trying to</text:p>
      <text:p text:style-name="P1">invent something!'</text:p>
      <text:p text:style-name="P3"/>
      <text:p text:style-name="P1">'I--I'm a little girl,' said Alice, rather doubtfully, as she remembered</text:p>
      <text:p text:style-name="P1">the number of changes she had gone through that day.</text:p>
      <text:p text:style-name="P3"/>
      <text:p text:style-name="P1">'A likely story indeed!' said the Pigeon in a tone of the deepest</text:p>
      <text:p text:style-name="P1">contempt. 'I've seen a good many little girls in my time, but never ONE</text:p>
      <text:p text:style-name="P1">with such a neck as that! No, no! You're a serpent; and there's no use</text:p>
      <text:p text:style-name="P1">denying it. I suppose you'll be telling me next that you never tasted an</text:p>
      <text:p text:style-name="P1">egg!'</text:p>
      <text:p text:style-name="P3"/>
      <text:p text:style-name="P1">'I HAVE tasted eggs, certainly,' said Alice, who was a very truthful</text:p>
      <text:p text:style-name="P1">child; 'but little girls eat eggs quite as much as serpents do, you</text:p>
      <text:p text:style-name="P1">know.'</text:p>
      <text:p text:style-name="P3"/>
      <text:p text:style-name="P1">'I don't believe it,' said the Pigeon; 'but if they do, why then they're</text:p>
      <text:p text:style-name="P1">a kind of serpent, that's all I can say.'</text:p>
      <text:p text:style-name="P3"/>
      <text:p text:style-name="P1">This was such a new idea to Alice, that she was quite silent for a</text:p>
      <text:p text:style-name="P1">minute or two, which gave the Pigeon the opportunity of adding, 'You're</text:p>
      <text:p text:style-name="P1">looking for eggs, I know THAT well enough; and what does it matter to me</text:p>
      <text:p text:style-name="P1">whether you're a little girl or a serpent?'</text:p>
      <text:p text:style-name="P3"/>
      <text:p text:style-name="P1">'It matters a good deal to ME,' said Alice hastily; 'but I'm not looking</text:p>
      <text:p text:style-name="P1">for eggs, as it happens; and if I was, I shouldn't want YOURS: I don't</text:p>
      <text:p text:style-name="P1">like them raw.'</text:p>
      <text:p text:style-name="P3"/>
      <text:p text:style-name="P1">'Well, be off, then!' said the Pigeon in a sulky tone, as it settled</text:p>
      <text:p text:style-name="P1">down again into its nest. Alice crouched down among the trees as well as</text:p>
      <text:p text:style-name="P1">she could, for her neck kept getting entangled among the branches, and</text:p>
      <text:p text:style-name="P1">every now and then she had to stop and untwist it. After a while she</text:p>
      <text:p text:style-name="P1">remembered that she still held the pieces of mushroom in her hands, and</text:p>
      <text:p text:style-name="P1">she set to work very carefully, nibbling first at one and then at the</text:p>
      <text:p text:style-name="P1">other, and growing sometimes taller and sometimes shorter, until she had</text:p>
      <text:p text:style-name="P1">succeeded in bringing herself down to her usual height.</text:p>
      <text:p text:style-name="P3"/>
      <text:p text:style-name="P1">It was so long since she had been anything near the right size, that it</text:p>
      <text:p text:style-name="P1">felt quite strange at first; but she got used to it in a few minutes,</text:p>
      <text:p text:style-name="P1"><text:soft-page-break/>and began talking to herself, as usual. 'Come, there's half my plan done</text:p>
      <text:p text:style-name="P1">now! How puzzling all these changes are! I'm never sure what I'm going</text:p>
      <text:p text:style-name="P1">to be, from one minute to another! However, I've got back to my right</text:p>
      <text:p text:style-name="P1">size: the next thing is, to get into that beautiful garden--how IS that</text:p>
      <text:p text:style-name="P1">to be done, I wonder?' As she said this, she came suddenly upon an open</text:p>
      <text:p text:style-name="P1">place, with a little house in it about four feet high. 'Whoever lives</text:p>
      <text:p text:style-name="P1">there,' thought Alice, 'it'll never do to come upon them THIS size: why,</text:p>
      <text:p text:style-name="P1">I should frighten them out of their wits!' So she began nibbling at the</text:p>
      <text:p text:style-name="P1">righthand bit again, and did not venture to go near the house till she</text:p>
      <text:p text:style-name="P1">had brought herself down to nine inches high.</text:p>
      <text:p text:style-name="P3"/>
      <text:p text:style-name="P3"/>
      <text:p text:style-name="P3"/>
      <text:p text:style-name="P3"/>
      <text:p text:style-name="P1">CHAPTER VI. Pig and Pepper</text:p>
      <text:p text:style-name="P3"/>
      <text:p text:style-name="P1">For a minute or two she stood looking at the house, and wondering what</text:p>
      <text:p text:style-name="P1">to do next, when suddenly a footman in livery came running out of the</text:p>
      <text:p text:style-name="P1">wood--(she considered him to be a footman because he was in livery:</text:p>
      <text:p text:style-name="P1">otherwise, judging by his face only, she would have called him a</text:p>
      <text:p text:style-name="P1">fish)--and rapped loudly at the door with his knuckles. It was opened</text:p>
      <text:p text:style-name="P1">by another footman in livery, with a round face, and large eyes like a</text:p>
      <text:p text:style-name="P1">frog; and both footmen, Alice noticed, had powdered hair that curled all</text:p>
      <text:p text:style-name="P1">over their heads. She felt very curious to know what it was all about,</text:p>
      <text:p text:style-name="P1">and crept a little way out of the wood to listen.</text:p>
      <text:p text:style-name="P3"/>
      <text:p text:style-name="P1">The Fish-Footman began by producing from under his arm a great letter,</text:p>
      <text:p text:style-name="P1">nearly as large as himself, and this he handed over to the other,</text:p>
      <text:p text:style-name="P1">saying, in a solemn tone, 'For the Duchess. An invitation from the Queen</text:p>
      <text:p text:style-name="P1">to play croquet.' The Frog-Footman repeated, in the same solemn tone,</text:p>
      <text:p text:style-name="P1">only changing the order of the words a little, 'From the Queen. An</text:p>
      <text:p text:style-name="P1">invitation for the Duchess to play croquet.'</text:p>
      <text:p text:style-name="P3"/>
      <text:p text:style-name="P1">Then they both bowed low, and their curls got entangled together.</text:p>
      <text:p text:style-name="P3"/>
      <text:p text:style-name="P1">Alice laughed so much at this, that she had to run back into the</text:p>
      <text:p text:style-name="P1">wood for fear of their hearing her; and when she next peeped out the</text:p>
      <text:p text:style-name="P1">Fish-Footman was gone, and the other was sitting on the ground near the</text:p>
      <text:p text:style-name="P1">door, staring stupidly up into the sky.</text:p>
      <text:p text:style-name="P3"/>
      <text:p text:style-name="P1">Alice went timidly up to the door, and knocked.</text:p>
      <text:p text:style-name="P3"/>
      <text:p text:style-name="P1">'There's no sort of use in knocking,' said the Footman, 'and that for</text:p>
      <text:p text:style-name="P1">two reasons. First, because I'm on the same side of the door as you</text:p>
      <text:p text:style-name="P1">are; secondly, because they're making such a noise inside, no one could</text:p>
      <text:p text:style-name="P1">possibly hear you.' And certainly there was a most extraordinary noise</text:p>
      <text:p text:style-name="P1">going on within--a constant howling and sneezing, and every now and then</text:p>
      <text:p text:style-name="P1">a great crash, as if a dish or kettle had been broken to pieces.</text:p>
      <text:p text:style-name="P3"/>
      <text:p text:style-name="P1">'Please, then,' said Alice, 'how am I to get in?'</text:p>
      <text:p text:style-name="P3"/>
      <text:p text:style-name="P1">'There might be some sense in your knocking,' the Footman went on</text:p>
      <text:p text:style-name="P1">without attending to her, 'if we had the door between us. For instance,</text:p>
      <text:p text:style-name="P1">if you were INSIDE, you might knock, and I could let you out, you know.'</text:p>
      <text:p text:style-name="P1">He was looking up into the sky all the time he was speaking, and this</text:p>
      <text:p text:style-name="P1">Alice thought decidedly uncivil. 'But perhaps he can't help it,' she</text:p>
      <text:p text:style-name="P1">said to herself; 'his eyes are so VERY nearly at the top of his head.</text:p>
      <text:p text:style-name="P1">But at any rate he might answer questions.--How am I to get in?' she</text:p>
      <text:p text:style-name="P1">repeated, aloud.</text:p>
      <text:p text:style-name="P3"><text:soft-page-break/></text:p>
      <text:p text:style-name="P1">'I shall sit here,' the Footman remarked, 'till tomorrow--'</text:p>
      <text:p text:style-name="P3"/>
      <text:p text:style-name="P1">At this moment the door of the house opened, and a large plate came</text:p>
      <text:p text:style-name="P1">skimming out, straight at the Footman's head: it just grazed his nose,</text:p>
      <text:p text:style-name="P1">and broke to pieces against one of the trees behind him.</text:p>
      <text:p text:style-name="P3"/>
      <text:p text:style-name="P1">'--or next day, maybe,' the Footman continued in the same tone, exactly</text:p>
      <text:p text:style-name="P1">as if nothing had happened.</text:p>
      <text:p text:style-name="P3"/>
      <text:p text:style-name="P1">'How am I to get in?' asked Alice again, in a louder tone.</text:p>
      <text:p text:style-name="P3"/>
      <text:p text:style-name="P1">'ARE you to get in at all?' said the Footman. 'That's the first</text:p>
      <text:p text:style-name="P1">question, you know.'</text:p>
      <text:p text:style-name="P3"/>
      <text:p text:style-name="P1">It was, no doubt: only Alice did not like to be told so. 'It's really</text:p>
      <text:p text:style-name="P1">dreadful,' she muttered to herself, 'the way all the creatures argue.</text:p>
      <text:p text:style-name="P1">It's enough to drive one crazy!'</text:p>
      <text:p text:style-name="P3"/>
      <text:p text:style-name="P1">The Footman seemed to think this a good opportunity for repeating his</text:p>
      <text:p text:style-name="P1">remark, with variations. 'I shall sit here,' he said, 'on and off, for</text:p>
      <text:p text:style-name="P1">days and days.'</text:p>
      <text:p text:style-name="P3"/>
      <text:p text:style-name="P1">'But what am I to do?' said Alice.</text:p>
      <text:p text:style-name="P3"/>
      <text:p text:style-name="P1">'Anything you like,' said the Footman, and began whistling.</text:p>
      <text:p text:style-name="P3"/>
      <text:p text:style-name="P1">'Oh, there's no use in talking to him,' said Alice desperately: 'he's</text:p>
      <text:p text:style-name="P1">perfectly idiotic!' And she opened the door and went in.</text:p>
      <text:p text:style-name="P3"/>
      <text:p text:style-name="P1">The door led right into a large kitchen, which was full of smoke from</text:p>
      <text:p text:style-name="P1">one end to the other: the Duchess was sitting on a three-legged stool in</text:p>
      <text:p text:style-name="P1">the middle, nursing a baby; the cook was leaning over the fire, stirring</text:p>
      <text:p text:style-name="P1">a large cauldron which seemed to be full of soup.</text:p>
      <text:p text:style-name="P3"/>
      <text:p text:style-name="P1">'There's certainly too much pepper in that soup!' Alice said to herself,</text:p>
      <text:p text:style-name="P1">as well as she could for sneezing.</text:p>
      <text:p text:style-name="P3"/>
      <text:p text:style-name="P1">There was certainly too much of it in the air. Even the Duchess</text:p>
      <text:p text:style-name="P1">sneezed occasionally; and as for the baby, it was sneezing and howling</text:p>
      <text:p text:style-name="P1">alternately without a moment's pause. The only things in the kitchen</text:p>
      <text:p text:style-name="P1">that did not sneeze, were the cook, and a large cat which was sitting on</text:p>
      <text:p text:style-name="P1">the hearth and grinning from ear to ear.</text:p>
      <text:p text:style-name="P3"/>
      <text:p text:style-name="P1">'Please would you tell me,' said Alice, a little timidly, for she was</text:p>
      <text:p text:style-name="P1">not quite sure whether it was good manners for her to speak first, 'why</text:p>
      <text:p text:style-name="P1">your cat grins like that?'</text:p>
      <text:p text:style-name="P3"/>
      <text:p text:style-name="P1">'It's a Cheshire cat,' said the Duchess, 'and that's why. Pig!'</text:p>
      <text:p text:style-name="P3"/>
      <text:p text:style-name="P1">She said the last word with such sudden violence that Alice quite</text:p>
      <text:p text:style-name="P1">jumped; but she saw in another moment that it was addressed to the baby,</text:p>
      <text:p text:style-name="P1">and not to her, so she took courage, and went on again:--</text:p>
      <text:p text:style-name="P3"/>
      <text:p text:style-name="P1">'I didn't know that Cheshire cats always grinned; in fact, I didn't know</text:p>
      <text:p text:style-name="P1">that cats COULD grin.'</text:p>
      <text:p text:style-name="P3"/>
      <text:p text:style-name="P1">'They all can,' said the Duchess; 'and most of 'em do.'</text:p>
      <text:p text:style-name="P3"/>
      <text:p text:style-name="P1"><text:soft-page-break/>'I don't know of any that do,' Alice said very politely, feeling quite</text:p>
      <text:p text:style-name="P1">pleased to have got into a conversation.</text:p>
      <text:p text:style-name="P3"/>
      <text:p text:style-name="P1">'You don't know much,' said the Duchess; 'and that's a fact.'</text:p>
      <text:p text:style-name="P3"/>
      <text:p text:style-name="P1">Alice did not at all like the tone of this remark, and thought it would</text:p>
      <text:p text:style-name="P1">be as well to introduce some other subject of conversation. While she</text:p>
      <text:p text:style-name="P1">was trying to fix on one, the cook took the cauldron of soup off the</text:p>
      <text:p text:style-name="P1">fire, and at once set to work throwing everything within her reach at</text:p>
      <text:p text:style-name="P1">the Duchess and the baby--the fire-irons came first; then followed a</text:p>
      <text:p text:style-name="P1">shower of saucepans, plates, and dishes. The Duchess took no notice of</text:p>
      <text:p text:style-name="P1">them even when they hit her; and the baby was howling so much already,</text:p>
      <text:p text:style-name="P1">that it was quite impossible to say whether the blows hurt it or not.</text:p>
      <text:p text:style-name="P3"/>
      <text:p text:style-name="P1">'Oh, PLEASE mind what you're doing!' cried Alice, jumping up and down in</text:p>
      <text:p text:style-name="P1">an agony of terror. 'Oh, there goes his PRECIOUS nose'; as an unusually</text:p>
      <text:p text:style-name="P1">large saucepan flew close by it, and very nearly carried it off.</text:p>
      <text:p text:style-name="P3"/>
      <text:p text:style-name="P1">'If everybody minded their own business,' the Duchess said in a hoarse</text:p>
      <text:p text:style-name="P1">growl, 'the world would go round a deal faster than it does.'</text:p>
      <text:p text:style-name="P3"/>
      <text:p text:style-name="P1">'Which would NOT be an advantage,' said Alice, who felt very glad to get</text:p>
      <text:p text:style-name="P1">an opportunity of showing off a little of her knowledge. 'Just think of</text:p>
      <text:p text:style-name="P1">what work it would make with the day and night! You see the earth takes</text:p>
      <text:p text:style-name="P1">twenty-four hours to turn round on its axis--'</text:p>
      <text:p text:style-name="P3"/>
      <text:p text:style-name="P1">'Talking of axes,' said the Duchess, 'chop off her head!'</text:p>
      <text:p text:style-name="P3"/>
      <text:p text:style-name="P1">Alice glanced rather anxiously at the cook, to see if she meant to take</text:p>
      <text:p text:style-name="P1">the hint; but the cook was busily stirring the soup, and seemed not to</text:p>
      <text:p text:style-name="P1">be listening, so she went on again: 'Twenty-four hours, I THINK; or is</text:p>
      <text:p text:style-name="P1">it twelve? I--'</text:p>
      <text:p text:style-name="P3"/>
      <text:p text:style-name="P1">'Oh, don't bother ME,' said the Duchess; 'I never could abide figures!'</text:p>
      <text:p text:style-name="P1">And with that she began nursing her child again, singing a sort of</text:p>
      <text:p text:style-name="P1">lullaby to it as she did so, and giving it a violent shake at the end of</text:p>
      <text:p text:style-name="P1">every line:</text:p>
      <text:p text:style-name="P3"/>
      <text:p text:style-name="P2"><text:s text:c="3"/><text:span text:style-name="T1">'Speak roughly to your little boy,</text:span></text:p>
      <text:p text:style-name="P2"><text:s text:c="4"/><text:span text:style-name="T1">And beat him when he sneezes:</text:span></text:p>
      <text:p text:style-name="P2"><text:s text:c="3"/><text:span text:style-name="T1">He only does it to annoy,</text:span></text:p>
      <text:p text:style-name="P2"><text:s text:c="4"/><text:span text:style-name="T1">Because he knows it teases.'</text:span></text:p>
      <text:p text:style-name="P3"/>
      <text:p text:style-name="P2"><text:s text:c="9"/><text:span text:style-name="T1">CHORUS.</text:span></text:p>
      <text:p text:style-name="P3"/>
      <text:p text:style-name="P2"><text:s/><text:span text:style-name="T1">(In which the cook and the baby joined):--</text:span></text:p>
      <text:p text:style-name="P3"/>
      <text:p text:style-name="P2"><text:s text:c="7"/><text:span text:style-name="T1">'Wow! wow! wow!'</text:span></text:p>
      <text:p text:style-name="P3"/>
      <text:p text:style-name="P1">While the Duchess sang the second verse of the song, she kept tossing</text:p>
      <text:p text:style-name="P1">the baby violently up and down, and the poor little thing howled so,</text:p>
      <text:p text:style-name="P1">that Alice could hardly hear the words:--</text:p>
      <text:p text:style-name="P3"/>
      <text:p text:style-name="P2"><text:s text:c="3"/><text:span text:style-name="T1">'I speak severely to my boy,</text:span></text:p>
      <text:p text:style-name="P2"><text:s text:c="4"/><text:span text:style-name="T1">I beat him when he sneezes;</text:span></text:p>
      <text:p text:style-name="P2"><text:s text:c="3"/><text:span text:style-name="T1">For he can thoroughly enjoy</text:span></text:p>
      <text:p text:style-name="P2"><text:s text:c="4"/><text:span text:style-name="T1">The pepper when he pleases!'</text:span></text:p>
      <text:p text:style-name="P3"/>
      <text:p text:style-name="P2"><text:s text:c="9"/><text:span text:style-name="T1">CHORUS.</text:span></text:p>
      <text:p text:style-name="P3"><text:soft-page-break/></text:p>
      <text:p text:style-name="P2"><text:s text:c="7"/><text:span text:style-name="T1">'Wow! wow! wow!'</text:span></text:p>
      <text:p text:style-name="P3"/>
      <text:p text:style-name="P1">'Here! you may nurse it a bit, if you like!' the Duchess said to Alice,</text:p>
      <text:p text:style-name="P1">flinging the baby at her as she spoke. 'I must go and get ready to play</text:p>
      <text:p text:style-name="P1">croquet with the Queen,' and she hurried out of the room. The cook threw</text:p>
      <text:p text:style-name="P1">a frying-pan after her as she went out, but it just missed her.</text:p>
      <text:p text:style-name="P3"/>
      <text:p text:style-name="P1">Alice caught the baby with some difficulty, as it was a queer-shaped</text:p>
      <text:p text:style-name="P1">little creature, and held out its arms and legs in all directions, 'just</text:p>
      <text:p text:style-name="P1">like a star-fish,' thought Alice. The poor little thing was snorting</text:p>
      <text:p text:style-name="P1">like a steam-engine when she caught it, and kept doubling itself up and</text:p>
      <text:p text:style-name="P1">straightening itself out again, so that altogether, for the first minute</text:p>
      <text:p text:style-name="P1">or two, it was as much as she could do to hold it.</text:p>
      <text:p text:style-name="P3"/>
      <text:p text:style-name="P1">As soon as she had made out the proper way of nursing it, (which was to</text:p>
      <text:p text:style-name="P1">twist it up into a sort of knot, and then keep tight hold of its right</text:p>
      <text:p text:style-name="P1">ear and left foot, so as to prevent its undoing itself,) she carried</text:p>
      <text:p text:style-name="P1">it out into the open air. 'IF I don't take this child away with me,'</text:p>
      <text:p text:style-name="P1">thought Alice, 'they're sure to kill it in a day or two: wouldn't it be</text:p>
      <text:p text:style-name="P1">murder to leave it behind?' She said the last words out loud, and the</text:p>
      <text:p text:style-name="P1">little thing grunted in reply (it had left off sneezing by this time).</text:p>
      <text:p text:style-name="P1">'Don't grunt,' said Alice; 'that's not at all a proper way of expressing</text:p>
      <text:p text:style-name="P1">yourself.'</text:p>
      <text:p text:style-name="P3"/>
      <text:p text:style-name="P1">The baby grunted again, and Alice looked very anxiously into its face to</text:p>
      <text:p text:style-name="P1">see what was the matter with it. There could be no doubt that it had</text:p>
      <text:p text:style-name="P1">a VERY turn-up nose, much more like a snout than a real nose; also its</text:p>
      <text:p text:style-name="P1">eyes were getting extremely small for a baby: altogether Alice did not</text:p>
      <text:p text:style-name="P1">like the look of the thing at all. 'But perhaps it was only sobbing,'</text:p>
      <text:p text:style-name="P1">she thought, and looked into its eyes again, to see if there were any</text:p>
      <text:p text:style-name="P1">tears.</text:p>
      <text:p text:style-name="P3"/>
      <text:p text:style-name="P1">No, there were no tears. 'If you're going to turn into a pig, my dear,'</text:p>
      <text:p text:style-name="P1">said Alice, seriously, 'I'll have nothing more to do with you. Mind</text:p>
      <text:p text:style-name="P1">now!' The poor little thing sobbed again (or grunted, it was impossible</text:p>
      <text:p text:style-name="P1">to say which), and they went on for some while in silence.</text:p>
      <text:p text:style-name="P3"/>
      <text:p text:style-name="P1">Alice was just beginning to think to herself, 'Now, what am I to do with</text:p>
      <text:p text:style-name="P1">this creature when I get it home?' when it grunted again, so violently,</text:p>
      <text:p text:style-name="P1">that she looked down into its face in some alarm. This time there could</text:p>
      <text:p text:style-name="P1">be NO mistake about it: it was neither more nor less than a pig, and she</text:p>
      <text:p text:style-name="P1">felt that it would be quite absurd for her to carry it further.</text:p>
      <text:p text:style-name="P3"/>
      <text:p text:style-name="P1">So she set the little creature down, and felt quite relieved to see</text:p>
      <text:p text:style-name="P1">it trot away quietly into the wood. 'If it had grown up,' she said</text:p>
      <text:p text:style-name="P1">to herself, 'it would have made a dreadfully ugly child: but it makes</text:p>
      <text:p text:style-name="P1">rather a handsome pig, I think.' And she began thinking over other</text:p>
      <text:p text:style-name="P1">children she knew, who might do very well as pigs, and was just saying</text:p>
      <text:p text:style-name="P1">to herself, 'if one only knew the right way to change them--' when she</text:p>
      <text:p text:style-name="P1">was a little startled by seeing the Cheshire Cat sitting on a bough of a</text:p>
      <text:p text:style-name="P1">tree a few yards off.</text:p>
      <text:p text:style-name="P3"/>
      <text:p text:style-name="P1">The Cat only grinned when it saw Alice. It looked good-natured, she</text:p>
      <text:p text:style-name="P1">thought: still it had VERY long claws and a great many teeth, so she</text:p>
      <text:p text:style-name="P1">felt that it ought to be treated with respect.</text:p>
      <text:p text:style-name="P3"/>
      <text:p text:style-name="P1">'Cheshire Puss,' she began, rather timidly, as she did not at all know</text:p>
      <text:p text:style-name="P1">whether it would like the name: however, it only grinned a little wider.</text:p>
      <text:p text:style-name="P1"><text:soft-page-break/>'Come, it's pleased so far,' thought Alice, and she went on. 'Would you</text:p>
      <text:p text:style-name="P1">tell me, please, which way I ought to go from here?'</text:p>
      <text:p text:style-name="P3"/>
      <text:p text:style-name="P1">'That depends a good deal on where you want to get to,' said the Cat.</text:p>
      <text:p text:style-name="P3"/>
      <text:p text:style-name="P1">'I don't much care where--' said Alice.</text:p>
      <text:p text:style-name="P3"/>
      <text:p text:style-name="P1">'Then it doesn't matter which way you go,' said the Cat.</text:p>
      <text:p text:style-name="P3"/>
      <text:p text:style-name="P1">'--so long as I get SOMEWHERE,' Alice added as an explanation.</text:p>
      <text:p text:style-name="P3"/>
      <text:p text:style-name="P1">'Oh, you're sure to do that,' said the Cat, 'if you only walk long</text:p>
      <text:p text:style-name="P1">enough.'</text:p>
      <text:p text:style-name="P3"/>
      <text:p text:style-name="P1">Alice felt that this could not be denied, so she tried another question.</text:p>
      <text:p text:style-name="P1">'What sort of people live about here?'</text:p>
      <text:p text:style-name="P3"/>
      <text:p text:style-name="P1">'In THAT direction,' the Cat said, waving its right paw round, 'lives</text:p>
      <text:p text:style-name="P1">a Hatter: and in THAT direction,' waving the other paw, 'lives a March</text:p>
      <text:p text:style-name="P1">Hare. Visit either you like: they're both mad.'</text:p>
      <text:p text:style-name="P3"/>
      <text:p text:style-name="P1">'But I don't want to go among mad people,' Alice remarked.</text:p>
      <text:p text:style-name="P3"/>
      <text:p text:style-name="P1">'Oh, you can't help that,' said the Cat: 'we're all mad here. I'm mad.</text:p>
      <text:p text:style-name="P1">You're mad.'</text:p>
      <text:p text:style-name="P3"/>
      <text:p text:style-name="P1">'How do you know I'm mad?' said Alice.</text:p>
      <text:p text:style-name="P3"/>
      <text:p text:style-name="P1">'You must be,' said the Cat, 'or you wouldn't have come here.'</text:p>
      <text:p text:style-name="P3"/>
      <text:p text:style-name="P1">Alice didn't think that proved it at all; however, she went on 'And how</text:p>
      <text:p text:style-name="P1">do you know that you're mad?'</text:p>
      <text:p text:style-name="P3"/>
      <text:p text:style-name="P1">'To begin with,' said the Cat, 'a dog's not mad. You grant that?'</text:p>
      <text:p text:style-name="P3"/>
      <text:p text:style-name="P1">'I suppose so,' said Alice.</text:p>
      <text:p text:style-name="P3"/>
      <text:p text:style-name="P1">'Well, then,' the Cat went on, 'you see, a dog growls when it's angry,</text:p>
      <text:p text:style-name="P1">and wags its tail when it's pleased. Now I growl when I'm pleased, and</text:p>
      <text:p text:style-name="P1">wag my tail when I'm angry. Therefore I'm mad.'</text:p>
      <text:p text:style-name="P3"/>
      <text:p text:style-name="P1">'I call it purring, not growling,' said Alice.</text:p>
      <text:p text:style-name="P3"/>
      <text:p text:style-name="P1">'Call it what you like,' said the Cat. 'Do you play croquet with the</text:p>
      <text:p text:style-name="P1">Queen to-day?'</text:p>
      <text:p text:style-name="P3"/>
      <text:p text:style-name="P1">'I should like it very much,' said Alice, 'but I haven't been invited</text:p>
      <text:p text:style-name="P1">yet.'</text:p>
      <text:p text:style-name="P3"/>
      <text:p text:style-name="P1">'You'll see me there,' said the Cat, and vanished.</text:p>
      <text:p text:style-name="P3"/>
      <text:p text:style-name="P1">Alice was not much surprised at this, she was getting so used to queer</text:p>
      <text:p text:style-name="P1">things happening. While she was looking at the place where it had been,</text:p>
      <text:p text:style-name="P1">it suddenly appeared again.</text:p>
      <text:p text:style-name="P3"/>
      <text:p text:style-name="P1">'By-the-bye, what became of the baby?' said the Cat. 'I'd nearly</text:p>
      <text:p text:style-name="P1">forgotten to ask.'</text:p>
      <text:p text:style-name="P3"/>
      <text:p text:style-name="P1">'It turned into a pig,' Alice quietly said, just as if it had come back</text:p>
      <text:p text:style-name="P1"><text:soft-page-break/>in a natural way.</text:p>
      <text:p text:style-name="P3"/>
      <text:p text:style-name="P1">'I thought it would,' said the Cat, and vanished again.</text:p>
      <text:p text:style-name="P3"/>
      <text:p text:style-name="P1">Alice waited a little, half expecting to see it again, but it did not</text:p>
      <text:p text:style-name="P1">appear, and after a minute or two she walked on in the direction in</text:p>
      <text:p text:style-name="P1">which the March Hare was said to live. 'I've seen hatters before,' she</text:p>
      <text:p text:style-name="P1">said to herself; 'the March Hare will be much the most interesting, and</text:p>
      <text:p text:style-name="P1">perhaps as this is May it won't be raving mad--at least not so mad as</text:p>
      <text:p text:style-name="P1">it was in March.' As she said this, she looked up, and there was the Cat</text:p>
      <text:p text:style-name="P1">again, sitting on a branch of a tree.</text:p>
      <text:p text:style-name="P3"/>
      <text:p text:style-name="P1">'Did you say pig, or fig?' said the Cat.</text:p>
      <text:p text:style-name="P3"/>
      <text:p text:style-name="P1">'I said pig,' replied Alice; 'and I wish you wouldn't keep appearing and</text:p>
      <text:p text:style-name="P1">vanishing so suddenly: you make one quite giddy.'</text:p>
      <text:p text:style-name="P3"/>
      <text:p text:style-name="P1">'All right,' said the Cat; and this time it vanished quite slowly,</text:p>
      <text:p text:style-name="P1">beginning with the end of the tail, and ending with the grin, which</text:p>
      <text:p text:style-name="P1">remained some time after the rest of it had gone.</text:p>
      <text:p text:style-name="P3"/>
      <text:p text:style-name="P1">'Well! I've often seen a cat without a grin,' thought Alice; 'but a grin</text:p>
      <text:p text:style-name="P1">without a cat! It's the most curious thing I ever saw in my life!'</text:p>
      <text:p text:style-name="P3"/>
      <text:p text:style-name="P1">She had not gone much farther before she came in sight of the house</text:p>
      <text:p text:style-name="P1">of the March Hare: she thought it must be the right house, because the</text:p>
      <text:p text:style-name="P1">chimneys were shaped like ears and the roof was thatched with fur. It</text:p>
      <text:p text:style-name="P1">was so large a house, that she did not like to go nearer till she had</text:p>
      <text:p text:style-name="P1">nibbled some more of the lefthand bit of mushroom, and raised herself to</text:p>
      <text:p text:style-name="P1">about two feet high: even then she walked up towards it rather timidly,</text:p>
      <text:p text:style-name="P1">saying to herself 'Suppose it should be raving mad after all! I almost</text:p>
      <text:p text:style-name="P1">wish I'd gone to see the Hatter instead!'</text:p>
      <text:p text:style-name="P3"/>
      <text:p text:style-name="P3"/>
      <text:p text:style-name="P3"/>
      <text:p text:style-name="P3"/>
      <text:p text:style-name="P1">CHAPTER VII. A Mad Tea-Party</text:p>
      <text:p text:style-name="P3"/>
      <text:p text:style-name="P1">There was a table set out under a tree in front of the house, and the</text:p>
      <text:p text:style-name="P1">March Hare and the Hatter were having tea at it: a Dormouse was sitting</text:p>
      <text:p text:style-name="P1">between them, fast asleep, and the other two were using it as a</text:p>
      <text:p text:style-name="P1">cushion, resting their elbows on it, and talking over its head. 'Very</text:p>
      <text:p text:style-name="P1">uncomfortable for the Dormouse,' thought Alice; 'only, as it's asleep, I</text:p>
      <text:p text:style-name="P1">suppose it doesn't mind.'</text:p>
      <text:p text:style-name="P3"/>
      <text:p text:style-name="P1">The table was a large one, but the three were all crowded together at</text:p>
      <text:p text:style-name="P1">one corner of it: 'No room! No room!' they cried out when they saw Alice</text:p>
      <text:p text:style-name="P1">coming. 'There's PLENTY of room!' said Alice indignantly, and she sat</text:p>
      <text:p text:style-name="P1">down in a large arm-chair at one end of the table.</text:p>
      <text:p text:style-name="P3"/>
      <text:p text:style-name="P1">'Have some wine,' the March Hare said in an encouraging tone.</text:p>
      <text:p text:style-name="P3"/>
      <text:p text:style-name="P1">Alice looked all round the table, but there was nothing on it but tea.</text:p>
      <text:p text:style-name="P1">'I don't see any wine,' she remarked.</text:p>
      <text:p text:style-name="P3"/>
      <text:p text:style-name="P1">'There isn't any,' said the March Hare.</text:p>
      <text:p text:style-name="P3"/>
      <text:p text:style-name="P1">'Then it wasn't very civil of you to offer it,' said Alice angrily.</text:p>
      <text:p text:style-name="P3"/>
      <text:p text:style-name="P1"><text:soft-page-break/>'It wasn't very civil of you to sit down without being invited,' said</text:p>
      <text:p text:style-name="P1">the March Hare.</text:p>
      <text:p text:style-name="P3"/>
      <text:p text:style-name="P1">'I didn't know it was YOUR table,' said Alice; 'it's laid for a great</text:p>
      <text:p text:style-name="P1">many more than three.'</text:p>
      <text:p text:style-name="P3"/>
      <text:p text:style-name="P1">'Your hair wants cutting,' said the Hatter. He had been looking at Alice</text:p>
      <text:p text:style-name="P1">for some time with great curiosity, and this was his first speech.</text:p>
      <text:p text:style-name="P3"/>
      <text:p text:style-name="P1">'You should learn not to make personal remarks,' Alice said with some</text:p>
      <text:p text:style-name="P1">severity; 'it's very rude.'</text:p>
      <text:p text:style-name="P3"/>
      <text:p text:style-name="P1">The Hatter opened his eyes very wide on hearing this; but all he SAID</text:p>
      <text:p text:style-name="P1">was, 'Why is a raven like a writing-desk?'</text:p>
      <text:p text:style-name="P3"/>
      <text:p text:style-name="P1">'Come, we shall have some fun now!' thought Alice. 'I'm glad they've</text:p>
      <text:p text:style-name="P1">begun asking riddles.--I believe I can guess that,' she added aloud.</text:p>
      <text:p text:style-name="P3"/>
      <text:p text:style-name="P1">'Do you mean that you think you can find out the answer to it?' said the</text:p>
      <text:p text:style-name="P1">March Hare.</text:p>
      <text:p text:style-name="P3"/>
      <text:p text:style-name="P1">'Exactly so,' said Alice.</text:p>
      <text:p text:style-name="P3"/>
      <text:p text:style-name="P1">'Then you should say what you mean,' the March Hare went on.</text:p>
      <text:p text:style-name="P3"/>
      <text:p text:style-name="P1">'I do,' Alice hastily replied; 'at least--at least I mean what I</text:p>
      <text:p text:style-name="P1">say--that's the same thing, you know.'</text:p>
      <text:p text:style-name="P3"/>
      <text:p text:style-name="P1">'Not the same thing a bit!' said the Hatter. 'You might just as well say</text:p>
      <text:p text:style-name="P1">that "I see what I eat" is the same thing as "I eat what I see"!'</text:p>
      <text:p text:style-name="P3"/>
      <text:p text:style-name="P1">'You might just as well say,' added the March Hare, 'that "I like what I</text:p>
      <text:p text:style-name="P1">get" is the same thing as "I get what I like"!'</text:p>
      <text:p text:style-name="P3"/>
      <text:p text:style-name="P1">'You might just as well say,' added the Dormouse, who seemed to be</text:p>
      <text:p text:style-name="P1">talking in his sleep, 'that "I breathe when I sleep" is the same thing</text:p>
      <text:p text:style-name="P1">as "I sleep when I breathe"!'</text:p>
      <text:p text:style-name="P3"/>
      <text:p text:style-name="P1">'It IS the same thing with you,' said the Hatter, and here the</text:p>
      <text:p text:style-name="P1">conversation dropped, and the party sat silent for a minute, while Alice</text:p>
      <text:p text:style-name="P1">thought over all she could remember about ravens and writing-desks,</text:p>
      <text:p text:style-name="P1">which wasn't much.</text:p>
      <text:p text:style-name="P3"/>
      <text:p text:style-name="P1">The Hatter was the first to break the silence. 'What day of the month</text:p>
      <text:p text:style-name="P1">is it?' he said, turning to Alice: he had taken his watch out of his</text:p>
      <text:p text:style-name="P1">pocket, and was looking at it uneasily, shaking it every now and then,</text:p>
      <text:p text:style-name="P1">and holding it to his ear.</text:p>
      <text:p text:style-name="P3"/>
      <text:p text:style-name="P1">Alice considered a little, and then said 'The fourth.'</text:p>
      <text:p text:style-name="P3"/>
      <text:p text:style-name="P1">'Two days wrong!' sighed the Hatter. 'I told you butter wouldn't suit</text:p>
      <text:p text:style-name="P1">the works!' he added looking angrily at the March Hare.</text:p>
      <text:p text:style-name="P3"/>
      <text:p text:style-name="P1">'It was the BEST butter,' the March Hare meekly replied.</text:p>
      <text:p text:style-name="P3"/>
      <text:p text:style-name="P1">'Yes, but some crumbs must have got in as well,' the Hatter grumbled:</text:p>
      <text:p text:style-name="P1">'you shouldn't have put it in with the bread-knife.'</text:p>
      <text:p text:style-name="P3"/>
      <text:p text:style-name="P1">The March Hare took the watch and looked at it gloomily: then he dipped</text:p>
      <text:p text:style-name="P1"><text:soft-page-break/>it into his cup of tea, and looked at it again: but he could think of</text:p>
      <text:p text:style-name="P1">nothing better to say than his first remark, 'It was the BEST butter,</text:p>
      <text:p text:style-name="P1">you know.'</text:p>
      <text:p text:style-name="P3"/>
      <text:p text:style-name="P1">Alice had been looking over his shoulder with some curiosity. 'What a</text:p>
      <text:p text:style-name="P1">funny watch!' she remarked. 'It tells the day of the month, and doesn't</text:p>
      <text:p text:style-name="P1">tell what o'clock it is!'</text:p>
      <text:p text:style-name="P3"/>
      <text:p text:style-name="P1">'Why should it?' muttered the Hatter. 'Does YOUR watch tell you what</text:p>
      <text:p text:style-name="P1">year it is?'</text:p>
      <text:p text:style-name="P3"/>
      <text:p text:style-name="P1">'Of course not,' Alice replied very readily: 'but that's because it</text:p>
      <text:p text:style-name="P1">stays the same year for such a long time together.'</text:p>
      <text:p text:style-name="P3"/>
      <text:p text:style-name="P1">'Which is just the case with MINE,' said the Hatter.</text:p>
      <text:p text:style-name="P3"/>
      <text:p text:style-name="P1">Alice felt dreadfully puzzled. The Hatter's remark seemed to have no</text:p>
      <text:p text:style-name="P1">sort of meaning in it, and yet it was certainly English. 'I don't quite</text:p>
      <text:p text:style-name="P1">understand you,' she said, as politely as she could.</text:p>
      <text:p text:style-name="P3"/>
      <text:p text:style-name="P1">'The Dormouse is asleep again,' said the Hatter, and he poured a little</text:p>
      <text:p text:style-name="P1">hot tea upon its nose.</text:p>
      <text:p text:style-name="P3"/>
      <text:p text:style-name="P1">The Dormouse shook its head impatiently, and said, without opening its</text:p>
      <text:p text:style-name="P1">eyes, 'Of course, of course; just what I was going to remark myself.'</text:p>
      <text:p text:style-name="P3"/>
      <text:p text:style-name="P1">'Have you guessed the riddle yet?' the Hatter said, turning to Alice</text:p>
      <text:p text:style-name="P1">again.</text:p>
      <text:p text:style-name="P3"/>
      <text:p text:style-name="P1">'No, I give it up,' Alice replied: 'what's the answer?'</text:p>
      <text:p text:style-name="P3"/>
      <text:p text:style-name="P1">'I haven't the slightest idea,' said the Hatter.</text:p>
      <text:p text:style-name="P3"/>
      <text:p text:style-name="P1">'Nor I,' said the March Hare.</text:p>
      <text:p text:style-name="P3"/>
      <text:p text:style-name="P1">Alice sighed wearily. 'I think you might do something better with the</text:p>
      <text:p text:style-name="P1">time,' she said, 'than waste it in asking riddles that have no answers.'</text:p>
      <text:p text:style-name="P3"/>
      <text:p text:style-name="P1">'If you knew Time as well as I do,' said the Hatter, 'you wouldn't talk</text:p>
      <text:p text:style-name="P1">about wasting IT. It's HIM.'</text:p>
      <text:p text:style-name="P3"/>
      <text:p text:style-name="P1">'I don't know what you mean,' said Alice.</text:p>
      <text:p text:style-name="P3"/>
      <text:p text:style-name="P1">'Of course you don't!' the Hatter said, tossing his head contemptuously.</text:p>
      <text:p text:style-name="P1">'I dare say you never even spoke to Time!'</text:p>
      <text:p text:style-name="P3"/>
      <text:p text:style-name="P1">'Perhaps not,' Alice cautiously replied: 'but I know I have to beat time</text:p>
      <text:p text:style-name="P1">when I learn music.'</text:p>
      <text:p text:style-name="P3"/>
      <text:p text:style-name="P1">'Ah! that accounts for it,' said the Hatter. 'He won't stand beating.</text:p>
      <text:p text:style-name="P1">Now, if you only kept on good terms with him, he'd do almost anything</text:p>
      <text:p text:style-name="P1">you liked with the clock. For instance, suppose it were nine o'clock in</text:p>
      <text:p text:style-name="P1">the morning, just time to begin lessons: you'd only have to whisper a</text:p>
      <text:p text:style-name="P1">hint to Time, and round goes the clock in a twinkling! Half-past one,</text:p>
      <text:p text:style-name="P1">time for dinner!'</text:p>
      <text:p text:style-name="P3"/>
      <text:p text:style-name="P1">('I only wish it was,' the March Hare said to itself in a whisper.)</text:p>
      <text:p text:style-name="P3"/>
      <text:p text:style-name="P1">'That would be grand, certainly,' said Alice thoughtfully: 'but then--I</text:p>
      <text:p text:style-name="P1"><text:soft-page-break/>shouldn't be hungry for it, you know.'</text:p>
      <text:p text:style-name="P3"/>
      <text:p text:style-name="P1">'Not at first, perhaps,' said the Hatter: 'but you could keep it to</text:p>
      <text:p text:style-name="P1">half-past one as long as you liked.'</text:p>
      <text:p text:style-name="P3"/>
      <text:p text:style-name="P1">'Is that the way YOU manage?' Alice asked.</text:p>
      <text:p text:style-name="P3"/>
      <text:p text:style-name="P1">The Hatter shook his head mournfully. 'Not I!' he replied. 'We</text:p>
      <text:p text:style-name="P1">quarrelled last March--just before HE went mad, you know--' (pointing</text:p>
      <text:p text:style-name="P1">with his tea spoon at the March Hare,) '--it was at the great concert</text:p>
      <text:p text:style-name="P1">given by the Queen of Hearts, and I had to sing</text:p>
      <text:p text:style-name="P3"/>
      <text:p text:style-name="P2"><text:s text:c="5"/><text:span text:style-name="T1">"Twinkle, twinkle, little bat!</text:span></text:p>
      <text:p text:style-name="P2"><text:s text:c="5"/><text:span text:style-name="T1">How I wonder what you're at!"</text:span></text:p>
      <text:p text:style-name="P3"/>
      <text:p text:style-name="P1">You know the song, perhaps?'</text:p>
      <text:p text:style-name="P3"/>
      <text:p text:style-name="P1">'I've heard something like it,' said Alice.</text:p>
      <text:p text:style-name="P3"/>
      <text:p text:style-name="P1">'It goes on, you know,' the Hatter continued, 'in this way:--</text:p>
      <text:p text:style-name="P3"/>
      <text:p text:style-name="P2"><text:s text:c="5"/><text:span text:style-name="T1">"Up above the world you fly,</text:span></text:p>
      <text:p text:style-name="P2"><text:s text:c="5"/><text:span text:style-name="T1">Like a tea-tray in the sky.</text:span></text:p>
      <text:p text:style-name="P2"><text:s text:c="9"/><text:span text:style-name="T1">Twinkle, twinkle--"'</text:span></text:p>
      <text:p text:style-name="P3"/>
      <text:p text:style-name="P1">Here the Dormouse shook itself, and began singing in its sleep 'Twinkle,</text:p>
      <text:p text:style-name="P1">twinkle, twinkle, twinkle--' and went on so long that they had to pinch</text:p>
      <text:p text:style-name="P1">it to make it stop.</text:p>
      <text:p text:style-name="P3"/>
      <text:p text:style-name="P1">'Well, I'd hardly finished the first verse,' said the Hatter, 'when the</text:p>
      <text:p text:style-name="P1">Queen jumped up and bawled out, "He's murdering the time! Off with his</text:p>
      <text:p text:style-name="P1">head!"'</text:p>
      <text:p text:style-name="P3"/>
      <text:p text:style-name="P1">'How dreadfully savage!' exclaimed Alice.</text:p>
      <text:p text:style-name="P3"/>
      <text:p text:style-name="P1">'And ever since that,' the Hatter went on in a mournful tone, 'he won't</text:p>
      <text:p text:style-name="P1">do a thing I ask! It's always six o'clock now.'</text:p>
      <text:p text:style-name="P3"/>
      <text:p text:style-name="P1">A bright idea came into Alice's head. 'Is that the reason so many</text:p>
      <text:p text:style-name="P1">tea-things are put out here?' she asked.</text:p>
      <text:p text:style-name="P3"/>
      <text:p text:style-name="P1">'Yes, that's it,' said the Hatter with a sigh: 'it's always tea-time,</text:p>
      <text:p text:style-name="P1">and we've no time to wash the things between whiles.'</text:p>
      <text:p text:style-name="P3"/>
      <text:p text:style-name="P1">'Then you keep moving round, I suppose?' said Alice.</text:p>
      <text:p text:style-name="P3"/>
      <text:p text:style-name="P1">'Exactly so,' said the Hatter: 'as the things get used up.'</text:p>
      <text:p text:style-name="P3"/>
      <text:p text:style-name="P1">'But what happens when you come to the beginning again?' Alice ventured</text:p>
      <text:p text:style-name="P1">to ask.</text:p>
      <text:p text:style-name="P3"/>
      <text:p text:style-name="P1">'Suppose we change the subject,' the March Hare interrupted, yawning.</text:p>
      <text:p text:style-name="P1">'I'm getting tired of this. I vote the young lady tells us a story.'</text:p>
      <text:p text:style-name="P3"/>
      <text:p text:style-name="P1">'I'm afraid I don't know one,' said Alice, rather alarmed at the</text:p>
      <text:p text:style-name="P1">proposal.</text:p>
      <text:p text:style-name="P3"/>
      <text:p text:style-name="P1">'Then the Dormouse shall!' they both cried. 'Wake up, Dormouse!' And</text:p>
      <text:p text:style-name="P1">they pinched it on both sides at once.</text:p>
      <text:p text:style-name="P3"><text:soft-page-break/></text:p>
      <text:p text:style-name="P1">The Dormouse slowly opened his eyes. 'I wasn't asleep,' he said in a</text:p>
      <text:p text:style-name="P1">hoarse, feeble voice: 'I heard every word you fellows were saying.'</text:p>
      <text:p text:style-name="P3"/>
      <text:p text:style-name="P1">'Tell us a story!' said the March Hare.</text:p>
      <text:p text:style-name="P3"/>
      <text:p text:style-name="P1">'Yes, please do!' pleaded Alice.</text:p>
      <text:p text:style-name="P3"/>
      <text:p text:style-name="P1">'And be quick about it,' added the Hatter, 'or you'll be asleep again</text:p>
      <text:p text:style-name="P1">before it's done.'</text:p>
      <text:p text:style-name="P3"/>
      <text:p text:style-name="P1">'Once upon a time there were three little sisters,' the Dormouse began</text:p>
      <text:p text:style-name="P1">in a great hurry; 'and their names were Elsie, Lacie, and Tillie; and</text:p>
      <text:p text:style-name="P1">they lived at the bottom of a well--'</text:p>
      <text:p text:style-name="P3"/>
      <text:p text:style-name="P1">'What did they live on?' said Alice, who always took a great interest in</text:p>
      <text:p text:style-name="P1">questions of eating and drinking.</text:p>
      <text:p text:style-name="P3"/>
      <text:p text:style-name="P1">'They lived on treacle,' said the Dormouse, after thinking a minute or</text:p>
      <text:p text:style-name="P1">two.</text:p>
      <text:p text:style-name="P3"/>
      <text:p text:style-name="P1">'They couldn't have done that, you know,' Alice gently remarked; 'they'd</text:p>
      <text:p text:style-name="P1">have been ill.'</text:p>
      <text:p text:style-name="P3"/>
      <text:p text:style-name="P1">'So they were,' said the Dormouse; 'VERY ill.'</text:p>
      <text:p text:style-name="P3"/>
      <text:p text:style-name="P1">Alice tried to fancy to herself what such an extraordinary ways of</text:p>
      <text:p text:style-name="P1">living would be like, but it puzzled her too much, so she went on: 'But</text:p>
      <text:p text:style-name="P1">why did they live at the bottom of a well?'</text:p>
      <text:p text:style-name="P3"/>
      <text:p text:style-name="P1">'Take some more tea,' the March Hare said to Alice, very earnestly.</text:p>
      <text:p text:style-name="P3"/>
      <text:p text:style-name="P1">'I've had nothing yet,' Alice replied in an offended tone, 'so I can't</text:p>
      <text:p text:style-name="P1">take more.'</text:p>
      <text:p text:style-name="P3"/>
      <text:p text:style-name="P1">'You mean you can't take LESS,' said the Hatter: 'it's very easy to take</text:p>
      <text:p text:style-name="P1">MORE than nothing.'</text:p>
      <text:p text:style-name="P3"/>
      <text:p text:style-name="P1">'Nobody asked YOUR opinion,' said Alice.</text:p>
      <text:p text:style-name="P3"/>
      <text:p text:style-name="P1">'Who's making personal remarks now?' the Hatter asked triumphantly.</text:p>
      <text:p text:style-name="P3"/>
      <text:p text:style-name="P1">Alice did not quite know what to say to this: so she helped herself</text:p>
      <text:p text:style-name="P1">to some tea and bread-and-butter, and then turned to the Dormouse, and</text:p>
      <text:p text:style-name="P1">repeated her question. 'Why did they live at the bottom of a well?'</text:p>
      <text:p text:style-name="P3"/>
      <text:p text:style-name="P1">The Dormouse again took a minute or two to think about it, and then</text:p>
      <text:p text:style-name="P1">said, 'It was a treacle-well.'</text:p>
      <text:p text:style-name="P3"/>
      <text:p text:style-name="P1">'There's no such thing!' Alice was beginning very angrily, but the</text:p>
      <text:p text:style-name="P1">Hatter and the March Hare went 'Sh! sh!' and the Dormouse sulkily</text:p>
      <text:p text:style-name="P1">remarked, 'If you can't be civil, you'd better finish the story for</text:p>
      <text:p text:style-name="P1">yourself.'</text:p>
      <text:p text:style-name="P3"/>
      <text:p text:style-name="P1">'No, please go on!' Alice said very humbly; 'I won't interrupt again. I</text:p>
      <text:p text:style-name="P1">dare say there may be ONE.'</text:p>
      <text:p text:style-name="P3"/>
      <text:p text:style-name="P1">'One, indeed!' said the Dormouse indignantly. However, he consented to</text:p>
      <text:p text:style-name="P1">go on. 'And so these three little sisters--they were learning to draw,</text:p>
      <text:p text:style-name="P1"><text:soft-page-break/>you know--'</text:p>
      <text:p text:style-name="P3"/>
      <text:p text:style-name="P1">'What did they draw?' said Alice, quite forgetting her promise.</text:p>
      <text:p text:style-name="P3"/>
      <text:p text:style-name="P1">'Treacle,' said the Dormouse, without considering at all this time.</text:p>
      <text:p text:style-name="P3"/>
      <text:p text:style-name="P1">'I want a clean cup,' interrupted the Hatter: 'let's all move one place</text:p>
      <text:p text:style-name="P1">on.'</text:p>
      <text:p text:style-name="P3"/>
      <text:p text:style-name="P1">He moved on as he spoke, and the Dormouse followed him: the March Hare</text:p>
      <text:p text:style-name="P1">moved into the Dormouse's place, and Alice rather unwillingly took</text:p>
      <text:p text:style-name="P1">the place of the March Hare. The Hatter was the only one who got any</text:p>
      <text:p text:style-name="P1">advantage from the change: and Alice was a good deal worse off than</text:p>
      <text:p text:style-name="P1">before, as the March Hare had just upset the milk-jug into his plate.</text:p>
      <text:p text:style-name="P3"/>
      <text:p text:style-name="P1">Alice did not wish to offend the Dormouse again, so she began very</text:p>
      <text:p text:style-name="P1">cautiously: 'But I don't understand. Where did they draw the treacle</text:p>
      <text:p text:style-name="P1">from?'</text:p>
      <text:p text:style-name="P3"/>
      <text:p text:style-name="P1">'You can draw water out of a water-well,' said the Hatter; 'so I should</text:p>
      <text:p text:style-name="P1">think you could draw treacle out of a treacle-well--eh, stupid?'</text:p>
      <text:p text:style-name="P3"/>
      <text:p text:style-name="P1">'But they were IN the well,' Alice said to the Dormouse, not choosing to</text:p>
      <text:p text:style-name="P1">notice this last remark.</text:p>
      <text:p text:style-name="P3"/>
      <text:p text:style-name="P1">'Of course they were', said the Dormouse; '--well in.'</text:p>
      <text:p text:style-name="P3"/>
      <text:p text:style-name="P1">This answer so confused poor Alice, that she let the Dormouse go on for</text:p>
      <text:p text:style-name="P1">some time without interrupting it.</text:p>
      <text:p text:style-name="P3"/>
      <text:p text:style-name="P1">'They were learning to draw,' the Dormouse went on, yawning and rubbing</text:p>
      <text:p text:style-name="P1">its eyes, for it was getting very sleepy; 'and they drew all manner of</text:p>
      <text:p text:style-name="P1">things--everything that begins with an M--'</text:p>
      <text:p text:style-name="P3"/>
      <text:p text:style-name="P1">'Why with an M?' said Alice.</text:p>
      <text:p text:style-name="P3"/>
      <text:p text:style-name="P1">'Why not?' said the March Hare.</text:p>
      <text:p text:style-name="P3"/>
      <text:p text:style-name="P1">Alice was silent.</text:p>
      <text:p text:style-name="P3"/>
      <text:p text:style-name="P1">The Dormouse had closed its eyes by this time, and was going off into</text:p>
      <text:p text:style-name="P1">a doze; but, on being pinched by the Hatter, it woke up again with</text:p>
      <text:p text:style-name="P1">a little shriek, and went on: '--that begins with an M, such as</text:p>
      <text:p text:style-name="P1">mouse-traps, and the moon, and memory, and muchness--you know you say</text:p>
      <text:p text:style-name="P1">things are "much of a muchness"--did you ever see such a thing as a</text:p>
      <text:p text:style-name="P1">drawing of a muchness?'</text:p>
      <text:p text:style-name="P3"/>
      <text:p text:style-name="P1">'Really, now you ask me,' said Alice, very much confused, 'I don't</text:p>
      <text:p text:style-name="P1">think--'</text:p>
      <text:p text:style-name="P3"/>
      <text:p text:style-name="P1">'Then you shouldn't talk,' said the Hatter.</text:p>
      <text:p text:style-name="P3"/>
      <text:p text:style-name="P1">This piece of rudeness was more than Alice could bear: she got up in</text:p>
      <text:p text:style-name="P1">great disgust, and walked off; the Dormouse fell asleep instantly, and</text:p>
      <text:p text:style-name="P1">neither of the others took the least notice of her going, though she</text:p>
      <text:p text:style-name="P1">looked back once or twice, half hoping that they would call after her:</text:p>
      <text:p text:style-name="P1">the last time she saw them, they were trying to put the Dormouse into</text:p>
      <text:p text:style-name="P1">the teapot.</text:p>
      <text:p text:style-name="P3"/>
      <text:p text:style-name="P1"><text:soft-page-break/>'At any rate I'll never go THERE again!' said Alice as she picked her</text:p>
      <text:p text:style-name="P1">way through the wood. 'It's the stupidest tea-party I ever was at in all</text:p>
      <text:p text:style-name="P1">my life!'</text:p>
      <text:p text:style-name="P3"/>
      <text:p text:style-name="P1">Just as she said this, she noticed that one of the trees had a door</text:p>
      <text:p text:style-name="P1">leading right into it. 'That's very curious!' she thought. 'But</text:p>
      <text:p text:style-name="P1">everything's curious today. I think I may as well go in at once.' And in</text:p>
      <text:p text:style-name="P1">she went.</text:p>
      <text:p text:style-name="P3"/>
      <text:p text:style-name="P1">Once more she found herself in the long hall, and close to the little</text:p>
      <text:p text:style-name="P1">glass table. 'Now, I'll manage better this time,' she said to herself,</text:p>
      <text:p text:style-name="P1">and began by taking the little golden key, and unlocking the door that</text:p>
      <text:p text:style-name="P1">led into the garden. Then she went to work nibbling at the mushroom (she</text:p>
      <text:p text:style-name="P1">had kept a piece of it in her pocket) till she was about a foot high:</text:p>
      <text:p text:style-name="P1">then she walked down the little passage: and THEN--she found herself at</text:p>
      <text:p text:style-name="P1">last in the beautiful garden, among the bright flower-beds and the cool</text:p>
      <text:p text:style-name="P1">fountains.</text:p>
      <text:p text:style-name="P3"/>
      <text:p text:style-name="P3"/>
      <text:p text:style-name="P3"/>
      <text:p text:style-name="P3"/>
      <text:p text:style-name="P1">CHAPTER VIII. The Queen's Croquet-Ground</text:p>
      <text:p text:style-name="P3"/>
      <text:p text:style-name="P1">A large rose-tree stood near the entrance of the garden: the roses</text:p>
      <text:p text:style-name="P1">growing on it were white, but there were three gardeners at it, busily</text:p>
      <text:p text:style-name="P1">painting them red. Alice thought this a very curious thing, and she went</text:p>
      <text:p text:style-name="P1">nearer to watch them, and just as she came up to them she heard one of</text:p>
      <text:p text:style-name="P1">them say, 'Look out now, Five! Don't go splashing paint over me like</text:p>
      <text:p text:style-name="P1">that!'</text:p>
      <text:p text:style-name="P3"/>
      <text:p text:style-name="P1">'I couldn't help it,' said Five, in a sulky tone; 'Seven jogged my</text:p>
      <text:p text:style-name="P1">elbow.'</text:p>
      <text:p text:style-name="P3"/>
      <text:p text:style-name="P1">On which Seven looked up and said, 'That's right, Five! Always lay the</text:p>
      <text:p text:style-name="P1">blame on others!'</text:p>
      <text:p text:style-name="P3"/>
      <text:p text:style-name="P1">'YOU'D better not talk!' said Five. 'I heard the Queen say only</text:p>
      <text:p text:style-name="P1">yesterday you deserved to be beheaded!'</text:p>
      <text:p text:style-name="P3"/>
      <text:p text:style-name="P1">'What for?' said the one who had spoken first.</text:p>
      <text:p text:style-name="P3"/>
      <text:p text:style-name="P1">'That's none of YOUR business, Two!' said Seven.</text:p>
      <text:p text:style-name="P3"/>
      <text:p text:style-name="P1">'Yes, it IS his business!' said Five, 'and I'll tell him--it was for</text:p>
      <text:p text:style-name="P1">bringing the cook tulip-roots instead of onions.'</text:p>
      <text:p text:style-name="P3"/>
      <text:p text:style-name="P1">Seven flung down his brush, and had just begun 'Well, of all the unjust</text:p>
      <text:p text:style-name="P1">things--' when his eye chanced to fall upon Alice, as she stood watching</text:p>
      <text:p text:style-name="P1">them, and he checked himself suddenly: the others looked round also, and</text:p>
      <text:p text:style-name="P1">all of them bowed low.</text:p>
      <text:p text:style-name="P3"/>
      <text:p text:style-name="P1">'Would you tell me,' said Alice, a little timidly, 'why you are painting</text:p>
      <text:p text:style-name="P1">those roses?'</text:p>
      <text:p text:style-name="P3"/>
      <text:p text:style-name="P1">Five and Seven said nothing, but looked at Two. Two began in a low</text:p>
      <text:p text:style-name="P1">voice, 'Why the fact is, you see, Miss, this here ought to have been a</text:p>
      <text:p text:style-name="P1">RED rose-tree, and we put a white one in by mistake; and if the Queen</text:p>
      <text:p text:style-name="P1">was to find it out, we should all have our heads cut off, you know.</text:p>
      <text:p text:style-name="P1">So you see, Miss, we're doing our best, afore she comes, to--' At this</text:p>
      <text:p text:style-name="P1"><text:soft-page-break/>moment Five, who had been anxiously looking across the garden, called</text:p>
      <text:p text:style-name="P1">out 'The Queen! The Queen!' and the three gardeners instantly threw</text:p>
      <text:p text:style-name="P1">themselves flat upon their faces. There was a sound of many footsteps,</text:p>
      <text:p text:style-name="P1">and Alice looked round, eager to see the Queen.</text:p>
      <text:p text:style-name="P3"/>
      <text:p text:style-name="P1">First came ten soldiers carrying clubs; these were all shaped like</text:p>
      <text:p text:style-name="P1">the three gardeners, oblong and flat, with their hands and feet at the</text:p>
      <text:p text:style-name="P1">corners: next the ten courtiers; these were ornamented all over with</text:p>
      <text:p text:style-name="P1">diamonds, and walked two and two, as the soldiers did. After these came</text:p>
      <text:p text:style-name="P1">the royal children; there were ten of them, and the little dears came</text:p>
      <text:p text:style-name="P1">jumping merrily along hand in hand, in couples: they were all ornamented</text:p>
      <text:p text:style-name="P1">with hearts. Next came the guests, mostly Kings and Queens, and among</text:p>
      <text:p text:style-name="P1">them Alice recognised the White Rabbit: it was talking in a hurried</text:p>
      <text:p text:style-name="P1">nervous manner, smiling at everything that was said, and went by without</text:p>
      <text:p text:style-name="P1">noticing her. Then followed the Knave of Hearts, carrying the King's</text:p>
      <text:p text:style-name="P1">crown on a crimson velvet cushion; and, last of all this grand</text:p>
      <text:p text:style-name="P1">procession, came THE KING AND QUEEN OF HEARTS.</text:p>
      <text:p text:style-name="P3"/>
      <text:p text:style-name="P1">Alice was rather doubtful whether she ought not to lie down on her face</text:p>
      <text:p text:style-name="P1">like the three gardeners, but she could not remember ever having heard</text:p>
      <text:p text:style-name="P1">of such a rule at processions; 'and besides, what would be the use of</text:p>
      <text:p text:style-name="P1">a procession,' thought she, 'if people had all to lie down upon their</text:p>
      <text:p text:style-name="P1">faces, so that they couldn't see it?' So she stood still where she was,</text:p>
      <text:p text:style-name="P1">and waited.</text:p>
      <text:p text:style-name="P3"/>
      <text:p text:style-name="P1">When the procession came opposite to Alice, they all stopped and looked</text:p>
      <text:p text:style-name="P1">at her, and the Queen said severely 'Who is this?' She said it to the</text:p>
      <text:p text:style-name="P1">Knave of Hearts, who only bowed and smiled in reply.</text:p>
      <text:p text:style-name="P3"/>
      <text:p text:style-name="P1">'Idiot!' said the Queen, tossing her head impatiently; and, turning to</text:p>
      <text:p text:style-name="P1">Alice, she went on, 'What's your name, child?'</text:p>
      <text:p text:style-name="P3"/>
      <text:p text:style-name="P1">'My name is Alice, so please your Majesty,' said Alice very politely;</text:p>
      <text:p text:style-name="P1">but she added, to herself, 'Why, they're only a pack of cards, after</text:p>
      <text:p text:style-name="P1">all. I needn't be afraid of them!'</text:p>
      <text:p text:style-name="P3"/>
      <text:p text:style-name="P1">'And who are THESE?' said the Queen, pointing to the three gardeners who</text:p>
      <text:p text:style-name="P1">were lying round the rosetree; for, you see, as they were lying on their</text:p>
      <text:p text:style-name="P1">faces, and the pattern on their backs was the same as the rest of the</text:p>
      <text:p text:style-name="P1">pack, she could not tell whether they were gardeners, or soldiers, or</text:p>
      <text:p text:style-name="P1">courtiers, or three of her own children.</text:p>
      <text:p text:style-name="P3"/>
      <text:p text:style-name="P1">'How should I know?' said Alice, surprised at her own courage. 'It's no</text:p>
      <text:p text:style-name="P1">business of MINE.'</text:p>
      <text:p text:style-name="P3"/>
      <text:p text:style-name="P1">The Queen turned crimson with fury, and, after glaring at her for a</text:p>
      <text:p text:style-name="P1">moment like a wild beast, screamed 'Off with her head! Off--'</text:p>
      <text:p text:style-name="P3"/>
      <text:p text:style-name="P1">'Nonsense!' said Alice, very loudly and decidedly, and the Queen was</text:p>
      <text:p text:style-name="P1">silent.</text:p>
      <text:p text:style-name="P3"/>
      <text:p text:style-name="P1">The King laid his hand upon her arm, and timidly said 'Consider, my</text:p>
      <text:p text:style-name="P1">dear: she is only a child!'</text:p>
      <text:p text:style-name="P3"/>
      <text:p text:style-name="P1">The Queen turned angrily away from him, and said to the Knave 'Turn them</text:p>
      <text:p text:style-name="P1">over!'</text:p>
      <text:p text:style-name="P3"/>
      <text:p text:style-name="P1">The Knave did so, very carefully, with one foot.</text:p>
      <text:p text:style-name="P3"/>
      <text:p text:style-name="P1"><text:soft-page-break/>'Get up!' said the Queen, in a shrill, loud voice, and the three</text:p>
      <text:p text:style-name="P1">gardeners instantly jumped up, and began bowing to the King, the Queen,</text:p>
      <text:p text:style-name="P1">the royal children, and everybody else.</text:p>
      <text:p text:style-name="P3"/>
      <text:p text:style-name="P1">'Leave off that!' screamed the Queen. 'You make me giddy.' And then,</text:p>
      <text:p text:style-name="P1">turning to the rose-tree, she went on, 'What HAVE you been doing here?'</text:p>
      <text:p text:style-name="P3"/>
      <text:p text:style-name="P1">'May it please your Majesty,' said Two, in a very humble tone, going</text:p>
      <text:p text:style-name="P1">down on one knee as he spoke, 'we were trying--'</text:p>
      <text:p text:style-name="P3"/>
      <text:p text:style-name="P1">'I see!' said the Queen, who had meanwhile been examining the roses.</text:p>
      <text:p text:style-name="P1">'Off with their heads!' and the procession moved on, three of the</text:p>
      <text:p text:style-name="P1">soldiers remaining behind to execute the unfortunate gardeners, who ran</text:p>
      <text:p text:style-name="P1">to Alice for protection.</text:p>
      <text:p text:style-name="P3"/>
      <text:p text:style-name="P1">'You shan't be beheaded!' said Alice, and she put them into a large</text:p>
      <text:p text:style-name="P1">flower-pot that stood near. The three soldiers wandered about for a</text:p>
      <text:p text:style-name="P1">minute or two, looking for them, and then quietly marched off after the</text:p>
      <text:p text:style-name="P1">others.</text:p>
      <text:p text:style-name="P3"/>
      <text:p text:style-name="P1">'Are their heads off?' shouted the Queen.</text:p>
      <text:p text:style-name="P3"/>
      <text:p text:style-name="P1">'Their heads are gone, if it please your Majesty!' the soldiers shouted</text:p>
      <text:p text:style-name="P1">in reply.</text:p>
      <text:p text:style-name="P3"/>
      <text:p text:style-name="P1">'That's right!' shouted the Queen. 'Can you play croquet?'</text:p>
      <text:p text:style-name="P3"/>
      <text:p text:style-name="P1">The soldiers were silent, and looked at Alice, as the question was</text:p>
      <text:p text:style-name="P1">evidently meant for her.</text:p>
      <text:p text:style-name="P3"/>
      <text:p text:style-name="P1">'Yes!' shouted Alice.</text:p>
      <text:p text:style-name="P3"/>
      <text:p text:style-name="P1">'Come on, then!' roared the Queen, and Alice joined the procession,</text:p>
      <text:p text:style-name="P1">wondering very much what would happen next.</text:p>
      <text:p text:style-name="P3"/>
      <text:p text:style-name="P1">'It's--it's a very fine day!' said a timid voice at her side. She was</text:p>
      <text:p text:style-name="P1">walking by the White Rabbit, who was peeping anxiously into her face.</text:p>
      <text:p text:style-name="P3"/>
      <text:p text:style-name="P1">'Very,' said Alice: '--where's the Duchess?'</text:p>
      <text:p text:style-name="P3"/>
      <text:p text:style-name="P1">'Hush! Hush!' said the Rabbit in a low, hurried tone. He looked</text:p>
      <text:p text:style-name="P1">anxiously over his shoulder as he spoke, and then raised himself upon</text:p>
      <text:p text:style-name="P1">tiptoe, put his mouth close to her ear, and whispered 'She's under</text:p>
      <text:p text:style-name="P1">sentence of execution.'</text:p>
      <text:p text:style-name="P3"/>
      <text:p text:style-name="P1">'What for?' said Alice.</text:p>
      <text:p text:style-name="P3"/>
      <text:p text:style-name="P1">'Did you say "What a pity!"?' the Rabbit asked.</text:p>
      <text:p text:style-name="P3"/>
      <text:p text:style-name="P1">'No, I didn't,' said Alice: 'I don't think it's at all a pity. I said</text:p>
      <text:p text:style-name="P1">"What for?"'</text:p>
      <text:p text:style-name="P3"/>
      <text:p text:style-name="P1">'She boxed the Queen's ears--' the Rabbit began. Alice gave a little</text:p>
      <text:p text:style-name="P1">scream of laughter. 'Oh, hush!' the Rabbit whispered in a frightened</text:p>
      <text:p text:style-name="P1">tone. 'The Queen will hear you! You see, she came rather late, and the</text:p>
      <text:p text:style-name="P1">Queen said--'</text:p>
      <text:p text:style-name="P3"/>
      <text:p text:style-name="P1">'Get to your places!' shouted the Queen in a voice of thunder, and</text:p>
      <text:p text:style-name="P1">people began running about in all directions, tumbling up against each</text:p>
      <text:p text:style-name="P1"><text:soft-page-break/>other; however, they got settled down in a minute or two, and the game</text:p>
      <text:p text:style-name="P1">began. Alice thought she had never seen such a curious croquet-ground in</text:p>
      <text:p text:style-name="P1">her life; it was all ridges and furrows; the balls were live hedgehogs,</text:p>
      <text:p text:style-name="P1">the mallets live flamingoes, and the soldiers had to double themselves</text:p>
      <text:p text:style-name="P1">up and to stand on their hands and feet, to make the arches.</text:p>
      <text:p text:style-name="P3"/>
      <text:p text:style-name="P1">The chief difficulty Alice found at first was in managing her flamingo:</text:p>
      <text:p text:style-name="P1">she succeeded in getting its body tucked away, comfortably enough, under</text:p>
      <text:p text:style-name="P1">her arm, with its legs hanging down, but generally, just as she had got</text:p>
      <text:p text:style-name="P1">its neck nicely straightened out, and was going to give the hedgehog a</text:p>
      <text:p text:style-name="P1">blow with its head, it WOULD twist itself round and look up in her face,</text:p>
      <text:p text:style-name="P1">with such a puzzled expression that she could not help bursting out</text:p>
      <text:p text:style-name="P1">laughing: and when she had got its head down, and was going to begin</text:p>
      <text:p text:style-name="P1">again, it was very provoking to find that the hedgehog had unrolled</text:p>
      <text:p text:style-name="P1">itself, and was in the act of crawling away: besides all this, there was</text:p>
      <text:p text:style-name="P1">generally a ridge or furrow in the way wherever she wanted to send the</text:p>
      <text:p text:style-name="P1">hedgehog to, and, as the doubled-up soldiers were always getting up</text:p>
      <text:p text:style-name="P1">and walking off to other parts of the ground, Alice soon came to the</text:p>
      <text:p text:style-name="P1">conclusion that it was a very difficult game indeed.</text:p>
      <text:p text:style-name="P3"/>
      <text:p text:style-name="P1">The players all played at once without waiting for turns, quarrelling</text:p>
      <text:p text:style-name="P1">all the while, and fighting for the hedgehogs; and in a very short</text:p>
      <text:p text:style-name="P1">time the Queen was in a furious passion, and went stamping about, and</text:p>
      <text:p text:style-name="P1">shouting 'Off with his head!' or 'Off with her head!' about once in a</text:p>
      <text:p text:style-name="P1">minute.</text:p>
      <text:p text:style-name="P3"/>
      <text:p text:style-name="P1">Alice began to feel very uneasy: to be sure, she had not as yet had any</text:p>
      <text:p text:style-name="P1">dispute with the Queen, but she knew that it might happen any minute,</text:p>
      <text:p text:style-name="P1">'and then,' thought she, 'what would become of me? They're dreadfully</text:p>
      <text:p text:style-name="P1">fond of beheading people here; the great wonder is, that there's any one</text:p>
      <text:p text:style-name="P1">left alive!'</text:p>
      <text:p text:style-name="P3"/>
      <text:p text:style-name="P1">She was looking about for some way of escape, and wondering whether she</text:p>
      <text:p text:style-name="P1">could get away without being seen, when she noticed a curious appearance</text:p>
      <text:p text:style-name="P1">in the air: it puzzled her very much at first, but, after watching it</text:p>
      <text:p text:style-name="P1">a minute or two, she made it out to be a grin, and she said to herself</text:p>
      <text:p text:style-name="P1">'It's the Cheshire Cat: now I shall have somebody to talk to.'</text:p>
      <text:p text:style-name="P3"/>
      <text:p text:style-name="P1">'How are you getting on?' said the Cat, as soon as there was mouth</text:p>
      <text:p text:style-name="P1">enough for it to speak with.</text:p>
      <text:p text:style-name="P3"/>
      <text:p text:style-name="P1">Alice waited till the eyes appeared, and then nodded. 'It's no use</text:p>
      <text:p text:style-name="P1">speaking to it,' she thought, 'till its ears have come, or at least one</text:p>
      <text:p text:style-name="P1">of them.' In another minute the whole head appeared, and then Alice put</text:p>
      <text:p text:style-name="P1">down her flamingo, and began an account of the game, feeling very glad</text:p>
      <text:p text:style-name="P1">she had someone to listen to her. The Cat seemed to think that there was</text:p>
      <text:p text:style-name="P1">enough of it now in sight, and no more of it appeared.</text:p>
      <text:p text:style-name="P3"/>
      <text:p text:style-name="P1">'I don't think they play at all fairly,' Alice began, in rather a</text:p>
      <text:p text:style-name="P1">complaining tone, 'and they all quarrel so dreadfully one can't hear</text:p>
      <text:p text:style-name="P1">oneself speak--and they don't seem to have any rules in particular;</text:p>
      <text:p text:style-name="P1">at least, if there are, nobody attends to them--and you've no idea how</text:p>
      <text:p text:style-name="P1">confusing it is all the things being alive; for instance, there's the</text:p>
      <text:p text:style-name="P1">arch I've got to go through next walking about at the other end of the</text:p>
      <text:p text:style-name="P1">ground--and I should have croqueted the Queen's hedgehog just now, only</text:p>
      <text:p text:style-name="P1">it ran away when it saw mine coming!'</text:p>
      <text:p text:style-name="P3"/>
      <text:p text:style-name="P1">'How do you like the Queen?' said the Cat in a low voice.</text:p>
      <text:p text:style-name="P3"/>
      <text:p text:style-name="P1"><text:soft-page-break/>'Not at all,' said Alice: 'she's so extremely--' Just then she noticed</text:p>
      <text:p text:style-name="P1">that the Queen was close behind her, listening: so she went on,</text:p>
      <text:p text:style-name="P1">'--likely to win, that it's hardly worth while finishing the game.'</text:p>
      <text:p text:style-name="P3"/>
      <text:p text:style-name="P1">The Queen smiled and passed on.</text:p>
      <text:p text:style-name="P3"/>
      <text:p text:style-name="P1">'Who ARE you talking to?' said the King, going up to Alice, and looking</text:p>
      <text:p text:style-name="P1">at the Cat's head with great curiosity.</text:p>
      <text:p text:style-name="P3"/>
      <text:p text:style-name="P1">'It's a friend of mine--a Cheshire Cat,' said Alice: 'allow me to</text:p>
      <text:p text:style-name="P1">introduce it.'</text:p>
      <text:p text:style-name="P3"/>
      <text:p text:style-name="P1">'I don't like the look of it at all,' said the King: 'however, it may</text:p>
      <text:p text:style-name="P1">kiss my hand if it likes.'</text:p>
      <text:p text:style-name="P3"/>
      <text:p text:style-name="P1">'I'd rather not,' the Cat remarked.</text:p>
      <text:p text:style-name="P3"/>
      <text:p text:style-name="P1">'Don't be impertinent,' said the King, 'and don't look at me like that!'</text:p>
      <text:p text:style-name="P1">He got behind Alice as he spoke.</text:p>
      <text:p text:style-name="P3"/>
      <text:p text:style-name="P1">'A cat may look at a king,' said Alice. 'I've read that in some book,</text:p>
      <text:p text:style-name="P1">but I don't remember where.'</text:p>
      <text:p text:style-name="P3"/>
      <text:p text:style-name="P1">'Well, it must be removed,' said the King very decidedly, and he called</text:p>
      <text:p text:style-name="P1">the Queen, who was passing at the moment, 'My dear! I wish you would</text:p>
      <text:p text:style-name="P1">have this cat removed!'</text:p>
      <text:p text:style-name="P3"/>
      <text:p text:style-name="P1">The Queen had only one way of settling all difficulties, great or small.</text:p>
      <text:p text:style-name="P1">'Off with his head!' she said, without even looking round.</text:p>
      <text:p text:style-name="P3"/>
      <text:p text:style-name="P1">'I'll fetch the executioner myself,' said the King eagerly, and he</text:p>
      <text:p text:style-name="P1">hurried off.</text:p>
      <text:p text:style-name="P3"/>
      <text:p text:style-name="P1">Alice thought she might as well go back, and see how the game was going</text:p>
      <text:p text:style-name="P1">on, as she heard the Queen's voice in the distance, screaming with</text:p>
      <text:p text:style-name="P1">passion. She had already heard her sentence three of the players to be</text:p>
      <text:p text:style-name="P1">executed for having missed their turns, and she did not like the look</text:p>
      <text:p text:style-name="P1">of things at all, as the game was in such confusion that she never knew</text:p>
      <text:p text:style-name="P1">whether it was her turn or not. So she went in search of her hedgehog.</text:p>
      <text:p text:style-name="P3"/>
      <text:p text:style-name="P1">The hedgehog was engaged in a fight with another hedgehog, which seemed</text:p>
      <text:p text:style-name="P1">to Alice an excellent opportunity for croqueting one of them with the</text:p>
      <text:p text:style-name="P1">other: the only difficulty was, that her flamingo was gone across to the</text:p>
      <text:p text:style-name="P1">other side of the garden, where Alice could see it trying in a helpless</text:p>
      <text:p text:style-name="P1">sort of way to fly up into a tree.</text:p>
      <text:p text:style-name="P3"/>
      <text:p text:style-name="P1">By the time she had caught the flamingo and brought it back, the fight</text:p>
      <text:p text:style-name="P1">was over, and both the hedgehogs were out of sight: 'but it doesn't</text:p>
      <text:p text:style-name="P1">matter much,' thought Alice, 'as all the arches are gone from this side</text:p>
      <text:p text:style-name="P1">of the ground.' So she tucked it away under her arm, that it might not</text:p>
      <text:p text:style-name="P1">escape again, and went back for a little more conversation with her</text:p>
      <text:p text:style-name="P1">friend.</text:p>
      <text:p text:style-name="P3"/>
      <text:p text:style-name="P1">When she got back to the Cheshire Cat, she was surprised to find quite a</text:p>
      <text:p text:style-name="P1">large crowd collected round it: there was a dispute going on between</text:p>
      <text:p text:style-name="P1">the executioner, the King, and the Queen, who were all talking at once,</text:p>
      <text:p text:style-name="P1">while all the rest were quite silent, and looked very uncomfortable.</text:p>
      <text:p text:style-name="P3"/>
      <text:p text:style-name="P1">The moment Alice appeared, she was appealed to by all three to settle</text:p>
      <text:p text:style-name="P1"><text:soft-page-break/>the question, and they repeated their arguments to her, though, as they</text:p>
      <text:p text:style-name="P1">all spoke at once, she found it very hard indeed to make out exactly</text:p>
      <text:p text:style-name="P1">what they said.</text:p>
      <text:p text:style-name="P3"/>
      <text:p text:style-name="P1">The executioner's argument was, that you couldn't cut off a head unless</text:p>
      <text:p text:style-name="P1">there was a body to cut it off from: that he had never had to do such a</text:p>
      <text:p text:style-name="P1">thing before, and he wasn't going to begin at HIS time of life.</text:p>
      <text:p text:style-name="P3"/>
      <text:p text:style-name="P1">The King's argument was, that anything that had a head could be</text:p>
      <text:p text:style-name="P1">beheaded, and that you weren't to talk nonsense.</text:p>
      <text:p text:style-name="P3"/>
      <text:p text:style-name="P1">The Queen's argument was, that if something wasn't done about it in less</text:p>
      <text:p text:style-name="P1">than no time she'd have everybody executed, all round. (It was this last</text:p>
      <text:p text:style-name="P1">remark that had made the whole party look so grave and anxious.)</text:p>
      <text:p text:style-name="P3"/>
      <text:p text:style-name="P1">Alice could think of nothing else to say but 'It belongs to the Duchess:</text:p>
      <text:p text:style-name="P1">you'd better ask HER about it.'</text:p>
      <text:p text:style-name="P3"/>
      <text:p text:style-name="P1">'She's in prison,' the Queen said to the executioner: 'fetch her here.'</text:p>
      <text:p text:style-name="P1">And the executioner went off like an arrow.</text:p>
      <text:p text:style-name="P3"/>
      <text:p text:style-name="P2"><text:s/><text:span text:style-name="T1">The Cat's head began fading away the moment he was gone, and,</text:span></text:p>
      <text:p text:style-name="P1">by the time he had come back with the Duchess, it had entirely</text:p>
      <text:p text:style-name="P1">disappeared; so the King and the executioner ran wildly up and down</text:p>
      <text:p text:style-name="P1">looking for it, while the rest of the party went back to the game.</text:p>
      <text:p text:style-name="P3"/>
      <text:p text:style-name="P3"/>
      <text:p text:style-name="P3"/>
      <text:p text:style-name="P3"/>
      <text:p text:style-name="P1">CHAPTER IX. The Mock Turtle's Story</text:p>
      <text:p text:style-name="P3"/>
      <text:p text:style-name="P1">'You can't think how glad I am to see you again, you dear old thing!'</text:p>
      <text:p text:style-name="P1">said the Duchess, as she tucked her arm affectionately into Alice's, and</text:p>
      <text:p text:style-name="P1">they walked off together.</text:p>
      <text:p text:style-name="P3"/>
      <text:p text:style-name="P1">Alice was very glad to find her in such a pleasant temper, and thought</text:p>
      <text:p text:style-name="P1">to herself that perhaps it was only the pepper that had made her so</text:p>
      <text:p text:style-name="P1">savage when they met in the kitchen.</text:p>
      <text:p text:style-name="P3"/>
      <text:p text:style-name="P1">'When I'M a Duchess,' she said to herself, (not in a very hopeful tone</text:p>
      <text:p text:style-name="P1">though), 'I won't have any pepper in my kitchen AT ALL. Soup does very</text:p>
      <text:p text:style-name="P1">well without--Maybe it's always pepper that makes people hot-tempered,'</text:p>
      <text:p text:style-name="P1">she went on, very much pleased at having found out a new kind of</text:p>
      <text:p text:style-name="P1">rule, 'and vinegar that makes them sour--and camomile that makes</text:p>
      <text:p text:style-name="P1">them bitter--and--and barley-sugar and such things that make children</text:p>
      <text:p text:style-name="P1">sweet-tempered. I only wish people knew that: then they wouldn't be so</text:p>
      <text:p text:style-name="P1">stingy about it, you know--'</text:p>
      <text:p text:style-name="P3"/>
      <text:p text:style-name="P1">She had quite forgotten the Duchess by this time, and was a little</text:p>
      <text:p text:style-name="P1">startled when she heard her voice close to her ear. 'You're thinking</text:p>
      <text:p text:style-name="P1">about something, my dear, and that makes you forget to talk. I can't</text:p>
      <text:p text:style-name="P1">tell you just now what the moral of that is, but I shall remember it in</text:p>
      <text:p text:style-name="P1">a bit.'</text:p>
      <text:p text:style-name="P3"/>
      <text:p text:style-name="P1">'Perhaps it hasn't one,' Alice ventured to remark.</text:p>
      <text:p text:style-name="P3"/>
      <text:p text:style-name="P1">'Tut, tut, child!' said the Duchess. 'Everything's got a moral, if only</text:p>
      <text:p text:style-name="P1">you can find it.' And she squeezed herself up closer to Alice's side as</text:p>
      <text:p text:style-name="P1">she spoke.</text:p>
      <text:p text:style-name="P3"><text:soft-page-break/></text:p>
      <text:p text:style-name="P1">Alice did not much like keeping so close to her: first, because the</text:p>
      <text:p text:style-name="P1">Duchess was VERY ugly; and secondly, because she was exactly the</text:p>
      <text:p text:style-name="P1">right height to rest her chin upon Alice's shoulder, and it was an</text:p>
      <text:p text:style-name="P1">uncomfortably sharp chin. However, she did not like to be rude, so she</text:p>
      <text:p text:style-name="P1">bore it as well as she could.</text:p>
      <text:p text:style-name="P3"/>
      <text:p text:style-name="P1">'The game's going on rather better now,' she said, by way of keeping up</text:p>
      <text:p text:style-name="P1">the conversation a little.</text:p>
      <text:p text:style-name="P3"/>
      <text:p text:style-name="P1">''Tis so,' said the Duchess: 'and the moral of that is--"Oh, 'tis love,</text:p>
      <text:p text:style-name="P1">'tis love, that makes the world go round!"'</text:p>
      <text:p text:style-name="P3"/>
      <text:p text:style-name="P1">'Somebody said,' Alice whispered, 'that it's done by everybody minding</text:p>
      <text:p text:style-name="P1">their own business!'</text:p>
      <text:p text:style-name="P3"/>
      <text:p text:style-name="P1">'Ah, well! It means much the same thing,' said the Duchess, digging her</text:p>
      <text:p text:style-name="P1">sharp little chin into Alice's shoulder as she added, 'and the moral</text:p>
      <text:p text:style-name="P1">of THAT is--"Take care of the sense, and the sounds will take care of</text:p>
      <text:p text:style-name="P1">themselves."'</text:p>
      <text:p text:style-name="P3"/>
      <text:p text:style-name="P1">'How fond she is of finding morals in things!' Alice thought to herself.</text:p>
      <text:p text:style-name="P3"/>
      <text:p text:style-name="P1">'I dare say you're wondering why I don't put my arm round your waist,'</text:p>
      <text:p text:style-name="P1">the Duchess said after a pause: 'the reason is, that I'm doubtful about</text:p>
      <text:p text:style-name="P1">the temper of your flamingo. Shall I try the experiment?'</text:p>
      <text:p text:style-name="P3"/>
      <text:p text:style-name="P1">'HE might bite,' Alice cautiously replied, not feeling at all anxious to</text:p>
      <text:p text:style-name="P1">have the experiment tried.</text:p>
      <text:p text:style-name="P3"/>
      <text:p text:style-name="P1">'Very true,' said the Duchess: 'flamingoes and mustard both bite. And</text:p>
      <text:p text:style-name="P1">the moral of that is--"Birds of a feather flock together."'</text:p>
      <text:p text:style-name="P3"/>
      <text:p text:style-name="P1">'Only mustard isn't a bird,' Alice remarked.</text:p>
      <text:p text:style-name="P3"/>
      <text:p text:style-name="P1">'Right, as usual,' said the Duchess: 'what a clear way you have of</text:p>
      <text:p text:style-name="P1">putting things!'</text:p>
      <text:p text:style-name="P3"/>
      <text:p text:style-name="P1">'It's a mineral, I THINK,' said Alice.</text:p>
      <text:p text:style-name="P3"/>
      <text:p text:style-name="P1">'Of course it is,' said the Duchess, who seemed ready to agree to</text:p>
      <text:p text:style-name="P1">everything that Alice said; 'there's a large mustard-mine near here. And</text:p>
      <text:p text:style-name="P1">the moral of that is--"The more there is of mine, the less there is of</text:p>
      <text:p text:style-name="P1">yours."'</text:p>
      <text:p text:style-name="P3"/>
      <text:p text:style-name="P1">'Oh, I know!' exclaimed Alice, who had not attended to this last remark,</text:p>
      <text:p text:style-name="P1">'it's a vegetable. It doesn't look like one, but it is.'</text:p>
      <text:p text:style-name="P3"/>
      <text:p text:style-name="P1">'I quite agree with you,' said the Duchess; 'and the moral of that</text:p>
      <text:p text:style-name="P1">is--"Be what you would seem to be"--or if you'd like it put more</text:p>
      <text:p text:style-name="P1">simply--"Never imagine yourself not to be otherwise than what it might</text:p>
      <text:p text:style-name="P1">appear to others that what you were or might have been was not otherwise</text:p>
      <text:p text:style-name="P1">than what you had been would have appeared to them to be otherwise."'</text:p>
      <text:p text:style-name="P3"/>
      <text:p text:style-name="P1">'I think I should understand that better,' Alice said very politely, 'if</text:p>
      <text:p text:style-name="P1">I had it written down: but I can't quite follow it as you say it.'</text:p>
      <text:p text:style-name="P3"/>
      <text:p text:style-name="P1">'That's nothing to what I could say if I chose,' the Duchess replied, in</text:p>
      <text:p text:style-name="P1">a pleased tone.</text:p>
      <text:p text:style-name="P3"><text:soft-page-break/></text:p>
      <text:p text:style-name="P1">'Pray don't trouble yourself to say it any longer than that,' said</text:p>
      <text:p text:style-name="P1">Alice.</text:p>
      <text:p text:style-name="P3"/>
      <text:p text:style-name="P1">'Oh, don't talk about trouble!' said the Duchess. 'I make you a present</text:p>
      <text:p text:style-name="P1">of everything I've said as yet.'</text:p>
      <text:p text:style-name="P3"/>
      <text:p text:style-name="P1">'A cheap sort of present!' thought Alice. 'I'm glad they don't give</text:p>
      <text:p text:style-name="P1">birthday presents like that!' But she did not venture to say it out</text:p>
      <text:p text:style-name="P1">loud.</text:p>
      <text:p text:style-name="P3"/>
      <text:p text:style-name="P1">'Thinking again?' the Duchess asked, with another dig of her sharp</text:p>
      <text:p text:style-name="P1">little chin.</text:p>
      <text:p text:style-name="P3"/>
      <text:p text:style-name="P1">'I've a right to think,' said Alice sharply, for she was beginning to</text:p>
      <text:p text:style-name="P1">feel a little worried.</text:p>
      <text:p text:style-name="P3"/>
      <text:p text:style-name="P1">'Just about as much right,' said the Duchess, 'as pigs have to fly; and</text:p>
      <text:p text:style-name="P1">the m--'</text:p>
      <text:p text:style-name="P3"/>
      <text:p text:style-name="P1">But here, to Alice's great surprise, the Duchess's voice died away, even</text:p>
      <text:p text:style-name="P1">in the middle of her favourite word 'moral,' and the arm that was linked</text:p>
      <text:p text:style-name="P1">into hers began to tremble. Alice looked up, and there stood the Queen</text:p>
      <text:p text:style-name="P1">in front of them, with her arms folded, frowning like a thunderstorm.</text:p>
      <text:p text:style-name="P3"/>
      <text:p text:style-name="P1">'A fine day, your Majesty!' the Duchess began in a low, weak voice.</text:p>
      <text:p text:style-name="P3"/>
      <text:p text:style-name="P1">'Now, I give you fair warning,' shouted the Queen, stamping on the</text:p>
      <text:p text:style-name="P1">ground as she spoke; 'either you or your head must be off, and that in</text:p>
      <text:p text:style-name="P1">about half no time! Take your choice!'</text:p>
      <text:p text:style-name="P3"/>
      <text:p text:style-name="P1">The Duchess took her choice, and was gone in a moment.</text:p>
      <text:p text:style-name="P3"/>
      <text:p text:style-name="P1">'Let's go on with the game,' the Queen said to Alice; and Alice was</text:p>
      <text:p text:style-name="P1">too much frightened to say a word, but slowly followed her back to the</text:p>
      <text:p text:style-name="P1">croquet-ground.</text:p>
      <text:p text:style-name="P3"/>
      <text:p text:style-name="P1">The other guests had taken advantage of the Queen's absence, and were</text:p>
      <text:p text:style-name="P1">resting in the shade: however, the moment they saw her, they hurried</text:p>
      <text:p text:style-name="P1">back to the game, the Queen merely remarking that a moment's delay would</text:p>
      <text:p text:style-name="P1">cost them their lives.</text:p>
      <text:p text:style-name="P3"/>
      <text:p text:style-name="P1">All the time they were playing the Queen never left off quarrelling with</text:p>
      <text:p text:style-name="P1">the other players, and shouting 'Off with his head!' or 'Off with her</text:p>
      <text:p text:style-name="P1">head!' Those whom she sentenced were taken into custody by the soldiers,</text:p>
      <text:p text:style-name="P1">who of course had to leave off being arches to do this, so that by</text:p>
      <text:p text:style-name="P1">the end of half an hour or so there were no arches left, and all the</text:p>
      <text:p text:style-name="P1">players, except the King, the Queen, and Alice, were in custody and</text:p>
      <text:p text:style-name="P1">under sentence of execution.</text:p>
      <text:p text:style-name="P3"/>
      <text:p text:style-name="P1">Then the Queen left off, quite out of breath, and said to Alice, 'Have</text:p>
      <text:p text:style-name="P1">you seen the Mock Turtle yet?'</text:p>
      <text:p text:style-name="P3"/>
      <text:p text:style-name="P1">'No,' said Alice. 'I don't even know what a Mock Turtle is.'</text:p>
      <text:p text:style-name="P3"/>
      <text:p text:style-name="P1">'It's the thing Mock Turtle Soup is made from,' said the Queen.</text:p>
      <text:p text:style-name="P3"/>
      <text:p text:style-name="P1">'I never saw one, or heard of one,' said Alice.</text:p>
      <text:p text:style-name="P3"/>
      <text:p text:style-name="P1"><text:soft-page-break/>'Come on, then,' said the Queen, 'and he shall tell you his history,'</text:p>
      <text:p text:style-name="P3"/>
      <text:p text:style-name="P1">As they walked off together, Alice heard the King say in a low voice,</text:p>
      <text:p text:style-name="P1">to the company generally, 'You are all pardoned.' 'Come, THAT'S a good</text:p>
      <text:p text:style-name="P1">thing!' she said to herself, for she had felt quite unhappy at the</text:p>
      <text:p text:style-name="P1">number of executions the Queen had ordered.</text:p>
      <text:p text:style-name="P3"/>
      <text:p text:style-name="P1">They very soon came upon a Gryphon, lying fast asleep in the sun.</text:p>
      <text:p text:style-name="P1">(IF you don't know what a Gryphon is, look at the picture.) 'Up, lazy</text:p>
      <text:p text:style-name="P1">thing!' said the Queen, 'and take this young lady to see the Mock</text:p>
      <text:p text:style-name="P1">Turtle, and to hear his history. I must go back and see after some</text:p>
      <text:p text:style-name="P1">executions I have ordered'; and she walked off, leaving Alice alone with</text:p>
      <text:p text:style-name="P1">the Gryphon. Alice did not quite like the look of the creature, but on</text:p>
      <text:p text:style-name="P1">the whole she thought it would be quite as safe to stay with it as to go</text:p>
      <text:p text:style-name="P1">after that savage Queen: so she waited.</text:p>
      <text:p text:style-name="P3"/>
      <text:p text:style-name="P1">The Gryphon sat up and rubbed its eyes: then it watched the Queen till</text:p>
      <text:p text:style-name="P1">she was out of sight: then it chuckled. 'What fun!' said the Gryphon,</text:p>
      <text:p text:style-name="P1">half to itself, half to Alice.</text:p>
      <text:p text:style-name="P3"/>
      <text:p text:style-name="P1">'What IS the fun?' said Alice.</text:p>
      <text:p text:style-name="P3"/>
      <text:p text:style-name="P1">'Why, SHE,' said the Gryphon. 'It's all her fancy, that: they never</text:p>
      <text:p text:style-name="P1">executes nobody, you know. Come on!'</text:p>
      <text:p text:style-name="P3"/>
      <text:p text:style-name="P1">'Everybody says "come on!" here,' thought Alice, as she went slowly</text:p>
      <text:p text:style-name="P1">after it: 'I never was so ordered about in all my life, never!'</text:p>
      <text:p text:style-name="P3"/>
      <text:p text:style-name="P1">They had not gone far before they saw the Mock Turtle in the distance,</text:p>
      <text:p text:style-name="P1">sitting sad and lonely on a little ledge of rock, and, as they came</text:p>
      <text:p text:style-name="P1">nearer, Alice could hear him sighing as if his heart would break. She</text:p>
      <text:p text:style-name="P1">pitied him deeply. 'What is his sorrow?' she asked the Gryphon, and the</text:p>
      <text:p text:style-name="P1">Gryphon answered, very nearly in the same words as before, 'It's all his</text:p>
      <text:p text:style-name="P1">fancy, that: he hasn't got no sorrow, you know. Come on!'</text:p>
      <text:p text:style-name="P3"/>
      <text:p text:style-name="P1">So they went up to the Mock Turtle, who looked at them with large eyes</text:p>
      <text:p text:style-name="P1">full of tears, but said nothing.</text:p>
      <text:p text:style-name="P3"/>
      <text:p text:style-name="P1">'This here young lady,' said the Gryphon, 'she wants for to know your</text:p>
      <text:p text:style-name="P1">history, she do.'</text:p>
      <text:p text:style-name="P3"/>
      <text:p text:style-name="P1">'I'll tell it her,' said the Mock Turtle in a deep, hollow tone: 'sit</text:p>
      <text:p text:style-name="P1">down, both of you, and don't speak a word till I've finished.'</text:p>
      <text:p text:style-name="P3"/>
      <text:p text:style-name="P1">So they sat down, and nobody spoke for some minutes. Alice thought to</text:p>
      <text:p text:style-name="P1">herself, 'I don't see how he can EVEN finish, if he doesn't begin.' But</text:p>
      <text:p text:style-name="P1">she waited patiently.</text:p>
      <text:p text:style-name="P3"/>
      <text:p text:style-name="P1">'Once,' said the Mock Turtle at last, with a deep sigh, 'I was a real</text:p>
      <text:p text:style-name="P1">Turtle.'</text:p>
      <text:p text:style-name="P3"/>
      <text:p text:style-name="P1">These words were followed by a very long silence, broken only by an</text:p>
      <text:p text:style-name="P1">occasional exclamation of 'Hjckrrh!' from the Gryphon, and the constant</text:p>
      <text:p text:style-name="P1">heavy sobbing of the Mock Turtle. Alice was very nearly getting up and</text:p>
      <text:p text:style-name="P1">saying, 'Thank you, sir, for your interesting story,' but she could</text:p>
      <text:p text:style-name="P1">not help thinking there MUST be more to come, so she sat still and said</text:p>
      <text:p text:style-name="P1">nothing.</text:p>
      <text:p text:style-name="P3"/>
      <text:p text:style-name="P1">'When we were little,' the Mock Turtle went on at last, more calmly,</text:p>
      <text:p text:style-name="P1"><text:soft-page-break/>though still sobbing a little now and then, 'we went to school in the</text:p>
      <text:p text:style-name="P1">sea. The master was an old Turtle--we used to call him Tortoise--'</text:p>
      <text:p text:style-name="P3"/>
      <text:p text:style-name="P1">'Why did you call him Tortoise, if he wasn't one?' Alice asked.</text:p>
      <text:p text:style-name="P3"/>
      <text:p text:style-name="P1">'We called him Tortoise because he taught us,' said the Mock Turtle</text:p>
      <text:p text:style-name="P1">angrily: 'really you are very dull!'</text:p>
      <text:p text:style-name="P3"/>
      <text:p text:style-name="P1">'You ought to be ashamed of yourself for asking such a simple question,'</text:p>
      <text:p text:style-name="P1">added the Gryphon; and then they both sat silent and looked at poor</text:p>
      <text:p text:style-name="P1">Alice, who felt ready to sink into the earth. At last the Gryphon said</text:p>
      <text:p text:style-name="P1">to the Mock Turtle, 'Drive on, old fellow! Don't be all day about it!'</text:p>
      <text:p text:style-name="P1">and he went on in these words:</text:p>
      <text:p text:style-name="P3"/>
      <text:p text:style-name="P1">'Yes, we went to school in the sea, though you mayn't believe it--'</text:p>
      <text:p text:style-name="P3"/>
      <text:p text:style-name="P1">'I never said I didn't!' interrupted Alice.</text:p>
      <text:p text:style-name="P3"/>
      <text:p text:style-name="P1">'You did,' said the Mock Turtle.</text:p>
      <text:p text:style-name="P3"/>
      <text:p text:style-name="P1">'Hold your tongue!' added the Gryphon, before Alice could speak again.</text:p>
      <text:p text:style-name="P1">The Mock Turtle went on.</text:p>
      <text:p text:style-name="P3"/>
      <text:p text:style-name="P1">'We had the best of educations--in fact, we went to school every day--'</text:p>
      <text:p text:style-name="P3"/>
      <text:p text:style-name="P1">'I'VE been to a day-school, too,' said Alice; 'you needn't be so proud</text:p>
      <text:p text:style-name="P1">as all that.'</text:p>
      <text:p text:style-name="P3"/>
      <text:p text:style-name="P1">'With extras?' asked the Mock Turtle a little anxiously.</text:p>
      <text:p text:style-name="P3"/>
      <text:p text:style-name="P1">'Yes,' said Alice, 'we learned French and music.'</text:p>
      <text:p text:style-name="P3"/>
      <text:p text:style-name="P1">'And washing?' said the Mock Turtle.</text:p>
      <text:p text:style-name="P3"/>
      <text:p text:style-name="P1">'Certainly not!' said Alice indignantly.</text:p>
      <text:p text:style-name="P3"/>
      <text:p text:style-name="P1">'Ah! then yours wasn't a really good school,' said the Mock Turtle in</text:p>
      <text:p text:style-name="P1">a tone of great relief. 'Now at OURS they had at the end of the bill,</text:p>
      <text:p text:style-name="P1">"French, music, AND WASHING--extra."'</text:p>
      <text:p text:style-name="P3"/>
      <text:p text:style-name="P1">'You couldn't have wanted it much,' said Alice; 'living at the bottom of</text:p>
      <text:p text:style-name="P1">the sea.'</text:p>
      <text:p text:style-name="P3"/>
      <text:p text:style-name="P1">'I couldn't afford to learn it.' said the Mock Turtle with a sigh. 'I</text:p>
      <text:p text:style-name="P1">only took the regular course.'</text:p>
      <text:p text:style-name="P3"/>
      <text:p text:style-name="P1">'What was that?' inquired Alice.</text:p>
      <text:p text:style-name="P3"/>
      <text:p text:style-name="P1">'Reeling and Writhing, of course, to begin with,' the Mock Turtle</text:p>
      <text:p text:style-name="P1">replied; 'and then the different branches of Arithmetic--Ambition,</text:p>
      <text:p text:style-name="P1">Distraction, Uglification, and Derision.'</text:p>
      <text:p text:style-name="P3"/>
      <text:p text:style-name="P1">'I never heard of "Uglification,"' Alice ventured to say. 'What is it?'</text:p>
      <text:p text:style-name="P3"/>
      <text:p text:style-name="P1">The Gryphon lifted up both its paws in surprise. 'What! Never heard of</text:p>
      <text:p text:style-name="P1">uglifying!' it exclaimed. 'You know what to beautify is, I suppose?'</text:p>
      <text:p text:style-name="P3"/>
      <text:p text:style-name="P1">'Yes,' said Alice doubtfully: 'it means--to--make--anything--prettier.'</text:p>
      <text:p text:style-name="P3"/>
      <text:p text:style-name="P1"><text:soft-page-break/>'Well, then,' the Gryphon went on, 'if you don't know what to uglify is,</text:p>
      <text:p text:style-name="P1">you ARE a simpleton.'</text:p>
      <text:p text:style-name="P3"/>
      <text:p text:style-name="P1">Alice did not feel encouraged to ask any more questions about it, so she</text:p>
      <text:p text:style-name="P1">turned to the Mock Turtle, and said 'What else had you to learn?'</text:p>
      <text:p text:style-name="P3"/>
      <text:p text:style-name="P1">'Well, there was Mystery,' the Mock Turtle replied, counting off</text:p>
      <text:p text:style-name="P1">the subjects on his flappers, '--Mystery, ancient and modern, with</text:p>
      <text:p text:style-name="P1">Seaography: then Drawling--the Drawling-master was an old conger-eel,</text:p>
      <text:p text:style-name="P1">that used to come once a week: HE taught us Drawling, Stretching, and</text:p>
      <text:p text:style-name="P1">Fainting in Coils.'</text:p>
      <text:p text:style-name="P3"/>
      <text:p text:style-name="P1">'What was THAT like?' said Alice.</text:p>
      <text:p text:style-name="P3"/>
      <text:p text:style-name="P1">'Well, I can't show it you myself,' the Mock Turtle said: 'I'm too</text:p>
      <text:p text:style-name="P1">stiff. And the Gryphon never learnt it.'</text:p>
      <text:p text:style-name="P3"/>
      <text:p text:style-name="P1">'Hadn't time,' said the Gryphon: 'I went to the Classics master, though.</text:p>
      <text:p text:style-name="P1">He was an old crab, HE was.'</text:p>
      <text:p text:style-name="P3"/>
      <text:p text:style-name="P1">'I never went to him,' the Mock Turtle said with a sigh: 'he taught</text:p>
      <text:p text:style-name="P1">Laughing and Grief, they used to say.'</text:p>
      <text:p text:style-name="P3"/>
      <text:p text:style-name="P1">'So he did, so he did,' said the Gryphon, sighing in his turn; and both</text:p>
      <text:p text:style-name="P1">creatures hid their faces in their paws.</text:p>
      <text:p text:style-name="P3"/>
      <text:p text:style-name="P1">'And how many hours a day did you do lessons?' said Alice, in a hurry to</text:p>
      <text:p text:style-name="P1">change the subject.</text:p>
      <text:p text:style-name="P3"/>
      <text:p text:style-name="P1">'Ten hours the first day,' said the Mock Turtle: 'nine the next, and so</text:p>
      <text:p text:style-name="P1">on.'</text:p>
      <text:p text:style-name="P3"/>
      <text:p text:style-name="P1">'What a curious plan!' exclaimed Alice.</text:p>
      <text:p text:style-name="P3"/>
      <text:p text:style-name="P1">'That's the reason they're called lessons,' the Gryphon remarked:</text:p>
      <text:p text:style-name="P1">'because they lessen from day to day.'</text:p>
      <text:p text:style-name="P3"/>
      <text:p text:style-name="P1">This was quite a new idea to Alice, and she thought it over a little</text:p>
      <text:p text:style-name="P1">before she made her next remark. 'Then the eleventh day must have been a</text:p>
      <text:p text:style-name="P1">holiday?'</text:p>
      <text:p text:style-name="P3"/>
      <text:p text:style-name="P1">'Of course it was,' said the Mock Turtle.</text:p>
      <text:p text:style-name="P3"/>
      <text:p text:style-name="P1">'And how did you manage on the twelfth?' Alice went on eagerly.</text:p>
      <text:p text:style-name="P3"/>
      <text:p text:style-name="P1">'That's enough about lessons,' the Gryphon interrupted in a very decided</text:p>
      <text:p text:style-name="P1">tone: 'tell her something about the games now.'</text:p>
      <text:p text:style-name="P3"/>
      <text:p text:style-name="P3"/>
      <text:p text:style-name="P3"/>
      <text:p text:style-name="P3"/>
      <text:p text:style-name="P1">CHAPTER X. The Lobster Quadrille</text:p>
      <text:p text:style-name="P3"/>
      <text:p text:style-name="P1">The Mock Turtle sighed deeply, and drew the back of one flapper across</text:p>
      <text:p text:style-name="P1">his eyes. He looked at Alice, and tried to speak, but for a minute or</text:p>
      <text:p text:style-name="P1">two sobs choked his voice. 'Same as if he had a bone in his throat,'</text:p>
      <text:p text:style-name="P1">said the Gryphon: and it set to work shaking him and punching him in</text:p>
      <text:p text:style-name="P1">the back. At last the Mock Turtle recovered his voice, and, with tears</text:p>
      <text:p text:style-name="P1">running down his cheeks, he went on again:--</text:p>
      <text:p text:style-name="P3"><text:soft-page-break/></text:p>
      <text:p text:style-name="P1">'You may not have lived much under the sea--' ('I haven't,' said</text:p>
      <text:p text:style-name="P1">Alice)--'and perhaps you were never even introduced to a lobster--'</text:p>
      <text:p text:style-name="P1">(Alice began to say 'I once tasted--' but checked herself hastily, and</text:p>
      <text:p text:style-name="P1">said 'No, never') '--so you can have no idea what a delightful thing a</text:p>
      <text:p text:style-name="P1">Lobster Quadrille is!'</text:p>
      <text:p text:style-name="P3"/>
      <text:p text:style-name="P1">'No, indeed,' said Alice. 'What sort of a dance is it?'</text:p>
      <text:p text:style-name="P3"/>
      <text:p text:style-name="P1">'Why,' said the Gryphon, 'you first form into a line along the</text:p>
      <text:p text:style-name="P1">sea-shore--'</text:p>
      <text:p text:style-name="P3"/>
      <text:p text:style-name="P1">'Two lines!' cried the Mock Turtle. 'Seals, turtles, salmon, and so on;</text:p>
      <text:p text:style-name="P1">then, when you've cleared all the jelly-fish out of the way--'</text:p>
      <text:p text:style-name="P3"/>
      <text:p text:style-name="P1">'THAT generally takes some time,' interrupted the Gryphon.</text:p>
      <text:p text:style-name="P3"/>
      <text:p text:style-name="P1">'--you advance twice--'</text:p>
      <text:p text:style-name="P3"/>
      <text:p text:style-name="P1">'Each with a lobster as a partner!' cried the Gryphon.</text:p>
      <text:p text:style-name="P3"/>
      <text:p text:style-name="P1">'Of course,' the Mock Turtle said: 'advance twice, set to partners--'</text:p>
      <text:p text:style-name="P3"/>
      <text:p text:style-name="P1">'--change lobsters, and retire in same order,' continued the Gryphon.</text:p>
      <text:p text:style-name="P3"/>
      <text:p text:style-name="P1">'Then, you know,' the Mock Turtle went on, 'you throw the--'</text:p>
      <text:p text:style-name="P3"/>
      <text:p text:style-name="P1">'The lobsters!' shouted the Gryphon, with a bound into the air.</text:p>
      <text:p text:style-name="P3"/>
      <text:p text:style-name="P1">'--as far out to sea as you can--'</text:p>
      <text:p text:style-name="P3"/>
      <text:p text:style-name="P1">'Swim after them!' screamed the Gryphon.</text:p>
      <text:p text:style-name="P3"/>
      <text:p text:style-name="P1">'Turn a somersault in the sea!' cried the Mock Turtle, capering wildly</text:p>
      <text:p text:style-name="P1">about.</text:p>
      <text:p text:style-name="P3"/>
      <text:p text:style-name="P1">'Change lobsters again!' yelled the Gryphon at the top of its voice.</text:p>
      <text:p text:style-name="P3"/>
      <text:p text:style-name="P1">'Back to land again, and that's all the first figure,' said the Mock</text:p>
      <text:p text:style-name="P1">Turtle, suddenly dropping his voice; and the two creatures, who had been</text:p>
      <text:p text:style-name="P1">jumping about like mad things all this time, sat down again very sadly</text:p>
      <text:p text:style-name="P1">and quietly, and looked at Alice.</text:p>
      <text:p text:style-name="P3"/>
      <text:p text:style-name="P1">'It must be a very pretty dance,' said Alice timidly.</text:p>
      <text:p text:style-name="P3"/>
      <text:p text:style-name="P1">'Would you like to see a little of it?' said the Mock Turtle.</text:p>
      <text:p text:style-name="P3"/>
      <text:p text:style-name="P1">'Very much indeed,' said Alice.</text:p>
      <text:p text:style-name="P3"/>
      <text:p text:style-name="P1">'Come, let's try the first figure!' said the Mock Turtle to the Gryphon.</text:p>
      <text:p text:style-name="P1">'We can do without lobsters, you know. Which shall sing?'</text:p>
      <text:p text:style-name="P3"/>
      <text:p text:style-name="P1">'Oh, YOU sing,' said the Gryphon. 'I've forgotten the words.'</text:p>
      <text:p text:style-name="P3"/>
      <text:p text:style-name="P1">So they began solemnly dancing round and round Alice, every now and</text:p>
      <text:p text:style-name="P1">then treading on her toes when they passed too close, and waving their</text:p>
      <text:p text:style-name="P1">forepaws to mark the time, while the Mock Turtle sang this, very slowly</text:p>
      <text:p text:style-name="P1">and sadly:--</text:p>
      <text:p text:style-name="P3"/>
      <text:p text:style-name="P2"><text:soft-page-break/><text:s/><text:span text:style-name="T1">'"Will you walk a little faster?" said a whiting to a snail.</text:span></text:p>
      <text:p text:style-name="P2"><text:s/><text:span text:style-name="T1">"There's a porpoise close behind us, and he's treading on my tail.</text:span></text:p>
      <text:p text:style-name="P3"/>
      <text:p text:style-name="P2"><text:s/><text:span text:style-name="T1">See how eagerly the lobsters and the turtles all advance!</text:span></text:p>
      <text:p text:style-name="P2"><text:s/><text:span text:style-name="T1">They are waiting on the shingle--will you come and join the dance?</text:span></text:p>
      <text:p text:style-name="P3"/>
      <text:p text:style-name="P2"><text:s/><text:span text:style-name="T1">Will you, won't you, will you, won't you, will you join the dance?</text:span></text:p>
      <text:p text:style-name="P2"><text:s/><text:span text:style-name="T1">Will you, won't you, will you, won't you, won't you join the dance?</text:span></text:p>
      <text:p text:style-name="P3"/>
      <text:p text:style-name="P2"><text:s/><text:span text:style-name="T1">"You can really have no notion how delightful it will be</text:span></text:p>
      <text:p text:style-name="P2"><text:s/><text:span text:style-name="T1">When they take us up and throw us, with the lobsters, out to sea!"</text:span></text:p>
      <text:p text:style-name="P2"><text:s/><text:span text:style-name="T1">But the snail replied "Too far, too far!" and gave a look askance--</text:span></text:p>
      <text:p text:style-name="P2"><text:s/><text:span text:style-name="T1">Said he thanked the whiting kindly, but he would not join the dance.</text:span></text:p>
      <text:p text:style-name="P3"/>
      <text:p text:style-name="P2"><text:s/><text:span text:style-name="T1">Would not, could not, would not, could not, would not join the dance.</text:span></text:p>
      <text:p text:style-name="P2"><text:s/><text:span text:style-name="T1">Would not, could not, would not, could not, could not join the dance.</text:span></text:p>
      <text:p text:style-name="P3"/>
      <text:p text:style-name="P2"><text:s/><text:span text:style-name="T1">'"What matters it how far we go?" his scaly friend replied.</text:span></text:p>
      <text:p text:style-name="P2"><text:s/><text:span text:style-name="T1">"There is another shore, you know, upon the other side.</text:span></text:p>
      <text:p text:style-name="P2"><text:s/><text:span text:style-name="T1">The further off from England the nearer is to France--</text:span></text:p>
      <text:p text:style-name="P2"><text:s/><text:span text:style-name="T1">Then turn not pale, beloved snail, but come and join the dance.</text:span></text:p>
      <text:p text:style-name="P3"/>
      <text:p text:style-name="P2"><text:s/><text:span text:style-name="T1">Will you, won't you, will you, won't you, will you join the dance?</text:span></text:p>
      <text:p text:style-name="P2"><text:s/><text:span text:style-name="T1">Will you, won't you, will you, won't you, won't you join the dance?"'</text:span></text:p>
      <text:p text:style-name="P3"/>
      <text:p text:style-name="P1">'Thank you, it's a very interesting dance to watch,' said Alice, feeling</text:p>
      <text:p text:style-name="P1">very glad that it was over at last: 'and I do so like that curious song</text:p>
      <text:p text:style-name="P1">about the whiting!'</text:p>
      <text:p text:style-name="P3"/>
      <text:p text:style-name="P1">'Oh, as to the whiting,' said the Mock Turtle, 'they--you've seen them,</text:p>
      <text:p text:style-name="P1">of course?'</text:p>
      <text:p text:style-name="P3"/>
      <text:p text:style-name="P1">'Yes,' said Alice, 'I've often seen them at dinn--' she checked herself</text:p>
      <text:p text:style-name="P1">hastily.</text:p>
      <text:p text:style-name="P3"/>
      <text:p text:style-name="P1">'I don't know where Dinn may be,' said the Mock Turtle, 'but if you've</text:p>
      <text:p text:style-name="P1">seen them so often, of course you know what they're like.'</text:p>
      <text:p text:style-name="P3"/>
      <text:p text:style-name="P1">'I believe so,' Alice replied thoughtfully. 'They have their tails in</text:p>
      <text:p text:style-name="P1">their mouths--and they're all over crumbs.'</text:p>
      <text:p text:style-name="P3"/>
      <text:p text:style-name="P1">'You're wrong about the crumbs,' said the Mock Turtle: 'crumbs would all</text:p>
      <text:p text:style-name="P1">wash off in the sea. But they HAVE their tails in their mouths; and the</text:p>
      <text:p text:style-name="P1">reason is--' here the Mock Turtle yawned and shut his eyes.--'Tell her</text:p>
      <text:p text:style-name="P1">about the reason and all that,' he said to the Gryphon.</text:p>
      <text:p text:style-name="P3"/>
      <text:p text:style-name="P1">'The reason is,' said the Gryphon, 'that they WOULD go with the lobsters</text:p>
      <text:p text:style-name="P1">to the dance. So they got thrown out to sea. So they had to fall a long</text:p>
      <text:p text:style-name="P1">way. So they got their tails fast in their mouths. So they couldn't get</text:p>
      <text:p text:style-name="P1">them out again. That's all.'</text:p>
      <text:p text:style-name="P3"/>
      <text:p text:style-name="P1">'Thank you,' said Alice, 'it's very interesting. I never knew so much</text:p>
      <text:p text:style-name="P1">about a whiting before.'</text:p>
      <text:p text:style-name="P3"/>
      <text:p text:style-name="P1">'I can tell you more than that, if you like,' said the Gryphon. 'Do you</text:p>
      <text:p text:style-name="P1">know why it's called a whiting?'</text:p>
      <text:p text:style-name="P3"/>
      <text:p text:style-name="P1">'I never thought about it,' said Alice. 'Why?'</text:p>
      <text:p text:style-name="P3"/>
      <text:p text:style-name="P1"><text:soft-page-break/>'IT DOES THE BOOTS AND SHOES.' the Gryphon replied very solemnly.</text:p>
      <text:p text:style-name="P3"/>
      <text:p text:style-name="P1">Alice was thoroughly puzzled. 'Does the boots and shoes!' she repeated</text:p>
      <text:p text:style-name="P1">in a wondering tone.</text:p>
      <text:p text:style-name="P3"/>
      <text:p text:style-name="P1">'Why, what are YOUR shoes done with?' said the Gryphon. 'I mean, what</text:p>
      <text:p text:style-name="P1">makes them so shiny?'</text:p>
      <text:p text:style-name="P3"/>
      <text:p text:style-name="P1">Alice looked down at them, and considered a little before she gave her</text:p>
      <text:p text:style-name="P1">answer. 'They're done with blacking, I believe.'</text:p>
      <text:p text:style-name="P3"/>
      <text:p text:style-name="P1">'Boots and shoes under the sea,' the Gryphon went on in a deep voice,</text:p>
      <text:p text:style-name="P1">'are done with a whiting. Now you know.'</text:p>
      <text:p text:style-name="P3"/>
      <text:p text:style-name="P1">'And what are they made of?' Alice asked in a tone of great curiosity.</text:p>
      <text:p text:style-name="P3"/>
      <text:p text:style-name="P1">'Soles and eels, of course,' the Gryphon replied rather impatiently:</text:p>
      <text:p text:style-name="P1">'any shrimp could have told you that.'</text:p>
      <text:p text:style-name="P3"/>
      <text:p text:style-name="P1">'If I'd been the whiting,' said Alice, whose thoughts were still running</text:p>
      <text:p text:style-name="P1">on the song, 'I'd have said to the porpoise, "Keep back, please: we</text:p>
      <text:p text:style-name="P1">don't want YOU with us!"'</text:p>
      <text:p text:style-name="P3"/>
      <text:p text:style-name="P1">'They were obliged to have him with them,' the Mock Turtle said: 'no</text:p>
      <text:p text:style-name="P1">wise fish would go anywhere without a porpoise.'</text:p>
      <text:p text:style-name="P3"/>
      <text:p text:style-name="P1">'Wouldn't it really?' said Alice in a tone of great surprise.</text:p>
      <text:p text:style-name="P3"/>
      <text:p text:style-name="P1">'Of course not,' said the Mock Turtle: 'why, if a fish came to ME, and</text:p>
      <text:p text:style-name="P1">told me he was going a journey, I should say "With what porpoise?"'</text:p>
      <text:p text:style-name="P3"/>
      <text:p text:style-name="P1">'Don't you mean "purpose"?' said Alice.</text:p>
      <text:p text:style-name="P3"/>
      <text:p text:style-name="P1">'I mean what I say,' the Mock Turtle replied in an offended tone. And</text:p>
      <text:p text:style-name="P1">the Gryphon added 'Come, let's hear some of YOUR adventures.'</text:p>
      <text:p text:style-name="P3"/>
      <text:p text:style-name="P1">'I could tell you my adventures--beginning from this morning,' said</text:p>
      <text:p text:style-name="P1">Alice a little timidly: 'but it's no use going back to yesterday,</text:p>
      <text:p text:style-name="P1">because I was a different person then.'</text:p>
      <text:p text:style-name="P3"/>
      <text:p text:style-name="P1">'Explain all that,' said the Mock Turtle.</text:p>
      <text:p text:style-name="P3"/>
      <text:p text:style-name="P1">'No, no! The adventures first,' said the Gryphon in an impatient tone:</text:p>
      <text:p text:style-name="P1">'explanations take such a dreadful time.'</text:p>
      <text:p text:style-name="P3"/>
      <text:p text:style-name="P1">So Alice began telling them her adventures from the time when she first</text:p>
      <text:p text:style-name="P1">saw the White Rabbit. She was a little nervous about it just at first,</text:p>
      <text:p text:style-name="P1">the two creatures got so close to her, one on each side, and opened</text:p>
      <text:p text:style-name="P1">their eyes and mouths so VERY wide, but she gained courage as she went</text:p>
      <text:p text:style-name="P1">on. Her listeners were perfectly quiet till she got to the part about</text:p>
      <text:p text:style-name="P1">her repeating 'YOU ARE OLD, FATHER WILLIAM,' to the Caterpillar, and the</text:p>
      <text:p text:style-name="P1">words all coming different, and then the Mock Turtle drew a long breath,</text:p>
      <text:p text:style-name="P1">and said 'That's very curious.'</text:p>
      <text:p text:style-name="P3"/>
      <text:p text:style-name="P1">'It's all about as curious as it can be,' said the Gryphon.</text:p>
      <text:p text:style-name="P3"/>
      <text:p text:style-name="P1">'It all came different!' the Mock Turtle repeated thoughtfully. 'I</text:p>
      <text:p text:style-name="P1">should like to hear her try and repeat something now. Tell her to</text:p>
      <text:p text:style-name="P1">begin.' He looked at the Gryphon as if he thought it had some kind of</text:p>
      <text:p text:style-name="P1"><text:soft-page-break/>authority over Alice.</text:p>
      <text:p text:style-name="P3"/>
      <text:p text:style-name="P1">'Stand up and repeat "'TIS THE VOICE OF THE SLUGGARD,"' said the</text:p>
      <text:p text:style-name="P1">Gryphon.</text:p>
      <text:p text:style-name="P3"/>
      <text:p text:style-name="P1">'How the creatures order one about, and make one repeat lessons!'</text:p>
      <text:p text:style-name="P1">thought Alice; 'I might as well be at school at once.' However, she</text:p>
      <text:p text:style-name="P1">got up, and began to repeat it, but her head was so full of the Lobster</text:p>
      <text:p text:style-name="P1">Quadrille, that she hardly knew what she was saying, and the words came</text:p>
      <text:p text:style-name="P1">very queer indeed:--</text:p>
      <text:p text:style-name="P3"/>
      <text:p text:style-name="P2"><text:s text:c="2"/><text:span text:style-name="T1">''Tis the voice of the Lobster; I heard him declare,</text:span></text:p>
      <text:p text:style-name="P2"><text:s text:c="2"/><text:span text:style-name="T1">"You have baked me too brown, I must sugar my hair."</text:span></text:p>
      <text:p text:style-name="P2"><text:s text:c="2"/><text:span text:style-name="T1">As a duck with its eyelids, so he with his nose</text:span></text:p>
      <text:p text:style-name="P2"><text:s text:c="2"/><text:span text:style-name="T1">Trims his belt and his buttons, and turns out his toes.'</text:span></text:p>
      <text:p text:style-name="P3"/>
      <text:p text:style-name="P2"><text:s text:c="7"/><text:span text:style-name="T1">[later editions continued as follows</text:span></text:p>
      <text:p text:style-name="P2"><text:s text:c="2"/><text:span text:style-name="T1">When the sands are all dry, he is gay as a lark,</text:span></text:p>
      <text:p text:style-name="P2"><text:s text:c="2"/><text:span text:style-name="T1">And will talk in contemptuous tones of the Shark,</text:span></text:p>
      <text:p text:style-name="P2"><text:s text:c="2"/><text:span text:style-name="T1">But, when the tide rises and sharks are around,</text:span></text:p>
      <text:p text:style-name="P2"><text:s text:c="2"/><text:span text:style-name="T1">His voice has a timid and tremulous sound.]</text:span></text:p>
      <text:p text:style-name="P3"/>
      <text:p text:style-name="P1">'That's different from what I used to say when I was a child,' said the</text:p>
      <text:p text:style-name="P1">Gryphon.</text:p>
      <text:p text:style-name="P3"/>
      <text:p text:style-name="P1">'Well, I never heard it before,' said the Mock Turtle; 'but it sounds</text:p>
      <text:p text:style-name="P1">uncommon nonsense.'</text:p>
      <text:p text:style-name="P3"/>
      <text:p text:style-name="P1">Alice said nothing; she had sat down with her face in her hands,</text:p>
      <text:p text:style-name="P1">wondering if anything would EVER happen in a natural way again.</text:p>
      <text:p text:style-name="P3"/>
      <text:p text:style-name="P1">'I should like to have it explained,' said the Mock Turtle.</text:p>
      <text:p text:style-name="P3"/>
      <text:p text:style-name="P1">'She can't explain it,' said the Gryphon hastily. 'Go on with the next</text:p>
      <text:p text:style-name="P1">verse.'</text:p>
      <text:p text:style-name="P3"/>
      <text:p text:style-name="P1">'But about his toes?' the Mock Turtle persisted. 'How COULD he turn them</text:p>
      <text:p text:style-name="P1">out with his nose, you know?'</text:p>
      <text:p text:style-name="P3"/>
      <text:p text:style-name="P1">'It's the first position in dancing.' Alice said; but was dreadfully</text:p>
      <text:p text:style-name="P1">puzzled by the whole thing, and longed to change the subject.</text:p>
      <text:p text:style-name="P3"/>
      <text:p text:style-name="P1">'Go on with the next verse,' the Gryphon repeated impatiently: 'it</text:p>
      <text:p text:style-name="P1">begins "I passed by his garden."'</text:p>
      <text:p text:style-name="P3"/>
      <text:p text:style-name="P1">Alice did not dare to disobey, though she felt sure it would all come</text:p>
      <text:p text:style-name="P1">wrong, and she went on in a trembling voice:--</text:p>
      <text:p text:style-name="P3"/>
      <text:p text:style-name="P2"><text:s text:c="2"/><text:span text:style-name="T1">'I passed by his garden, and marked, with one eye,</text:span></text:p>
      <text:p text:style-name="P2"><text:s text:c="2"/><text:span text:style-name="T1">How the Owl and the Panther were sharing a pie--'</text:span></text:p>
      <text:p text:style-name="P3"/>
      <text:p text:style-name="P2"><text:s text:c="4"/><text:span text:style-name="T1">[later editions continued as follows</text:span></text:p>
      <text:p text:style-name="P2"><text:s text:c="2"/><text:span text:style-name="T1">The Panther took pie-crust, and gravy, and meat,</text:span></text:p>
      <text:p text:style-name="P2"><text:s text:c="2"/><text:span text:style-name="T1">While the Owl had the dish as its share of the treat.</text:span></text:p>
      <text:p text:style-name="P2"><text:s text:c="2"/><text:span text:style-name="T1">When the pie was all finished, the Owl, as a boon,</text:span></text:p>
      <text:p text:style-name="P2"><text:s text:c="2"/><text:span text:style-name="T1">Was kindly permitted to pocket the spoon:</text:span></text:p>
      <text:p text:style-name="P2"><text:s text:c="2"/><text:span text:style-name="T1">While the Panther received knife and fork with a growl,</text:span></text:p>
      <text:p text:style-name="P2"><text:s text:c="2"/><text:span text:style-name="T1">And concluded the banquet--]</text:span></text:p>
      <text:p text:style-name="P3"/>
      <text:p text:style-name="P1"><text:soft-page-break/>'What IS the use of repeating all that stuff,' the Mock Turtle</text:p>
      <text:p text:style-name="P1">interrupted, 'if you don't explain it as you go on? It's by far the most</text:p>
      <text:p text:style-name="P1">confusing thing I ever heard!'</text:p>
      <text:p text:style-name="P3"/>
      <text:p text:style-name="P1">'Yes, I think you'd better leave off,' said the Gryphon: and Alice was</text:p>
      <text:p text:style-name="P1">only too glad to do so.</text:p>
      <text:p text:style-name="P3"/>
      <text:p text:style-name="P1">'Shall we try another figure of the Lobster Quadrille?' the Gryphon went</text:p>
      <text:p text:style-name="P1">on. 'Or would you like the Mock Turtle to sing you a song?'</text:p>
      <text:p text:style-name="P3"/>
      <text:p text:style-name="P1">'Oh, a song, please, if the Mock Turtle would be so kind,' Alice</text:p>
      <text:p text:style-name="P1">replied, so eagerly that the Gryphon said, in a rather offended tone,</text:p>
      <text:p text:style-name="P1">'Hm! No accounting for tastes! Sing her "Turtle Soup," will you, old</text:p>
      <text:p text:style-name="P1">fellow?'</text:p>
      <text:p text:style-name="P3"/>
      <text:p text:style-name="P1">The Mock Turtle sighed deeply, and began, in a voice sometimes choked</text:p>
      <text:p text:style-name="P1">with sobs, to sing this:--</text:p>
      <text:p text:style-name="P3"/>
      <text:p text:style-name="P2"><text:s text:c="3"/><text:span text:style-name="T1">'Beautiful Soup, so rich and green,</text:span></text:p>
      <text:p text:style-name="P2"><text:s text:c="3"/><text:span text:style-name="T1">Waiting in a hot tureen!</text:span></text:p>
      <text:p text:style-name="P2"><text:s text:c="3"/><text:span text:style-name="T1">Who for such dainties would not stoop?</text:span></text:p>
      <text:p text:style-name="P2"><text:s text:c="3"/><text:span text:style-name="T1">Soup of the evening, beautiful Soup!</text:span></text:p>
      <text:p text:style-name="P2"><text:s text:c="3"/><text:span text:style-name="T1">Soup of the evening, beautiful Soup!</text:span></text:p>
      <text:p text:style-name="P2"><text:s text:c="5"/><text:span text:style-name="T1">Beau--ootiful Soo--oop!</text:span></text:p>
      <text:p text:style-name="P2"><text:s text:c="5"/><text:span text:style-name="T1">Beau--ootiful Soo--oop!</text:span></text:p>
      <text:p text:style-name="P2"><text:s text:c="3"/><text:span text:style-name="T1">Soo--oop of the e--e--evening,</text:span></text:p>
      <text:p text:style-name="P2"><text:s text:c="5"/><text:span text:style-name="T1">Beautiful, beautiful Soup!</text:span></text:p>
      <text:p text:style-name="P3"/>
      <text:p text:style-name="P2"><text:s text:c="3"/><text:span text:style-name="T1">'Beautiful Soup! Who cares for fish,</text:span></text:p>
      <text:p text:style-name="P2"><text:s text:c="3"/><text:span text:style-name="T1">Game, or any other dish?</text:span></text:p>
      <text:p text:style-name="P2"><text:s text:c="3"/><text:span text:style-name="T1">Who would not give all else for two</text:span></text:p>
      <text:p text:style-name="P2"><text:s text:c="3"/><text:span text:style-name="T1">Pennyworth only of beautiful Soup?</text:span></text:p>
      <text:p text:style-name="P2"><text:s text:c="3"/><text:span text:style-name="T1">Pennyworth only of beautiful Soup?</text:span></text:p>
      <text:p text:style-name="P2"><text:s text:c="5"/><text:span text:style-name="T1">Beau--ootiful Soo--oop!</text:span></text:p>
      <text:p text:style-name="P2"><text:s text:c="5"/><text:span text:style-name="T1">Beau--ootiful Soo--oop!</text:span></text:p>
      <text:p text:style-name="P2"><text:s text:c="3"/><text:span text:style-name="T1">Soo--oop of the e--e--evening,</text:span></text:p>
      <text:p text:style-name="P2"><text:s text:c="5"/><text:span text:style-name="T1">Beautiful, beauti--FUL SOUP!'</text:span></text:p>
      <text:p text:style-name="P3"/>
      <text:p text:style-name="P1">'Chorus again!' cried the Gryphon, and the Mock Turtle had just begun</text:p>
      <text:p text:style-name="P1">to repeat it, when a cry of 'The trial's beginning!' was heard in the</text:p>
      <text:p text:style-name="P1">distance.</text:p>
      <text:p text:style-name="P3"/>
      <text:p text:style-name="P1">'Come on!' cried the Gryphon, and, taking Alice by the hand, it hurried</text:p>
      <text:p text:style-name="P1">off, without waiting for the end of the song.</text:p>
      <text:p text:style-name="P3"/>
      <text:p text:style-name="P1">'What trial is it?' Alice panted as she ran; but the Gryphon only</text:p>
      <text:p text:style-name="P1">answered 'Come on!' and ran the faster, while more and more faintly</text:p>
      <text:p text:style-name="P1">came, carried on the breeze that followed them, the melancholy words:--</text:p>
      <text:p text:style-name="P3"/>
      <text:p text:style-name="P2"><text:s text:c="3"/><text:span text:style-name="T1">'Soo--oop of the e--e--evening,</text:span></text:p>
      <text:p text:style-name="P2"><text:s text:c="5"/><text:span text:style-name="T1">Beautiful, beautiful Soup!'</text:span></text:p>
      <text:p text:style-name="P3"/>
      <text:p text:style-name="P3"/>
      <text:p text:style-name="P3"/>
      <text:p text:style-name="P3"/>
      <text:p text:style-name="P1">CHAPTER XI. Who Stole the Tarts?</text:p>
      <text:p text:style-name="P3"/>
      <text:p text:style-name="P1">The King and Queen of Hearts were seated on their throne when they</text:p>
      <text:p text:style-name="P1">arrived, with a great crowd assembled about them--all sorts of little</text:p>
      <text:p text:style-name="P1"><text:soft-page-break/>birds and beasts, as well as the whole pack of cards: the Knave was</text:p>
      <text:p text:style-name="P1">standing before them, in chains, with a soldier on each side to guard</text:p>
      <text:p text:style-name="P1">him; and near the King was the White Rabbit, with a trumpet in one hand,</text:p>
      <text:p text:style-name="P1">and a scroll of parchment in the other. In the very middle of the court</text:p>
      <text:p text:style-name="P1">was a table, with a large dish of tarts upon it: they looked so good,</text:p>
      <text:p text:style-name="P1">that it made Alice quite hungry to look at them--'I wish they'd get the</text:p>
      <text:p text:style-name="P1">trial done,' she thought, 'and hand round the refreshments!' But there</text:p>
      <text:p text:style-name="P1">seemed to be no chance of this, so she began looking at everything about</text:p>
      <text:p text:style-name="P1">her, to pass away the time.</text:p>
      <text:p text:style-name="P3"/>
      <text:p text:style-name="P1">Alice had never been in a court of justice before, but she had read</text:p>
      <text:p text:style-name="P1">about them in books, and she was quite pleased to find that she knew</text:p>
      <text:p text:style-name="P1">the name of nearly everything there. 'That's the judge,' she said to</text:p>
      <text:p text:style-name="P1">herself, 'because of his great wig.'</text:p>
      <text:p text:style-name="P3"/>
      <text:p text:style-name="P1">The judge, by the way, was the King; and as he wore his crown over the</text:p>
      <text:p text:style-name="P1">wig, (look at the frontispiece if you want to see how he did it,) he did</text:p>
      <text:p text:style-name="P1">not look at all comfortable, and it was certainly not becoming.</text:p>
      <text:p text:style-name="P3"/>
      <text:p text:style-name="P1">'And that's the jury-box,' thought Alice, 'and those twelve creatures,'</text:p>
      <text:p text:style-name="P1">(she was obliged to say 'creatures,' you see, because some of them were</text:p>
      <text:p text:style-name="P1">animals, and some were birds,) 'I suppose they are the jurors.' She said</text:p>
      <text:p text:style-name="P1">this last word two or three times over to herself, being rather proud of</text:p>
      <text:p text:style-name="P1">it: for she thought, and rightly too, that very few little girls of her</text:p>
      <text:p text:style-name="P1">age knew the meaning of it at all. However, 'jury-men' would have done</text:p>
      <text:p text:style-name="P1">just as well.</text:p>
      <text:p text:style-name="P3"/>
      <text:p text:style-name="P1">The twelve jurors were all writing very busily on slates. 'What are they</text:p>
      <text:p text:style-name="P1">doing?' Alice whispered to the Gryphon. 'They can't have anything to put</text:p>
      <text:p text:style-name="P1">down yet, before the trial's begun.'</text:p>
      <text:p text:style-name="P3"/>
      <text:p text:style-name="P1">'They're putting down their names,' the Gryphon whispered in reply, 'for</text:p>
      <text:p text:style-name="P1">fear they should forget them before the end of the trial.'</text:p>
      <text:p text:style-name="P3"/>
      <text:p text:style-name="P1">'Stupid things!' Alice began in a loud, indignant voice, but she stopped</text:p>
      <text:p text:style-name="P1">hastily, for the White Rabbit cried out, 'Silence in the court!' and the</text:p>
      <text:p text:style-name="P1">King put on his spectacles and looked anxiously round, to make out who</text:p>
      <text:p text:style-name="P1">was talking.</text:p>
      <text:p text:style-name="P3"/>
      <text:p text:style-name="P1">Alice could see, as well as if she were looking over their shoulders,</text:p>
      <text:p text:style-name="P1">that all the jurors were writing down 'stupid things!' on their slates,</text:p>
      <text:p text:style-name="P1">and she could even make out that one of them didn't know how to spell</text:p>
      <text:p text:style-name="P1">'stupid,' and that he had to ask his neighbour to tell him. 'A nice</text:p>
      <text:p text:style-name="P1">muddle their slates'll be in before the trial's over!' thought Alice.</text:p>
      <text:p text:style-name="P3"/>
      <text:p text:style-name="P1">One of the jurors had a pencil that squeaked. This of course, Alice</text:p>
      <text:p text:style-name="P1">could not stand, and she went round the court and got behind him, and</text:p>
      <text:p text:style-name="P1">very soon found an opportunity of taking it away. She did it so quickly</text:p>
      <text:p text:style-name="P1">that the poor little juror (it was Bill, the Lizard) could not make out</text:p>
      <text:p text:style-name="P1">at all what had become of it; so, after hunting all about for it, he was</text:p>
      <text:p text:style-name="P1">obliged to write with one finger for the rest of the day; and this was</text:p>
      <text:p text:style-name="P1">of very little use, as it left no mark on the slate.</text:p>
      <text:p text:style-name="P3"/>
      <text:p text:style-name="P1">'Herald, read the accusation!' said the King.</text:p>
      <text:p text:style-name="P3"/>
      <text:p text:style-name="P1">On this the White Rabbit blew three blasts on the trumpet, and then</text:p>
      <text:p text:style-name="P1">unrolled the parchment scroll, and read as follows:--</text:p>
      <text:p text:style-name="P3"/>
      <text:p text:style-name="P2"><text:s text:c="3"/><text:span text:style-name="T1">'The Queen of Hearts, she made some tarts,</text:span></text:p>
      <text:p text:style-name="P2"><text:soft-page-break/><text:s text:c="6"/><text:span text:style-name="T1">All on a summer day:</text:span></text:p>
      <text:p text:style-name="P2"><text:s text:c="4"/><text:span text:style-name="T1">The Knave of Hearts, he stole those tarts,</text:span></text:p>
      <text:p text:style-name="P2"><text:s text:c="6"/><text:span text:style-name="T1">And took them quite away!'</text:span></text:p>
      <text:p text:style-name="P3"/>
      <text:p text:style-name="P1">'Consider your verdict,' the King said to the jury.</text:p>
      <text:p text:style-name="P3"/>
      <text:p text:style-name="P1">'Not yet, not yet!' the Rabbit hastily interrupted. 'There's a great</text:p>
      <text:p text:style-name="P1">deal to come before that!'</text:p>
      <text:p text:style-name="P3"/>
      <text:p text:style-name="P1">'Call the first witness,' said the King; and the White Rabbit blew three</text:p>
      <text:p text:style-name="P1">blasts on the trumpet, and called out, 'First witness!'</text:p>
      <text:p text:style-name="P3"/>
      <text:p text:style-name="P1">The first witness was the Hatter. He came in with a teacup in one</text:p>
      <text:p text:style-name="P1">hand and a piece of bread-and-butter in the other. 'I beg pardon, your</text:p>
      <text:p text:style-name="P1">Majesty,' he began, 'for bringing these in: but I hadn't quite finished</text:p>
      <text:p text:style-name="P1">my tea when I was sent for.'</text:p>
      <text:p text:style-name="P3"/>
      <text:p text:style-name="P1">'You ought to have finished,' said the King. 'When did you begin?'</text:p>
      <text:p text:style-name="P3"/>
      <text:p text:style-name="P1">The Hatter looked at the March Hare, who had followed him into the</text:p>
      <text:p text:style-name="P1">court, arm-in-arm with the Dormouse. 'Fourteenth of March, I think it</text:p>
      <text:p text:style-name="P1">was,' he said.</text:p>
      <text:p text:style-name="P3"/>
      <text:p text:style-name="P1">'Fifteenth,' said the March Hare.</text:p>
      <text:p text:style-name="P3"/>
      <text:p text:style-name="P1">'Sixteenth,' added the Dormouse.</text:p>
      <text:p text:style-name="P3"/>
      <text:p text:style-name="P1">'Write that down,' the King said to the jury, and the jury eagerly</text:p>
      <text:p text:style-name="P1">wrote down all three dates on their slates, and then added them up, and</text:p>
      <text:p text:style-name="P1">reduced the answer to shillings and pence.</text:p>
      <text:p text:style-name="P3"/>
      <text:p text:style-name="P1">'Take off your hat,' the King said to the Hatter.</text:p>
      <text:p text:style-name="P3"/>
      <text:p text:style-name="P1">'It isn't mine,' said the Hatter.</text:p>
      <text:p text:style-name="P3"/>
      <text:p text:style-name="P1">'Stolen!' the King exclaimed, turning to the jury, who instantly made a</text:p>
      <text:p text:style-name="P1">memorandum of the fact.</text:p>
      <text:p text:style-name="P3"/>
      <text:p text:style-name="P1">'I keep them to sell,' the Hatter added as an explanation; 'I've none of</text:p>
      <text:p text:style-name="P1">my own. I'm a hatter.'</text:p>
      <text:p text:style-name="P3"/>
      <text:p text:style-name="P1">Here the Queen put on her spectacles, and began staring at the Hatter,</text:p>
      <text:p text:style-name="P1">who turned pale and fidgeted.</text:p>
      <text:p text:style-name="P3"/>
      <text:p text:style-name="P1">'Give your evidence,' said the King; 'and don't be nervous, or I'll have</text:p>
      <text:p text:style-name="P1">you executed on the spot.'</text:p>
      <text:p text:style-name="P3"/>
      <text:p text:style-name="P1">This did not seem to encourage the witness at all: he kept shifting</text:p>
      <text:p text:style-name="P1">from one foot to the other, looking uneasily at the Queen, and in</text:p>
      <text:p text:style-name="P1">his confusion he bit a large piece out of his teacup instead of the</text:p>
      <text:p text:style-name="P1">bread-and-butter.</text:p>
      <text:p text:style-name="P3"/>
      <text:p text:style-name="P1">Just at this moment Alice felt a very curious sensation, which puzzled</text:p>
      <text:p text:style-name="P1">her a good deal until she made out what it was: she was beginning to</text:p>
      <text:p text:style-name="P1">grow larger again, and she thought at first she would get up and leave</text:p>
      <text:p text:style-name="P1">the court; but on second thoughts she decided to remain where she was as</text:p>
      <text:p text:style-name="P1">long as there was room for her.</text:p>
      <text:p text:style-name="P3"/>
      <text:p text:style-name="P1">'I wish you wouldn't squeeze so.' said the Dormouse, who was sitting</text:p>
      <text:p text:style-name="P1"><text:soft-page-break/>next to her. 'I can hardly breathe.'</text:p>
      <text:p text:style-name="P3"/>
      <text:p text:style-name="P1">'I can't help it,' said Alice very meekly: 'I'm growing.'</text:p>
      <text:p text:style-name="P3"/>
      <text:p text:style-name="P1">'You've no right to grow here,' said the Dormouse.</text:p>
      <text:p text:style-name="P3"/>
      <text:p text:style-name="P1">'Don't talk nonsense,' said Alice more boldly: 'you know you're growing</text:p>
      <text:p text:style-name="P1">too.'</text:p>
      <text:p text:style-name="P3"/>
      <text:p text:style-name="P1">'Yes, but I grow at a reasonable pace,' said the Dormouse: 'not in that</text:p>
      <text:p text:style-name="P1">ridiculous fashion.' And he got up very sulkily and crossed over to the</text:p>
      <text:p text:style-name="P1">other side of the court.</text:p>
      <text:p text:style-name="P3"/>
      <text:p text:style-name="P1">All this time the Queen had never left off staring at the Hatter, and,</text:p>
      <text:p text:style-name="P1">just as the Dormouse crossed the court, she said to one of the officers</text:p>
      <text:p text:style-name="P1">of the court, 'Bring me the list of the singers in the last concert!' on</text:p>
      <text:p text:style-name="P1">which the wretched Hatter trembled so, that he shook both his shoes off.</text:p>
      <text:p text:style-name="P3"/>
      <text:p text:style-name="P1">'Give your evidence,' the King repeated angrily, 'or I'll have you</text:p>
      <text:p text:style-name="P1">executed, whether you're nervous or not.'</text:p>
      <text:p text:style-name="P3"/>
      <text:p text:style-name="P1">'I'm a poor man, your Majesty,' the Hatter began, in a trembling voice,</text:p>
      <text:p text:style-name="P1">'--and I hadn't begun my tea--not above a week or so--and what with the</text:p>
      <text:p text:style-name="P1">bread-and-butter getting so thin--and the twinkling of the tea--'</text:p>
      <text:p text:style-name="P3"/>
      <text:p text:style-name="P1">'The twinkling of the what?' said the King.</text:p>
      <text:p text:style-name="P3"/>
      <text:p text:style-name="P1">'It began with the tea,' the Hatter replied.</text:p>
      <text:p text:style-name="P3"/>
      <text:p text:style-name="P1">'Of course twinkling begins with a T!' said the King sharply. 'Do you</text:p>
      <text:p text:style-name="P1">take me for a dunce? Go on!'</text:p>
      <text:p text:style-name="P3"/>
      <text:p text:style-name="P1">'I'm a poor man,' the Hatter went on, 'and most things twinkled after</text:p>
      <text:p text:style-name="P1">that--only the March Hare said--'</text:p>
      <text:p text:style-name="P3"/>
      <text:p text:style-name="P1">'I didn't!' the March Hare interrupted in a great hurry.</text:p>
      <text:p text:style-name="P3"/>
      <text:p text:style-name="P1">'You did!' said the Hatter.</text:p>
      <text:p text:style-name="P3"/>
      <text:p text:style-name="P1">'I deny it!' said the March Hare.</text:p>
      <text:p text:style-name="P3"/>
      <text:p text:style-name="P1">'He denies it,' said the King: 'leave out that part.'</text:p>
      <text:p text:style-name="P3"/>
      <text:p text:style-name="P1">'Well, at any rate, the Dormouse said--' the Hatter went on, looking</text:p>
      <text:p text:style-name="P1">anxiously round to see if he would deny it too: but the Dormouse denied</text:p>
      <text:p text:style-name="P1">nothing, being fast asleep.</text:p>
      <text:p text:style-name="P3"/>
      <text:p text:style-name="P1">'After that,' continued the Hatter, 'I cut some more bread-and-butter--'</text:p>
      <text:p text:style-name="P3"/>
      <text:p text:style-name="P1">'But what did the Dormouse say?' one of the jury asked.</text:p>
      <text:p text:style-name="P3"/>
      <text:p text:style-name="P1">'That I can't remember,' said the Hatter.</text:p>
      <text:p text:style-name="P3"/>
      <text:p text:style-name="P1">'You MUST remember,' remarked the King, 'or I'll have you executed.'</text:p>
      <text:p text:style-name="P3"/>
      <text:p text:style-name="P1">The miserable Hatter dropped his teacup and bread-and-butter, and went</text:p>
      <text:p text:style-name="P1">down on one knee. 'I'm a poor man, your Majesty,' he began.</text:p>
      <text:p text:style-name="P3"/>
      <text:p text:style-name="P1">'You're a very poor speaker,' said the King.</text:p>
      <text:p text:style-name="P3"><text:soft-page-break/></text:p>
      <text:p text:style-name="P1">Here one of the guinea-pigs cheered, and was immediately suppressed by</text:p>
      <text:p text:style-name="P1">the officers of the court. (As that is rather a hard word, I will just</text:p>
      <text:p text:style-name="P1">explain to you how it was done. They had a large canvas bag, which tied</text:p>
      <text:p text:style-name="P1">up at the mouth with strings: into this they slipped the guinea-pig,</text:p>
      <text:p text:style-name="P1">head first, and then sat upon it.)</text:p>
      <text:p text:style-name="P3"/>
      <text:p text:style-name="P1">'I'm glad I've seen that done,' thought Alice. 'I've so often read</text:p>
      <text:p text:style-name="P1">in the newspapers, at the end of trials, "There was some attempts</text:p>
      <text:p text:style-name="P1">at applause, which was immediately suppressed by the officers of the</text:p>
      <text:p text:style-name="P1">court," and I never understood what it meant till now.'</text:p>
      <text:p text:style-name="P3"/>
      <text:p text:style-name="P1">'If that's all you know about it, you may stand down,' continued the</text:p>
      <text:p text:style-name="P1">King.</text:p>
      <text:p text:style-name="P3"/>
      <text:p text:style-name="P1">'I can't go no lower,' said the Hatter: 'I'm on the floor, as it is.'</text:p>
      <text:p text:style-name="P3"/>
      <text:p text:style-name="P1">'Then you may SIT down,' the King replied.</text:p>
      <text:p text:style-name="P3"/>
      <text:p text:style-name="P1">Here the other guinea-pig cheered, and was suppressed.</text:p>
      <text:p text:style-name="P3"/>
      <text:p text:style-name="P1">'Come, that finished the guinea-pigs!' thought Alice. 'Now we shall get</text:p>
      <text:p text:style-name="P1">on better.'</text:p>
      <text:p text:style-name="P3"/>
      <text:p text:style-name="P1">'I'd rather finish my tea,' said the Hatter, with an anxious look at the</text:p>
      <text:p text:style-name="P1">Queen, who was reading the list of singers.</text:p>
      <text:p text:style-name="P3"/>
      <text:p text:style-name="P1">'You may go,' said the King, and the Hatter hurriedly left the court,</text:p>
      <text:p text:style-name="P1">without even waiting to put his shoes on.</text:p>
      <text:p text:style-name="P3"/>
      <text:p text:style-name="P1">'--and just take his head off outside,' the Queen added to one of the</text:p>
      <text:p text:style-name="P1">officers: but the Hatter was out of sight before the officer could get</text:p>
      <text:p text:style-name="P1">to the door.</text:p>
      <text:p text:style-name="P3"/>
      <text:p text:style-name="P1">'Call the next witness!' said the King.</text:p>
      <text:p text:style-name="P3"/>
      <text:p text:style-name="P1">The next witness was the Duchess's cook. She carried the pepper-box in</text:p>
      <text:p text:style-name="P1">her hand, and Alice guessed who it was, even before she got into the</text:p>
      <text:p text:style-name="P1">court, by the way the people near the door began sneezing all at once.</text:p>
      <text:p text:style-name="P3"/>
      <text:p text:style-name="P1">'Give your evidence,' said the King.</text:p>
      <text:p text:style-name="P3"/>
      <text:p text:style-name="P1">'Shan't,' said the cook.</text:p>
      <text:p text:style-name="P3"/>
      <text:p text:style-name="P1">The King looked anxiously at the White Rabbit, who said in a low voice,</text:p>
      <text:p text:style-name="P1">'Your Majesty must cross-examine THIS witness.'</text:p>
      <text:p text:style-name="P3"/>
      <text:p text:style-name="P1">'Well, if I must, I must,' the King said, with a melancholy air, and,</text:p>
      <text:p text:style-name="P1">after folding his arms and frowning at the cook till his eyes were</text:p>
      <text:p text:style-name="P1">nearly out of sight, he said in a deep voice, 'What are tarts made of?'</text:p>
      <text:p text:style-name="P3"/>
      <text:p text:style-name="P1">'Pepper, mostly,' said the cook.</text:p>
      <text:p text:style-name="P3"/>
      <text:p text:style-name="P1">'Treacle,' said a sleepy voice behind her.</text:p>
      <text:p text:style-name="P3"/>
      <text:p text:style-name="P1">'Collar that Dormouse,' the Queen shrieked out. 'Behead that Dormouse!</text:p>
      <text:p text:style-name="P1">Turn that Dormouse out of court! Suppress him! Pinch him! Off with his</text:p>
      <text:p text:style-name="P1">whiskers!'</text:p>
      <text:p text:style-name="P3"/>
      <text:p text:style-name="P1"><text:soft-page-break/>For some minutes the whole court was in confusion, getting the Dormouse</text:p>
      <text:p text:style-name="P1">turned out, and, by the time they had settled down again, the cook had</text:p>
      <text:p text:style-name="P1">disappeared.</text:p>
      <text:p text:style-name="P3"/>
      <text:p text:style-name="P1">'Never mind!' said the King, with an air of great relief. 'Call the next</text:p>
      <text:p text:style-name="P1">witness.' And he added in an undertone to the Queen, 'Really, my dear,</text:p>
      <text:p text:style-name="P1">YOU must cross-examine the next witness. It quite makes my forehead</text:p>
      <text:p text:style-name="P1">ache!'</text:p>
      <text:p text:style-name="P3"/>
      <text:p text:style-name="P1">Alice watched the White Rabbit as he fumbled over the list, feeling very</text:p>
      <text:p text:style-name="P1">curious to see what the next witness would be like, '--for they haven't</text:p>
      <text:p text:style-name="P1">got much evidence YET,' she said to herself. Imagine her surprise, when</text:p>
      <text:p text:style-name="P1">the White Rabbit read out, at the top of his shrill little voice, the</text:p>
      <text:p text:style-name="P1">name 'Alice!'</text:p>
      <text:p text:style-name="P3"/>
      <text:p text:style-name="P3"/>
      <text:p text:style-name="P3"/>
      <text:p text:style-name="P3"/>
      <text:p text:style-name="P1">CHAPTER XII. Alice's Evidence</text:p>
      <text:p text:style-name="P3"/>
      <text:p text:style-name="P3"/>
      <text:p text:style-name="P1">'Here!' cried Alice, quite forgetting in the flurry of the moment how</text:p>
      <text:p text:style-name="P1">large she had grown in the last few minutes, and she jumped up in such</text:p>
      <text:p text:style-name="P1">a hurry that she tipped over the jury-box with the edge of her skirt,</text:p>
      <text:p text:style-name="P1">upsetting all the jurymen on to the heads of the crowd below, and there</text:p>
      <text:p text:style-name="P1">they lay sprawling about, reminding her very much of a globe of goldfish</text:p>
      <text:p text:style-name="P1">she had accidentally upset the week before.</text:p>
      <text:p text:style-name="P3"/>
      <text:p text:style-name="P1">'Oh, I BEG your pardon!' she exclaimed in a tone of great dismay, and</text:p>
      <text:p text:style-name="P1">began picking them up again as quickly as she could, for the accident of</text:p>
      <text:p text:style-name="P1">the goldfish kept running in her head, and she had a vague sort of idea</text:p>
      <text:p text:style-name="P1">that they must be collected at once and put back into the jury-box, or</text:p>
      <text:p text:style-name="P1">they would die.</text:p>
      <text:p text:style-name="P3"/>
      <text:p text:style-name="P1">'The trial cannot proceed,' said the King in a very grave voice, 'until</text:p>
      <text:p text:style-name="P1">all the jurymen are back in their proper places--ALL,' he repeated with</text:p>
      <text:p text:style-name="P1">great emphasis, looking hard at Alice as he said do.</text:p>
      <text:p text:style-name="P3"/>
      <text:p text:style-name="P1">Alice looked at the jury-box, and saw that, in her haste, she had put</text:p>
      <text:p text:style-name="P1">the Lizard in head downwards, and the poor little thing was waving its</text:p>
      <text:p text:style-name="P1">tail about in a melancholy way, being quite unable to move. She soon got</text:p>
      <text:p text:style-name="P1">it out again, and put it right; 'not that it signifies much,' she said</text:p>
      <text:p text:style-name="P1">to herself; 'I should think it would be QUITE as much use in the trial</text:p>
      <text:p text:style-name="P1">one way up as the other.'</text:p>
      <text:p text:style-name="P3"/>
      <text:p text:style-name="P1">As soon as the jury had a little recovered from the shock of being</text:p>
      <text:p text:style-name="P1">upset, and their slates and pencils had been found and handed back to</text:p>
      <text:p text:style-name="P1">them, they set to work very diligently to write out a history of the</text:p>
      <text:p text:style-name="P1">accident, all except the Lizard, who seemed too much overcome to do</text:p>
      <text:p text:style-name="P1">anything but sit with its mouth open, gazing up into the roof of the</text:p>
      <text:p text:style-name="P1">court.</text:p>
      <text:p text:style-name="P3"/>
      <text:p text:style-name="P1">'What do you know about this business?' the King said to Alice.</text:p>
      <text:p text:style-name="P3"/>
      <text:p text:style-name="P1">'Nothing,' said Alice.</text:p>
      <text:p text:style-name="P3"/>
      <text:p text:style-name="P1">'Nothing WHATEVER?' persisted the King.</text:p>
      <text:p text:style-name="P3"/>
      <text:p text:style-name="P1">'Nothing whatever,' said Alice.</text:p>
      <text:p text:style-name="P3"><text:soft-page-break/></text:p>
      <text:p text:style-name="P1">'That's very important,' the King said, turning to the jury. They were</text:p>
      <text:p text:style-name="P1">just beginning to write this down on their slates, when the White Rabbit</text:p>
      <text:p text:style-name="P1">interrupted: 'UNimportant, your Majesty means, of course,' he said in a</text:p>
      <text:p text:style-name="P1">very respectful tone, but frowning and making faces at him as he spoke.</text:p>
      <text:p text:style-name="P3"/>
      <text:p text:style-name="P1">'UNimportant, of course, I meant,' the King hastily said, and went on</text:p>
      <text:p text:style-name="P1">to himself in an undertone,</text:p>
      <text:p text:style-name="P3"/>
      <text:p text:style-name="P1">'important--unimportant--unimportant--important--' as if he were trying</text:p>
      <text:p text:style-name="P1">which word sounded best.</text:p>
      <text:p text:style-name="P3"/>
      <text:p text:style-name="P1">Some of the jury wrote it down 'important,' and some 'unimportant.'</text:p>
      <text:p text:style-name="P1">Alice could see this, as she was near enough to look over their slates;</text:p>
      <text:p text:style-name="P1">'but it doesn't matter a bit,' she thought to herself.</text:p>
      <text:p text:style-name="P3"/>
      <text:p text:style-name="P1">At this moment the King, who had been for some time busily writing in</text:p>
      <text:p text:style-name="P1">his note-book, cackled out 'Silence!' and read out from his book, 'Rule</text:p>
      <text:p text:style-name="P1">Forty-two. ALL PERSONS MORE THAN A MILE HIGH TO LEAVE THE COURT.'</text:p>
      <text:p text:style-name="P3"/>
      <text:p text:style-name="P1">Everybody looked at Alice.</text:p>
      <text:p text:style-name="P3"/>
      <text:p text:style-name="P1">'I'M not a mile high,' said Alice.</text:p>
      <text:p text:style-name="P3"/>
      <text:p text:style-name="P1">'You are,' said the King.</text:p>
      <text:p text:style-name="P3"/>
      <text:p text:style-name="P1">'Nearly two miles high,' added the Queen.</text:p>
      <text:p text:style-name="P3"/>
      <text:p text:style-name="P1">'Well, I shan't go, at any rate,' said Alice: 'besides, that's not a</text:p>
      <text:p text:style-name="P1">regular rule: you invented it just now.'</text:p>
      <text:p text:style-name="P3"/>
      <text:p text:style-name="P1">'It's the oldest rule in the book,' said the King.</text:p>
      <text:p text:style-name="P3"/>
      <text:p text:style-name="P1">'Then it ought to be Number One,' said Alice.</text:p>
      <text:p text:style-name="P3"/>
      <text:p text:style-name="P1">The King turned pale, and shut his note-book hastily. 'Consider your</text:p>
      <text:p text:style-name="P1">verdict,' he said to the jury, in a low, trembling voice.</text:p>
      <text:p text:style-name="P3"/>
      <text:p text:style-name="P1">'There's more evidence to come yet, please your Majesty,' said the White</text:p>
      <text:p text:style-name="P1">Rabbit, jumping up in a great hurry; 'this paper has just been picked</text:p>
      <text:p text:style-name="P1">up.'</text:p>
      <text:p text:style-name="P3"/>
      <text:p text:style-name="P1">'What's in it?' said the Queen.</text:p>
      <text:p text:style-name="P3"/>
      <text:p text:style-name="P1">'I haven't opened it yet,' said the White Rabbit, 'but it seems to be a</text:p>
      <text:p text:style-name="P1">letter, written by the prisoner to--to somebody.'</text:p>
      <text:p text:style-name="P3"/>
      <text:p text:style-name="P1">'It must have been that,' said the King, 'unless it was written to</text:p>
      <text:p text:style-name="P1">nobody, which isn't usual, you know.'</text:p>
      <text:p text:style-name="P3"/>
      <text:p text:style-name="P1">'Who is it directed to?' said one of the jurymen.</text:p>
      <text:p text:style-name="P3"/>
      <text:p text:style-name="P1">'It isn't directed at all,' said the White Rabbit; 'in fact, there's</text:p>
      <text:p text:style-name="P1">nothing written on the OUTSIDE.' He unfolded the paper as he spoke, and</text:p>
      <text:p text:style-name="P1">added 'It isn't a letter, after all: it's a set of verses.'</text:p>
      <text:p text:style-name="P3"/>
      <text:p text:style-name="P1">'Are they in the prisoner's handwriting?' asked another of the jurymen.</text:p>
      <text:p text:style-name="P3"/>
      <text:p text:style-name="P1">'No, they're not,' said the White Rabbit, 'and that's the queerest thing</text:p>
      <text:p text:style-name="P1"><text:soft-page-break/>about it.' (The jury all looked puzzled.)</text:p>
      <text:p text:style-name="P3"/>
      <text:p text:style-name="P1">'He must have imitated somebody else's hand,' said the King. (The jury</text:p>
      <text:p text:style-name="P1">all brightened up again.)</text:p>
      <text:p text:style-name="P3"/>
      <text:p text:style-name="P1">'Please your Majesty,' said the Knave, 'I didn't write it, and they</text:p>
      <text:p text:style-name="P1">can't prove I did: there's no name signed at the end.'</text:p>
      <text:p text:style-name="P3"/>
      <text:p text:style-name="P1">'If you didn't sign it,' said the King, 'that only makes the matter</text:p>
      <text:p text:style-name="P1">worse. You MUST have meant some mischief, or else you'd have signed your</text:p>
      <text:p text:style-name="P1">name like an honest man.'</text:p>
      <text:p text:style-name="P3"/>
      <text:p text:style-name="P1">There was a general clapping of hands at this: it was the first really</text:p>
      <text:p text:style-name="P1">clever thing the King had said that day.</text:p>
      <text:p text:style-name="P3"/>
      <text:p text:style-name="P1">'That PROVES his guilt,' said the Queen.</text:p>
      <text:p text:style-name="P3"/>
      <text:p text:style-name="P1">'It proves nothing of the sort!' said Alice. 'Why, you don't even know</text:p>
      <text:p text:style-name="P1">what they're about!'</text:p>
      <text:p text:style-name="P3"/>
      <text:p text:style-name="P1">'Read them,' said the King.</text:p>
      <text:p text:style-name="P3"/>
      <text:p text:style-name="P1">The White Rabbit put on his spectacles. 'Where shall I begin, please</text:p>
      <text:p text:style-name="P1">your Majesty?' he asked.</text:p>
      <text:p text:style-name="P3"/>
      <text:p text:style-name="P1">'Begin at the beginning,' the King said gravely, 'and go on till you</text:p>
      <text:p text:style-name="P1">come to the end: then stop.'</text:p>
      <text:p text:style-name="P3"/>
      <text:p text:style-name="P1">These were the verses the White Rabbit read:--</text:p>
      <text:p text:style-name="P3"/>
      <text:p text:style-name="P2"><text:s text:c="3"/><text:span text:style-name="T1">'They told me you had been to her,</text:span></text:p>
      <text:p text:style-name="P2"><text:s text:c="4"/><text:span text:style-name="T1">And mentioned me to him:</text:span></text:p>
      <text:p text:style-name="P2"><text:s text:c="3"/><text:span text:style-name="T1">She gave me a good character,</text:span></text:p>
      <text:p text:style-name="P2"><text:s text:c="4"/><text:span text:style-name="T1">But said I could not swim.</text:span></text:p>
      <text:p text:style-name="P3"/>
      <text:p text:style-name="P2"><text:s text:c="3"/><text:span text:style-name="T1">He sent them word I had not gone</text:span></text:p>
      <text:p text:style-name="P2"><text:s text:c="4"/><text:span text:style-name="T1">(We know it to be true):</text:span></text:p>
      <text:p text:style-name="P2"><text:s text:c="3"/><text:span text:style-name="T1">If she should push the matter on,</text:span></text:p>
      <text:p text:style-name="P2"><text:s text:c="4"/><text:span text:style-name="T1">What would become of you?</text:span></text:p>
      <text:p text:style-name="P3"/>
      <text:p text:style-name="P2"><text:s text:c="3"/><text:span text:style-name="T1">I gave her one, they gave him two,</text:span></text:p>
      <text:p text:style-name="P2"><text:s text:c="4"/><text:span text:style-name="T1">You gave us three or more;</text:span></text:p>
      <text:p text:style-name="P2"><text:s text:c="3"/><text:span text:style-name="T1">They all returned from him to you,</text:span></text:p>
      <text:p text:style-name="P2"><text:s text:c="4"/><text:span text:style-name="T1">Though they were mine before.</text:span></text:p>
      <text:p text:style-name="P3"/>
      <text:p text:style-name="P2"><text:s text:c="3"/><text:span text:style-name="T1">If I or she should chance to be</text:span></text:p>
      <text:p text:style-name="P2"><text:s text:c="4"/><text:span text:style-name="T1">Involved in this affair,</text:span></text:p>
      <text:p text:style-name="P2"><text:s text:c="3"/><text:span text:style-name="T1">He trusts to you to set them free,</text:span></text:p>
      <text:p text:style-name="P2"><text:s text:c="4"/><text:span text:style-name="T1">Exactly as we were.</text:span></text:p>
      <text:p text:style-name="P3"/>
      <text:p text:style-name="P2"><text:s text:c="3"/><text:span text:style-name="T1">My notion was that you had been</text:span></text:p>
      <text:p text:style-name="P2"><text:s text:c="4"/><text:span text:style-name="T1">(Before she had this fit)</text:span></text:p>
      <text:p text:style-name="P2"><text:s text:c="3"/><text:span text:style-name="T1">An obstacle that came between</text:span></text:p>
      <text:p text:style-name="P2"><text:s text:c="4"/><text:span text:style-name="T1">Him, and ourselves, and it.</text:span></text:p>
      <text:p text:style-name="P3"/>
      <text:p text:style-name="P2"><text:s text:c="3"/><text:span text:style-name="T1">Don't let him know she liked them best,</text:span></text:p>
      <text:p text:style-name="P2"><text:s text:c="4"/><text:span text:style-name="T1">For this must ever be</text:span></text:p>
      <text:p text:style-name="P2"><text:s text:c="3"/><text:span text:style-name="T1">A secret, kept from all the rest,</text:span></text:p>
      <text:p text:style-name="P2"><text:s text:c="4"/><text:span text:style-name="T1">Between yourself and me.'</text:span></text:p>
      <text:p text:style-name="P3"><text:soft-page-break/></text:p>
      <text:p text:style-name="P1">'That's the most important piece of evidence we've heard yet,' said the</text:p>
      <text:p text:style-name="P1">King, rubbing his hands; 'so now let the jury--'</text:p>
      <text:p text:style-name="P3"/>
      <text:p text:style-name="P1">'If any one of them can explain it,' said Alice, (she had grown so large</text:p>
      <text:p text:style-name="P1">in the last few minutes that she wasn't a bit afraid of interrupting</text:p>
      <text:p text:style-name="P1">him,) 'I'll give him sixpence. _I_ don't believe there's an atom of</text:p>
      <text:p text:style-name="P1">meaning in it.'</text:p>
      <text:p text:style-name="P3"/>
      <text:p text:style-name="P1">The jury all wrote down on their slates, 'SHE doesn't believe there's an</text:p>
      <text:p text:style-name="P1">atom of meaning in it,' but none of them attempted to explain the paper.</text:p>
      <text:p text:style-name="P3"/>
      <text:p text:style-name="P1">'If there's no meaning in it,' said the King, 'that saves a world of</text:p>
      <text:p text:style-name="P1">trouble, you know, as we needn't try to find any. And yet I don't know,'</text:p>
      <text:p text:style-name="P1">he went on, spreading out the verses on his knee, and looking at them</text:p>
      <text:p text:style-name="P1">with one eye; 'I seem to see some meaning in them, after all. "--SAID</text:p>
      <text:p text:style-name="P1">I COULD NOT SWIM--" you can't swim, can you?' he added, turning to the</text:p>
      <text:p text:style-name="P1">Knave.</text:p>
      <text:p text:style-name="P3"/>
      <text:p text:style-name="P1">The Knave shook his head sadly. 'Do I look like it?' he said. (Which he</text:p>
      <text:p text:style-name="P1">certainly did NOT, being made entirely of cardboard.)</text:p>
      <text:p text:style-name="P3"/>
      <text:p text:style-name="P1">'All right, so far,' said the King, and he went on muttering over</text:p>
      <text:p text:style-name="P1">the verses to himself: '"WE KNOW IT TO BE TRUE--" that's the jury, of</text:p>
      <text:p text:style-name="P1">course--"I GAVE HER ONE, THEY GAVE HIM TWO--" why, that must be what he</text:p>
      <text:p text:style-name="P1">did with the tarts, you know--'</text:p>
      <text:p text:style-name="P3"/>
      <text:p text:style-name="P1">'But, it goes on "THEY ALL RETURNED FROM HIM TO YOU,"' said Alice.</text:p>
      <text:p text:style-name="P3"/>
      <text:p text:style-name="P1">'Why, there they are!' said the King triumphantly, pointing to the tarts</text:p>
      <text:p text:style-name="P1">on the table. 'Nothing can be clearer than THAT. Then again--"BEFORE SHE</text:p>
      <text:p text:style-name="P1">HAD THIS FIT--" you never had fits, my dear, I think?' he said to the</text:p>
      <text:p text:style-name="P1">Queen.</text:p>
      <text:p text:style-name="P3"/>
      <text:p text:style-name="P1">'Never!' said the Queen furiously, throwing an inkstand at the Lizard</text:p>
      <text:p text:style-name="P1">as she spoke. (The unfortunate little Bill had left off writing on his</text:p>
      <text:p text:style-name="P1">slate with one finger, as he found it made no mark; but he now hastily</text:p>
      <text:p text:style-name="P1">began again, using the ink, that was trickling down his face, as long as</text:p>
      <text:p text:style-name="P1">it lasted.)</text:p>
      <text:p text:style-name="P3"/>
      <text:p text:style-name="P1">'Then the words don't FIT you,' said the King, looking round the court</text:p>
      <text:p text:style-name="P1">with a smile. There was a dead silence.</text:p>
      <text:p text:style-name="P3"/>
      <text:p text:style-name="P1">'It's a pun!' the King added in an offended tone, and everybody laughed,</text:p>
      <text:p text:style-name="P1">'Let the jury consider their verdict,' the King said, for about the</text:p>
      <text:p text:style-name="P1">twentieth time that day.</text:p>
      <text:p text:style-name="P3"/>
      <text:p text:style-name="P1">'No, no!' said the Queen. 'Sentence first--verdict afterwards.'</text:p>
      <text:p text:style-name="P3"/>
      <text:p text:style-name="P1">'Stuff and nonsense!' said Alice loudly. 'The idea of having the</text:p>
      <text:p text:style-name="P1">sentence first!'</text:p>
      <text:p text:style-name="P3"/>
      <text:p text:style-name="P1">'Hold your tongue!' said the Queen, turning purple.</text:p>
      <text:p text:style-name="P3"/>
      <text:p text:style-name="P1">'I won't!' said Alice.</text:p>
      <text:p text:style-name="P3"/>
      <text:p text:style-name="P1">'Off with her head!' the Queen shouted at the top of her voice. Nobody</text:p>
      <text:p text:style-name="P1">moved.</text:p>
      <text:p text:style-name="P3"/>
      <text:p text:style-name="P1"><text:soft-page-break/>'Who cares for you?' said Alice, (she had grown to her full size by this</text:p>
      <text:p text:style-name="P1">time.) 'You're nothing but a pack of cards!'</text:p>
      <text:p text:style-name="P3"/>
      <text:p text:style-name="P1">At this the whole pack rose up into the air, and came flying down upon</text:p>
      <text:p text:style-name="P1">her: she gave a little scream, half of fright and half of anger, and</text:p>
      <text:p text:style-name="P1">tried to beat them off, and found herself lying on the bank, with her</text:p>
      <text:p text:style-name="P1">head in the lap of her sister, who was gently brushing away some dead</text:p>
      <text:p text:style-name="P1">leaves that had fluttered down from the trees upon her face.</text:p>
      <text:p text:style-name="P3"/>
      <text:p text:style-name="P1">'Wake up, Alice dear!' said her sister; 'Why, what a long sleep you've</text:p>
      <text:p text:style-name="P1">had!'</text:p>
      <text:p text:style-name="P3"/>
      <text:p text:style-name="P1">'Oh, I've had such a curious dream!' said Alice, and she told her</text:p>
      <text:p text:style-name="P1">sister, as well as she could remember them, all these strange Adventures</text:p>
      <text:p text:style-name="P1">of hers that you have just been reading about; and when she had</text:p>
      <text:p text:style-name="P1">finished, her sister kissed her, and said, 'It WAS a curious dream,</text:p>
      <text:p text:style-name="P1">dear, certainly: but now run in to your tea; it's getting late.' So</text:p>
      <text:p text:style-name="P1">Alice got up and ran off, thinking while she ran, as well she might,</text:p>
      <text:p text:style-name="P1">what a wonderful dream it had been.</text:p>
      <text:p text:style-name="P3"/>
      <text:p text:style-name="P1">But her sister sat still just as she left her, leaning her head on her</text:p>
      <text:p text:style-name="P1">hand, watching the setting sun, and thinking of little Alice and all her</text:p>
      <text:p text:style-name="P1">wonderful Adventures, till she too began dreaming after a fashion, and</text:p>
      <text:p text:style-name="P1">this was her dream:--</text:p>
      <text:p text:style-name="P3"/>
      <text:p text:style-name="P1">First, she dreamed of little Alice herself, and once again the tiny</text:p>
      <text:p text:style-name="P1">hands were clasped upon her knee, and the bright eager eyes were looking</text:p>
      <text:p text:style-name="P1">up into hers--she could hear the very tones of her voice, and see that</text:p>
      <text:p text:style-name="P1">queer little toss of her head to keep back the wandering hair that</text:p>
      <text:p text:style-name="P1">WOULD always get into her eyes--and still as she listened, or seemed to</text:p>
      <text:p text:style-name="P1">listen, the whole place around her became alive with the strange creatures</text:p>
      <text:p text:style-name="P1">of her little sister's dream.</text:p>
      <text:p text:style-name="P3"/>
      <text:p text:style-name="P1">The long grass rustled at her feet as the White Rabbit hurried by--the</text:p>
      <text:p text:style-name="P1">frightened Mouse splashed his way through the neighbouring pool--she</text:p>
      <text:p text:style-name="P1">could hear the rattle of the teacups as the March Hare and his friends</text:p>
      <text:p text:style-name="P1">shared their never-ending meal, and the shrill voice of the Queen</text:p>
      <text:p text:style-name="P1">ordering off her unfortunate guests to execution--once more the pig-baby</text:p>
      <text:p text:style-name="P1">was sneezing on the Duchess's knee, while plates and dishes crashed</text:p>
      <text:p text:style-name="P1">around it--once more the shriek of the Gryphon, the squeaking of the</text:p>
      <text:p text:style-name="P1">Lizard's slate-pencil, and the choking of the suppressed guinea-pigs,</text:p>
      <text:p text:style-name="P1">filled the air, mixed up with the distant sobs of the miserable Mock</text:p>
      <text:p text:style-name="P1">Turtle.</text:p>
      <text:p text:style-name="P3"/>
      <text:p text:style-name="P1">So she sat on, with closed eyes, and half believed herself in</text:p>
      <text:p text:style-name="P1">Wonderland, though she knew she had but to open them again, and all</text:p>
      <text:p text:style-name="P1">would change to dull reality--the grass would be only rustling in the</text:p>
      <text:p text:style-name="P1">wind, and the pool rippling to the waving of the reeds--the rattling</text:p>
      <text:p text:style-name="P1">teacups would change to tinkling sheep-bells, and the Queen's shrill</text:p>
      <text:p text:style-name="P1">cries to the voice of the shepherd boy--and the sneeze of the baby, the</text:p>
      <text:p text:style-name="P1">shriek of the Gryphon, and all the other queer noises, would change (she</text:p>
      <text:p text:style-name="P1">knew) to the confused clamour of the busy farm-yard--while the lowing</text:p>
      <text:p text:style-name="P1">of the cattle in the distance would take the place of the Mock Turtle's</text:p>
      <text:p text:style-name="P1">heavy sobs.</text:p>
      <text:p text:style-name="P3"/>
      <text:p text:style-name="P1">Lastly, she pictured to herself how this same little sister of hers</text:p>
      <text:p text:style-name="P1">would, in the after-time, be herself a grown woman; and how she would</text:p>
      <text:p text:style-name="P1">keep, through all her riper years, the simple and loving heart of her</text:p>
      <text:p text:style-name="P1">childhood: and how she would gather about her other little children, and</text:p>
      <text:p text:style-name="P1"><text:soft-page-break/>make THEIR eyes bright and eager with many a strange tale, perhaps even</text:p>
      <text:p text:style-name="P1">with the dream of Wonderland of long ago: and how she would feel with</text:p>
      <text:p text:style-name="P1">all their simple sorrows, and find a pleasure in all their simple joys,</text:p>
      <text:p text:style-name="P1">remembering her own child-life, and the happy summer days.</text:p>
      <text:p text:style-name="P3"/>
      <text:p text:style-name="P2"><text:s text:c="14"/><text:span text:style-name="T1">THE END</text:span></text:p>
      <text:p text:style-name="P3"/>
      <text:p text:style-name="P3"/>
      <text:p text:style-name="P3"/>
      <text:p text:style-name="P3"/>
      <text:p text:style-name="P3"/>
      <text:p text:style-name="P1">End of Project Gutenberg's Alice's Adventures in Wonderland, by Lewis Carroll</text:p>
      <text:p text:style-name="P3"/>
      <text:p text:style-name="P5">*** END OF THIS PROJECT GUTENBERG EBOOK ALICE'S ADVENTURES IN WONDERLAND ***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22:55:36.165188781</meta:creation-date>
    <dc:date>2020-03-19T22:56:23.054323826</dc:date>
    <meta:editing-duration>PT51S</meta:editing-duration>
    <meta:editing-cycles>1</meta:editing-cycles>
    <meta:document-statistic meta:table-count="0" meta:image-count="0" meta:object-count="0" meta:page-count="58" meta:paragraph-count="2496" meta:word-count="26804" meta:character-count="141812" meta:non-whitespace-character-count="116661"/>
    <meta:generator>LibreOffice/6.0.7.3$Linux_X86_64 LibreOffice_project/00m0$Build-3</meta:generator>
  </office:meta>
</office:document-meta>
</file>